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B00006B9900004FDE8C7CC24D.svm"/>
  <manifest:file-entry manifest:media-type="image/png" manifest:full-path="Pictures/100002000000000F0000000EA95FCF9A.png"/>
  <manifest:file-entry manifest:media-type="image/png" manifest:full-path="Pictures/1000020100000427000001D81E79F30D.png"/>
  <manifest:file-entry manifest:media-type="" manifest:full-path="Pictures/20000008000076C500002EAFCE413B8D.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Arial New', 'ＭＳ Ｐ ゴシック', sans-serif"/>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表21" style:family="table">
      <style:table-properties style:width="17.78cm" table:align="margins" style:writing-mode="lr-tb"/>
    </style:style>
    <style:style style:name="表21.A" style:family="table-column">
      <style:table-column-properties style:column-width="8.89cm" style:rel-column-width="32767*"/>
    </style:style>
    <style:style style:name="表21.B" style:family="table-column">
      <style:table-column-properties style:column-width="8.89cm" style:rel-column-width="32768*"/>
    </style:style>
    <style:style style:name="表2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1.B1" style:family="table-cell">
      <style:table-cell-properties fo:background-color="#c0c0c0" fo:padding="0.097cm" fo:border="0.002cm solid #000000">
        <style:background-image/>
      </style:table-cell-properties>
    </style:style>
    <style:style style:name="表21.A2" style:family="table-cell">
      <style:table-cell-properties fo:padding="0.097cm" fo:border-left="0.002cm solid #000000" fo:border-right="none" fo:border-top="none" fo:border-bottom="0.002cm solid #000000"/>
    </style:style>
    <style:style style:name="表21.B2" style:family="table-cell">
      <style:table-cell-properties fo:padding="0.097cm" fo:border-left="0.002cm solid #000000" fo:border-right="0.002cm solid #000000" fo:border-top="none" fo:border-bottom="0.002cm solid #000000"/>
    </style:style>
    <style:style style:name="表22" style:family="table">
      <style:table-properties style:width="17.727cm" table:align="left" style:writing-mode="lr-tb"/>
    </style:style>
    <style:style style:name="表22.A" style:family="table-column">
      <style:table-column-properties style:column-width="8.89cm"/>
    </style:style>
    <style:style style:name="表22.B" style:family="table-column">
      <style:table-column-properties style:column-width="8.837cm"/>
    </style:style>
    <style:style style:name="表2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2.B1" style:family="table-cell">
      <style:table-cell-properties fo:background-color="#c0c0c0" fo:padding="0.097cm" fo:border="0.002cm solid #000000">
        <style:background-image/>
      </style:table-cell-properties>
    </style:style>
    <style:style style:name="表22.A2" style:family="table-cell">
      <style:table-cell-properties fo:padding="0.097cm" fo:border-left="0.002cm solid #000000" fo:border-right="none" fo:border-top="none" fo:border-bottom="0.002cm solid #000000"/>
    </style:style>
    <style:style style:name="表22.B2" style:family="table-cell">
      <style:table-cell-properties fo:padding="0.097cm" fo:border-left="0.002cm solid #000000" fo:border-right="0.002cm solid #000000" fo:border-top="none" fo:border-bottom="0.002cm solid #000000"/>
    </style:style>
    <style:style style:name="表23" style:family="table">
      <style:table-properties style:width="17.771cm" table:align="left" style:writing-mode="lr-tb"/>
    </style:style>
    <style:style style:name="表23.A" style:family="table-column">
      <style:table-column-properties style:column-width="5.711cm"/>
    </style:style>
    <style:style style:name="表23.B" style:family="table-column">
      <style:table-column-properties style:column-width="4.939cm"/>
    </style:style>
    <style:style style:name="表23.C" style:family="table-column">
      <style:table-column-properties style:column-width="7.121cm"/>
    </style:style>
    <style:style style:name="表2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3.C1" style:family="table-cell">
      <style:table-cell-properties fo:background-color="#c0c0c0" fo:padding="0.097cm" fo:border="0.002cm solid #000000">
        <style:background-image/>
      </style:table-cell-properties>
    </style:style>
    <style:style style:name="表23.A2" style:family="table-cell">
      <style:table-cell-properties fo:padding="0.097cm" fo:border-left="0.002cm solid #000000" fo:border-right="none" fo:border-top="none" fo:border-bottom="0.002cm solid #000000"/>
    </style:style>
    <style:style style:name="表23.C2" style:family="table-cell">
      <style:table-cell-properties fo:padding="0.097cm" fo:border-left="0.002cm solid #000000" fo:border-right="0.002cm solid #000000" fo:border-top="none" fo:border-bottom="0.002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表2" style:family="table">
      <style:table-properties style:width="18.008cm" table:align="left" style:writing-mode="lr-tb"/>
    </style:style>
    <style:style style:name="表2.A" style:family="table-column">
      <style:table-column-properties style:column-width="2.865cm"/>
    </style:style>
    <style:style style:name="表2.B" style:family="table-column">
      <style:table-column-properties style:column-width="14.115cm"/>
    </style:style>
    <style:style style:name="表2.C" style:family="table-column">
      <style:table-column-properties style:column-width="1.028cm"/>
    </style:style>
    <style:style style:name="表2.1" style:family="table-row">
      <style:table-row-properties style:keep-together="true" fo:keep-together="auto"/>
    </style:style>
    <style:style style:name="表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2.A2" style:family="table-cell">
      <style:table-cell-properties style:vertical-align="middle" fo:padding-left="0.095cm" fo:padding-right="0.095cm" fo:padding-top="0cm" fo:padding-bottom="0cm" fo:border="0.002cm solid #000000"/>
    </style:style>
    <style:style style:name="表3" style:family="table">
      <style:table-properties style:width="18.008cm" table:align="left" style:writing-mode="lr-tb"/>
    </style:style>
    <style:style style:name="表3.A" style:family="table-column">
      <style:table-column-properties style:column-width="2.865cm"/>
    </style:style>
    <style:style style:name="表3.B" style:family="table-column">
      <style:table-column-properties style:column-width="14.115cm"/>
    </style:style>
    <style:style style:name="表3.C" style:family="table-column">
      <style:table-column-properties style:column-width="1.028cm"/>
    </style:style>
    <style:style style:name="表3.1" style:family="table-row">
      <style:table-row-properties style:keep-together="false" fo:keep-together="always"/>
    </style:style>
    <style:style style:name="表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3.A2" style:family="table-cell">
      <style:table-cell-properties style:vertical-align="middle" fo:padding-left="0.095cm" fo:padding-right="0.095cm" fo:padding-top="0cm" fo:padding-bottom="0cm" fo:border="0.002cm solid #000000"/>
    </style:style>
    <style:style style:name="表3.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表4" style:family="table">
      <style:table-properties style:width="18.008cm" table:align="left" style:writing-mode="lr-tb"/>
    </style:style>
    <style:style style:name="表4.A" style:family="table-column">
      <style:table-column-properties style:column-width="2.757cm"/>
    </style:style>
    <style:style style:name="表4.B" style:family="table-column">
      <style:table-column-properties style:column-width="14.222cm"/>
    </style:style>
    <style:style style:name="表4.C" style:family="table-column">
      <style:table-column-properties style:column-width="1.028cm"/>
    </style:style>
    <style:style style:name="表4.1" style:family="table-row">
      <style:table-row-properties style:keep-together="false" fo:keep-together="always"/>
    </style:style>
    <style:style style:name="表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4.A2" style:family="table-cell">
      <style:table-cell-properties style:vertical-align="middle" fo:padding-left="0.095cm" fo:padding-right="0.095cm" fo:padding-top="0cm" fo:padding-bottom="0cm" fo:border="0.002cm solid #000000"/>
    </style:style>
    <style:style style:name="表6" style:family="table">
      <style:table-properties style:width="18.008cm" table:align="left" style:writing-mode="lr-tb"/>
    </style:style>
    <style:style style:name="表6.A" style:family="table-column">
      <style:table-column-properties style:column-width="2.757cm"/>
    </style:style>
    <style:style style:name="表6.B" style:family="table-column">
      <style:table-column-properties style:column-width="14.222cm"/>
    </style:style>
    <style:style style:name="表6.C" style:family="table-column">
      <style:table-column-properties style:column-width="1.028cm"/>
    </style:style>
    <style:style style:name="表6.1" style:family="table-row">
      <style:table-row-properties style:keep-together="false" fo:keep-together="always"/>
    </style:style>
    <style:style style:name="表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6.A2" style:family="table-cell">
      <style:table-cell-properties style:vertical-align="middle" fo:padding-left="0.095cm" fo:padding-right="0.095cm" fo:padding-top="0cm" fo:padding-bottom="0cm" fo:border="0.002cm solid #000000"/>
    </style:style>
    <style:style style:name="表7" style:family="table">
      <style:table-properties style:width="18.008cm" table:align="left" style:writing-mode="lr-tb"/>
    </style:style>
    <style:style style:name="表7.A" style:family="table-column">
      <style:table-column-properties style:column-width="1.704cm"/>
    </style:style>
    <style:style style:name="表7.B" style:family="table-column">
      <style:table-column-properties style:column-width="15.356cm"/>
    </style:style>
    <style:style style:name="表7.C" style:family="table-column">
      <style:table-column-properties style:column-width="0.947cm"/>
    </style:style>
    <style:style style:name="表7.1" style:family="table-row">
      <style:table-row-properties style:keep-together="false" fo:keep-together="always"/>
    </style:style>
    <style:style style:name="表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7.A2" style:family="table-cell">
      <style:table-cell-properties fo:padding-left="0.099cm" fo:padding-right="0.099cm" fo:padding-top="0cm" fo:padding-bottom="0cm" fo:border="0.002cm solid #000000"/>
    </style:style>
    <style:style style:name="表7.C2" style:family="table-cell">
      <style:table-cell-properties style:vertical-align="middle" fo:padding-left="0.099cm" fo:padding-right="0.099cm" fo:padding-top="0cm" fo:padding-bottom="0cm" fo:border="0.002cm solid #000000"/>
    </style:style>
    <style:style style:name="表7.A3" style:family="table-cell">
      <style:table-cell-properties fo:padding-left="0.099cm" fo:padding-right="0.099cm" fo:padding-top="0cm" fo:padding-bottom="0cm" fo:border-left="0.002cm solid #000000" fo:border-right="0.002cm solid #000000" fo:border-top="none" fo:border-bottom="0.002cm solid #000000"/>
    </style:style>
    <style:style style:name="表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9" style:family="table">
      <style:table-properties style:width="18.008cm" table:align="left" style:writing-mode="lr-tb"/>
    </style:style>
    <style:style style:name="表9.A" style:family="table-column">
      <style:table-column-properties style:column-width="1.704cm"/>
    </style:style>
    <style:style style:name="表9.B" style:family="table-column">
      <style:table-column-properties style:column-width="15.356cm"/>
    </style:style>
    <style:style style:name="表9.C" style:family="table-column">
      <style:table-column-properties style:column-width="0.947cm"/>
    </style:style>
    <style:style style:name="表9.1" style:family="table-row">
      <style:table-row-properties style:keep-together="false" fo:keep-together="always"/>
    </style:style>
    <style:style style:name="表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9.A2" style:family="table-cell">
      <style:table-cell-properties fo:padding-left="0.099cm" fo:padding-right="0.099cm" fo:padding-top="0cm" fo:padding-bottom="0cm" fo:border="0.002cm solid #000000"/>
    </style:style>
    <style:style style:name="表9.C2" style:family="table-cell">
      <style:table-cell-properties style:vertical-align="middle" fo:padding-left="0.099cm" fo:padding-right="0.099cm" fo:padding-top="0cm" fo:padding-bottom="0cm" fo:border="0.002cm solid #000000"/>
    </style:style>
    <style:style style:name="表9.A3" style:family="table-cell">
      <style:table-cell-properties fo:padding-left="0.099cm" fo:padding-right="0.099cm" fo:padding-top="0cm" fo:padding-bottom="0cm" fo:border-left="0.002cm solid #000000" fo:border-right="0.002cm solid #000000" fo:border-top="none" fo:border-bottom="0.002cm solid #000000"/>
    </style:style>
    <style:style style:name="表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1" style:family="table">
      <style:table-properties style:width="18.008cm" table:align="left" style:writing-mode="lr-tb"/>
    </style:style>
    <style:style style:name="表11.A" style:family="table-column">
      <style:table-column-properties style:column-width="1.704cm"/>
    </style:style>
    <style:style style:name="表11.B" style:family="table-column">
      <style:table-column-properties style:column-width="15.356cm"/>
    </style:style>
    <style:style style:name="表11.C" style:family="table-column">
      <style:table-column-properties style:column-width="0.947cm"/>
    </style:style>
    <style:style style:name="表11.1" style:family="table-row">
      <style:table-row-properties style:keep-together="false" fo:keep-together="always"/>
    </style:style>
    <style:style style:name="表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1.A2" style:family="table-cell">
      <style:table-cell-properties fo:padding-left="0.099cm" fo:padding-right="0.099cm" fo:padding-top="0cm" fo:padding-bottom="0cm" fo:border="0.002cm solid #000000"/>
    </style:style>
    <style:style style:name="表11.C2" style:family="table-cell">
      <style:table-cell-properties style:vertical-align="middle" fo:padding-left="0.099cm" fo:padding-right="0.099cm" fo:padding-top="0cm" fo:padding-bottom="0cm" fo:border="0.002cm solid #000000"/>
    </style:style>
    <style:style style:name="表11.A3" style:family="table-cell">
      <style:table-cell-properties fo:padding-left="0.099cm" fo:padding-right="0.099cm" fo:padding-top="0cm" fo:padding-bottom="0cm" fo:border-left="0.002cm solid #000000" fo:border-right="0.002cm solid #000000" fo:border-top="none" fo:border-bottom="0.002cm solid #000000"/>
    </style:style>
    <style:style style:name="表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3" style:family="table">
      <style:table-properties style:width="18.008cm" table:align="left" style:writing-mode="lr-tb"/>
    </style:style>
    <style:style style:name="表13.A" style:family="table-column">
      <style:table-column-properties style:column-width="1.704cm"/>
    </style:style>
    <style:style style:name="表13.B" style:family="table-column">
      <style:table-column-properties style:column-width="15.356cm"/>
    </style:style>
    <style:style style:name="表13.C" style:family="table-column">
      <style:table-column-properties style:column-width="0.947cm"/>
    </style:style>
    <style:style style:name="表13.1" style:family="table-row">
      <style:table-row-properties style:keep-together="false" fo:keep-together="always"/>
    </style:style>
    <style:style style:name="表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3.A2" style:family="table-cell">
      <style:table-cell-properties fo:padding-left="0.099cm" fo:padding-right="0.099cm" fo:padding-top="0cm" fo:padding-bottom="0cm" fo:border="0.002cm solid #000000"/>
    </style:style>
    <style:style style:name="表13.C2" style:family="table-cell">
      <style:table-cell-properties style:vertical-align="middle" fo:padding-left="0.099cm" fo:padding-right="0.099cm" fo:padding-top="0cm" fo:padding-bottom="0cm" fo:border="0.002cm solid #000000"/>
    </style:style>
    <style:style style:name="表13.A3" style:family="table-cell">
      <style:table-cell-properties fo:padding-left="0.099cm" fo:padding-right="0.099cm" fo:padding-top="0cm" fo:padding-bottom="0cm" fo:border-left="0.002cm solid #000000" fo:border-right="0.002cm solid #000000" fo:border-top="none" fo:border-bottom="0.002cm solid #000000"/>
    </style:style>
    <style:style style:name="表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5" style:family="table">
      <style:table-properties style:width="18.008cm" table:align="left" style:writing-mode="lr-tb"/>
    </style:style>
    <style:style style:name="表15.A" style:family="table-column">
      <style:table-column-properties style:column-width="1.704cm"/>
    </style:style>
    <style:style style:name="表15.B" style:family="table-column">
      <style:table-column-properties style:column-width="15.356cm"/>
    </style:style>
    <style:style style:name="表15.C" style:family="table-column">
      <style:table-column-properties style:column-width="0.947cm"/>
    </style:style>
    <style:style style:name="表15.1" style:family="table-row">
      <style:table-row-properties style:keep-together="false" fo:keep-together="always"/>
    </style:style>
    <style:style style:name="表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5.A2" style:family="table-cell">
      <style:table-cell-properties fo:padding-left="0.099cm" fo:padding-right="0.099cm" fo:padding-top="0cm" fo:padding-bottom="0cm" fo:border="0.002cm solid #000000"/>
    </style:style>
    <style:style style:name="表15.C2" style:family="table-cell">
      <style:table-cell-properties style:vertical-align="middle" fo:padding-left="0.099cm" fo:padding-right="0.099cm" fo:padding-top="0cm" fo:padding-bottom="0cm" fo:border="0.002cm solid #000000"/>
    </style:style>
    <style:style style:name="表17" style:family="table">
      <style:table-properties style:width="18.008cm" table:align="left" style:writing-mode="lr-tb"/>
    </style:style>
    <style:style style:name="表17.A" style:family="table-column">
      <style:table-column-properties style:column-width="17.06cm"/>
    </style:style>
    <style:style style:name="表17.B" style:family="table-column">
      <style:table-column-properties style:column-width="0.947cm"/>
    </style:style>
    <style:style style:name="表17.1" style:family="table-row">
      <style:table-row-properties style:keep-together="false" fo:keep-together="always"/>
    </style:style>
    <style:style style:name="表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7.A2" style:family="table-cell">
      <style:table-cell-properties fo:padding-left="0.099cm" fo:padding-right="0.099cm" fo:padding-top="0cm" fo:padding-bottom="0cm" fo:border="0.002cm solid #000000"/>
    </style:style>
    <style:style style:name="表17.B2" style:family="table-cell">
      <style:table-cell-properties style:vertical-align="middle" fo:padding-left="0.099cm" fo:padding-right="0.099cm" fo:padding-top="0cm" fo:padding-bottom="0cm" fo:border="0.002cm solid #000000"/>
    </style:style>
    <style:style style:name="表17.A3" style:family="table-cell">
      <style:table-cell-properties fo:padding-left="0.099cm" fo:padding-right="0.099cm" fo:padding-top="0cm" fo:padding-bottom="0cm" fo:border-left="0.002cm solid #000000" fo:border-right="0.002cm solid #000000" fo:border-top="none" fo:border-bottom="0.002cm solid #000000"/>
    </style:style>
    <style:style style:name="表17.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8" style:family="table">
      <style:table-properties style:width="18.008cm" table:align="left" style:writing-mode="lr-tb"/>
    </style:style>
    <style:style style:name="表18.A" style:family="table-column">
      <style:table-column-properties style:column-width="1.704cm"/>
    </style:style>
    <style:style style:name="表18.B" style:family="table-column">
      <style:table-column-properties style:column-width="15.356cm"/>
    </style:style>
    <style:style style:name="表18.C" style:family="table-column">
      <style:table-column-properties style:column-width="0.947cm"/>
    </style:style>
    <style:style style:name="表18.1" style:family="table-row">
      <style:table-row-properties style:keep-together="false" fo:keep-together="always"/>
    </style:style>
    <style:style style:name="表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8.A2" style:family="table-cell">
      <style:table-cell-properties fo:padding-left="0.099cm" fo:padding-right="0.099cm" fo:padding-top="0cm" fo:padding-bottom="0cm" fo:border="0.002cm solid #000000"/>
    </style:style>
    <style:style style:name="表18.C2" style:family="table-cell">
      <style:table-cell-properties style:vertical-align="middle" fo:padding-left="0.099cm" fo:padding-right="0.099cm" fo:padding-top="0cm" fo:padding-bottom="0cm" fo:border="0.002cm solid #000000"/>
    </style:style>
    <style:style style:name="表20" style:family="table">
      <style:table-properties style:width="18.008cm" table:align="left" style:writing-mode="lr-tb"/>
    </style:style>
    <style:style style:name="表20.A" style:family="table-column">
      <style:table-column-properties style:column-width="17.06cm"/>
    </style:style>
    <style:style style:name="表20.B" style:family="table-column">
      <style:table-column-properties style:column-width="0.947cm"/>
    </style:style>
    <style:style style:name="表20.1" style:family="table-row">
      <style:table-row-properties style:keep-together="false" fo:keep-together="always"/>
    </style:style>
    <style:style style:name="表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20.A2" style:family="table-cell">
      <style:table-cell-properties fo:padding-left="0.099cm" fo:padding-right="0.099cm" fo:padding-top="0cm" fo:padding-bottom="0cm" fo:border="0.002cm solid #000000"/>
    </style:style>
    <style:style style:name="表20.B2" style:family="table-cell">
      <style:table-cell-properties style:vertical-align="middle" fo:padding-left="0.099cm" fo:padding-right="0.099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Text_20_body">
      <style:paragraph-properties fo:margin-left="0cm" fo:margin-right="0cm" fo:margin-top="0.212cm" fo:margin-bottom="0.212cm" fo:text-align="justify" style:justify-single-word="false" fo:text-indent="0cm" style:auto-text-indent="false"/>
      <style:text-properties fo:color="#000000" style:font-name="ArialMT" fo:font-size="10.5pt" fo:language="en" fo:country="US" fo:font-style="normal" fo:background-color="transparent" style:font-name-asian="ArialMT" style:font-size-asian="10.5pt" style:language-asian="ja" style:country-asian="JP" style:font-style-asian="normal" style:font-name-complex="ArialMT" style:font-size-complex="10.5pt" style:language-complex="ar" style:country-complex="SA" style:font-style-complex="normal"/>
    </style:style>
    <style:style style:name="P6" style:family="paragraph" style:parent-style-name="Text_20_body">
      <style:paragraph-properties fo:margin-left="0cm" fo:margin-right="0cm" fo:margin-top="0.212cm" fo:margin-bottom="0.212cm" fo:text-align="justify" style:justify-single-word="false" fo:text-indent="0cm" style:auto-text-indent="false"/>
      <style:text-properties fo:color="#000000" style:font-name="ArialMT" fo:font-size="10.5pt" fo:language="en" fo:country="US" fo:font-style="normal" fo:background-color="transparent" style:font-name-asian="ArialMT" style:font-size-asian="10.5pt" style:language-asian="ja" style:country-asian="JP" style:font-style-asian="normal" style:font-name-complex="ArialMT" style:font-size-complex="10.5pt" style:font-style-complex="normal"/>
    </style:style>
    <style:style style:name="P7" style:family="paragraph" style:parent-style-name="Text_20_body">
      <style:paragraph-properties fo:margin-left="0cm" fo:margin-right="0cm" fo:margin-top="0.212cm" fo:margin-bottom="0.212cm" fo:text-align="justify" style:justify-single-word="false" fo:text-indent="0cm" style:auto-text-indent="false" fo:background-color="transparent">
        <style:background-image/>
      </style:paragraph-properties>
      <style:text-properties fo:font-variant="normal" fo:text-transform="none" style:use-window-font-color="true" style:font-name="Helvetica" fo:font-size="10.5pt" fo:letter-spacing="normal" fo:language="en" fo:country="US" fo:font-style="normal" fo:font-weight="normal" fo:background-color="transparent" style:font-name-asian="Times New Roman" style:font-size-asian="10.5pt" style:language-asian="ja" style:country-asian="JP" style:font-style-asian="normal" style:font-name-complex="Times New Roman" style:font-size-complex="10.5pt" style:language-complex="ar" style:country-complex="SA" style:font-style-complex="normal"/>
    </style:style>
    <style:style style:name="P8" style:family="paragraph" style:parent-style-name="Abstract">
      <style:paragraph-properties fo:margin-left="0cm" fo:margin-right="0cm" fo:margin-top="0.212cm" fo:margin-bottom="0.212cm" fo:text-align="justify" style:justify-single-word="false" fo:text-indent="0cm" style:auto-text-indent="false"/>
      <style:text-properties fo:color="#000000" style:font-name="Arial1" fo:font-size="10pt" fo:language="en" fo:country="US" fo:font-style="normal" fo:background-color="transparent" style:font-name-asian="ArialMT" style:font-size-asian="10.5pt" style:language-asian="ja" style:country-asian="JP" style:font-style-asian="normal" style:font-name-complex="ArialMT" style:font-size-complex="10.5pt" style:language-complex="ar" style:country-complex="SA" style:font-style-complex="normal"/>
    </style:style>
    <style:style style:name="P9" style:family="paragraph" style:parent-style-name="Text_20_body">
      <style:paragraph-properties fo:margin-left="0cm" fo:margin-right="0cm" fo:text-indent="0cm" style:auto-text-indent="false"/>
      <style:text-properties fo:color="#000000" style:font-name="Arial1" fo:font-size="10.5pt" fo:language="en" fo:country="US" fo:font-style="normal" fo:font-weight="bold" style:font-size-asian="10.5pt" style:font-style-asian="normal" style:font-weight-asian="bold" style:font-size-complex="10.5pt" style:font-style-complex="normal" style:font-weight-complex="bold"/>
    </style:style>
    <style:style style:name="P1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1" style:family="paragraph" style:parent-style-name="Body">
      <style:paragraph-properties fo:orphans="2" fo:widows="2" style:writing-mode="lr-tb"/>
      <style:text-properties fo:color="#ff0000" fo:font-size="10pt" fo:language="en" fo:country="US" fo:font-style="italic" style:font-name-asian="Times New Roman" style:font-size-asian="10pt" style:language-asian="ja" style:country-asian="JP" style:font-style-asian="italic" style:font-name-complex="Times New Roman" style:font-size-complex="10pt" style:language-complex="ar" style:country-complex="SA"/>
    </style:style>
    <style:style style:name="P12" style:family="paragraph" style:parent-style-name="Body">
      <style:paragraph-properties fo:orphans="2" fo:widows="2" style:writing-mode="lr-tb"/>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1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4" style:family="paragraph" style:parent-style-name="CellBody">
      <style:paragraph-properties fo:keep-with-next="always" style:snap-to-layout-grid="false"/>
    </style:style>
    <style:style style:name="P15" style:family="paragraph" style:parent-style-name="CellBody">
      <style:paragraph-properties fo:keep-with-next="always" style:snap-to-layout-grid="false"/>
      <style:text-properties style:language-asian="ja" style:country-asian="JP"/>
    </style:style>
    <style:style style:name="P16" style:family="paragraph" style:parent-style-name="Abstract">
      <style:text-properties fo:font-size="16pt" fo:language="en" fo:country="US" fo:font-weight="bold" style:font-size-asian="16pt" style:font-weight-asian="bold" style:language-complex="ar" style:country-complex="SA"/>
    </style:style>
    <style:style style:name="P17" style:family="paragraph" style:parent-style-name="Abstract">
      <style:text-properties fo:language="en" fo:country="US" style:language-complex="ar" style:country-complex="SA"/>
    </style:style>
    <style:style style:name="P18" style:family="paragraph" style:parent-style-name="Abstract">
      <style:text-properties fo:color="#000000" style:font-name="Arial1" fo:font-size="10pt" fo:language="en" fo:country="US" fo:font-style="normal" style:language-asian="ja" style:country-asian="JP" style:font-style-asian="normal" style:language-complex="ar" style:country-complex="SA" style:font-style-complex="normal"/>
    </style:style>
    <style:style style:name="P19" style:family="paragraph" style:parent-style-name="Document_20_Title">
      <style:text-properties fo:language="en" fo:country="US" style:language-complex="ar" style:country-complex="SA"/>
    </style:style>
    <style:style style:name="P20"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21" style:family="paragraph" style:parent-style-name="Body">
      <style:text-properties fo:language="en" fo:country="US" style:language-complex="ar" style:country-complex="SA"/>
    </style:style>
    <style:style style:name="P2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3" style:family="paragraph" style:parent-style-name="Body">
      <style:text-properties fo:color="#000000" fo:language="en" fo:country="US" fo:font-style="normal" style:font-style-asian="normal" style:language-complex="ar" style:country-complex="SA" style:font-style-complex="normal"/>
    </style:style>
    <style:style style:name="P24" style:family="paragraph" style:parent-style-name="Body">
      <style:paragraph-properties fo:text-align="start" style:justify-single-word="false"/>
      <style:text-properties fo:color="#000000" fo:language="en" fo:country="US" fo:font-style="normal" style:font-style-asian="normal" style:language-complex="ar" style:country-complex="SA" style:font-style-complex="normal"/>
    </style:style>
    <style:style style:name="P25" style:family="paragraph" style:parent-style-name="Body">
      <style:text-properties fo:color="#000000" fo:language="en" fo:country="US" fo:font-style="normal" style:language-asian="ja" style:country-asian="JP" style:font-style-asian="normal" style:language-complex="ar" style:country-complex="SA" style:font-style-complex="normal"/>
    </style:style>
    <style:style style:name="P26" style:family="paragraph" style:parent-style-name="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27" style:family="paragraph" style:parent-style-name="Body">
      <style:text-properties fo:color="#000000" fo:font-size="10.5pt" fo:language="en" fo:country="US" fo:font-style="normal" style:font-size-asian="10.5pt" style:font-style-asian="normal" style:font-size-complex="10.5pt" style:language-complex="ar" style:country-complex="SA" style:font-style-complex="normal"/>
    </style:style>
    <style:style style:name="P28" style:family="paragraph" style:parent-style-name="Body">
      <style:text-properties fo:color="#ff0000" fo:language="en" fo:country="US" fo:font-style="italic" style:language-asian="ja" style:country-asian="JP" style:font-style-asian="italic" style:language-complex="ar" style:country-complex="SA"/>
    </style:style>
    <style:style style:name="P29" style:family="paragraph" style:parent-style-name="Body">
      <style:text-properties fo:color="#ff0000" fo:language="en" fo:country="US" fo:font-style="italic" fo:font-weight="bold" style:font-style-asian="italic" style:font-weight-asian="bold" style:language-complex="ar" style:country-complex="SA"/>
    </style:style>
    <style:style style:name="P30" style:family="paragraph" style:parent-style-name="Body">
      <style:text-properties fo:font-size="10.5pt" style:font-size-asian="10.5pt" style:language-asian="ja" style:country-asian="JP" style:font-size-complex="10.5pt"/>
    </style:style>
    <style:style style:name="P31" style:family="paragraph" style:parent-style-name="Body">
      <style:paragraph-properties fo:text-align="start" style:justify-single-word="false"/>
      <style:text-properties fo:font-size="10.5pt" style:font-size-asian="10.5pt" style:language-asian="ja" style:country-asian="JP" style:font-size-complex="10.5pt"/>
    </style:style>
    <style:style style:name="P32" style:family="paragraph" style:parent-style-name="Body">
      <style:paragraph-properties fo:text-align="center" style:justify-single-word="false"/>
      <style:text-properties fo:font-size="10.5pt" fo:font-weight="bold" style:font-size-asian="10.5pt" style:language-asian="ja" style:country-asian="JP" style:font-weight-asian="bold" style:font-size-complex="10.5pt" style:font-weight-complex="bold"/>
    </style:style>
    <style:style style:name="P33" style:family="paragraph" style:parent-style-name="Body">
      <style:text-properties style:language-asian="ja" style:country-asian="JP"/>
    </style:style>
    <style:style style:name="P34" style:family="paragraph" style:parent-style-name="Standard">
      <style:text-properties style:font-name="Arial" fo:font-size="9pt" fo:language="en" fo:country="US" style:font-size-asian="9pt" style:font-size-complex="9pt" style:language-complex="ar" style:country-complex="SA"/>
    </style:style>
    <style:style style:name="P35" style:family="paragraph" style:parent-style-name="Standard">
      <style:text-properties style:font-name="Arial" fo:language="en" fo:country="US" style:language-complex="ar" style:country-complex="SA"/>
    </style:style>
    <style:style style:name="P36" style:family="paragraph" style:parent-style-name="Standard">
      <style:text-properties fo:language="en" fo:country="US" style:language-complex="ar" style:country-complex="SA"/>
    </style:style>
    <style:style style:name="P37" style:family="paragraph" style:parent-style-name="CellBody">
      <style:paragraph-properties style:snap-to-layout-grid="false"/>
    </style:style>
    <style:style style:name="P38" style:family="paragraph" style:parent-style-name="CellBody">
      <style:text-properties fo:color="#000000" fo:font-style="normal" style:language-asian="ja" style:country-asian="JP" style:font-style-asian="normal" style:font-style-complex="normal"/>
    </style:style>
    <style:style style:name="P39" style:family="paragraph" style:parent-style-name="CellBody">
      <style:paragraph-properties style:snap-to-layout-grid="false"/>
      <style:text-properties fo:color="#000000" fo:font-style="normal" style:language-asian="ja" style:country-asian="JP" style:font-style-asian="normal" style:font-style-complex="normal"/>
    </style:style>
    <style:style style:name="P40" style:family="paragraph" style:parent-style-name="CellBody">
      <style:text-properties fo:color="#000000" fo:font-style="normal" style:font-style-asian="normal" style:font-style-complex="normal"/>
    </style:style>
    <style:style style:name="P41" style:family="paragraph" style:parent-style-name="CellBody">
      <style:paragraph-properties style:snap-to-layout-grid="false"/>
      <style:text-properties style:language-asian="ja" style:country-asian="JP"/>
    </style:style>
    <style:style style:name="P42" style:family="paragraph" style:parent-style-name="Text_20_body">
      <style:text-properties fo:color="#000000" style:font-name="Arial1" fo:font-size="10.5pt" fo:language="en" fo:country="US" fo:font-style="normal" fo:background-color="transparent" style:font-name-asian="ArialMT" style:font-size-asian="10.5pt" style:language-asian="ja" style:country-asian="JP" style:font-style-asian="normal" style:font-name-complex="ArialMT" style:font-size-complex="10.5pt" style:font-style-complex="normal"/>
    </style:style>
    <style:style style:name="P43" style:family="paragraph" style:parent-style-name="Text_20_body">
      <style:text-properties fo:color="#000000" style:font-name="Arial1" fo:font-size="10pt" fo:language="en" fo:country="US" fo:font-style="normal" fo:font-weight="bold" fo:background-color="transparent" style:font-name-asian="ArialMT" style:font-size-asian="10pt" style:language-asian="ja" style:country-asian="JP" style:font-style-asian="normal" style:font-weight-asian="bold" style:font-name-complex="ArialMT" style:font-size-complex="10pt" style:language-complex="ar" style:country-complex="SA" style:font-style-complex="normal"/>
    </style:style>
    <style:style style:name="P44" style:family="paragraph" style:parent-style-name="Text_20_body">
      <style:text-properties fo:color="#000000" fo:font-size="10.5pt" fo:font-style="normal" style:font-size-asian="10.5pt" style:language-asian="ja" style:country-asian="JP" style:font-style-asian="normal" style:font-size-complex="10.5pt" style:font-style-complex="normal"/>
    </style:style>
    <style:style style:name="P45" style:family="paragraph" style:parent-style-name="Text_20_body">
      <style:paragraph-properties fo:text-align="center" style:justify-single-word="false"/>
      <style:text-properties fo:color="#000000" fo:font-size="10.5pt" fo:font-style="normal" fo:font-weight="bold" style:font-size-asian="10.5pt" style:language-asian="ja" style:country-asian="JP" style:font-style-asian="normal" style:font-weight-asian="bold" style:font-size-complex="10.5pt" style:font-style-complex="normal" style:font-weight-complex="bold"/>
    </style:style>
    <style:style style:name="P46" style:family="paragraph" style:parent-style-name="Text_20_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47" style:family="paragraph" style:parent-style-name="Text_20_body">
      <style:text-properties fo:color="#000000" fo:font-style="italic" style:font-style-asian="italic" style:font-style-complex="italic"/>
    </style:style>
    <style:style style:name="P48"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normal" fo:background-color="transparent" style:font-name-asian="ArialMT" style:font-size-asian="10.5pt" style:language-asian="ja" style:country-asian="JP" style:font-style-asian="normal" style:font-weight-asian="normal" style:font-name-complex="ArialMT" style:font-size-complex="10.5pt" style:language-complex="ar" style:country-complex="SA" style:font-style-complex="normal" style:font-weight-complex="normal"/>
    </style:style>
    <style:style style:name="P49"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font-style-complex="normal" style:font-weight-complex="normal"/>
    </style:style>
    <style:style style:name="P50"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bold" style:font-size-asian="10.5pt" style:language-asian="ja" style:country-asian="JP" style:font-style-asian="normal" style:font-weight-asian="bold" style:font-size-complex="10.5pt" style:font-style-complex="normal" style:font-weight-complex="bold"/>
    </style:style>
    <style:style style:name="P51" style:family="paragraph" style:parent-style-name="Text_20_body">
      <style:paragraph-properties fo:margin-left="0.265cm" fo:margin-right="0cm" fo:margin-top="0.212cm" fo:margin-bottom="0.212cm" fo:text-align="justify" style:justify-single-word="false" fo:text-indent="0cm" style:auto-text-indent="false"/>
      <style:text-properties fo:font-size="10.5pt" style:font-size-asian="10.5pt" style:font-size-complex="10.5pt"/>
    </style:style>
    <style:style style:name="P52"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style:font-size-asian="10.5pt" style:language-asian="ja" style:country-asian="JP" style:font-size-complex="10.5pt"/>
    </style:style>
    <style:style style:name="P53"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fo:font-weight="normal" style:font-size-asian="10.5pt" style:language-asian="ja" style:country-asian="JP" style:font-weight-asian="normal" style:font-size-complex="10.5pt" style:font-weight-complex="normal"/>
    </style:style>
    <style:style style:name="P54"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fo:font-weight="bold" style:font-size-asian="10.5pt" style:language-asian="ja" style:country-asian="JP" style:font-weight-asian="bold" style:font-size-complex="10.5pt" style:font-weight-complex="bold"/>
    </style:style>
    <style:style style:name="P55"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bold" style:font-size-asian="10.5pt" style:font-style-asian="normal" style:font-weight-asian="bold" style:font-size-complex="10.5pt" style:font-style-complex="normal" style:font-weight-complex="bold"/>
    </style:style>
    <style:style style:name="P56"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language-complex="ar" style:country-complex="SA" style:font-style-complex="normal" style:font-weight-complex="normal"/>
    </style:style>
    <style:style style:name="P57"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font-style-complex="normal" style:font-weight-complex="normal"/>
    </style:style>
    <style:style style:name="P58" style:family="paragraph" style:parent-style-name="Text_20_body">
      <style:paragraph-properties fo:margin-left="0.265cm" fo:margin-right="0cm" fo:text-indent="0cm" style:auto-text-indent="false"/>
      <style:text-properties fo:color="#000000" style:font-name="Arial1" fo:font-size="10.5pt" fo:language="en" fo:country="GB" fo:font-style="normal" fo:font-weight="normal" style:font-size-asian="10.5pt" style:language-asian="ja" style:country-asian="JP" style:font-style-asian="normal" style:font-weight-asian="normal" style:font-size-complex="10.5pt" style:language-complex="ar" style:country-complex="SA" style:font-style-complex="normal" style:font-weight-complex="normal"/>
    </style:style>
    <style:style style:name="P59" style:family="paragraph" style:parent-style-name="Table_20_Contents">
      <style:text-properties style:language-asian="ja" style:country-asian="JP"/>
    </style:style>
    <style:style style:name="P60" style:family="paragraph" style:parent-style-name="Table_20_Contents">
      <style:paragraph-properties fo:text-align="start" style:justify-single-word="false"/>
      <style:text-properties style:language-asian="ja" style:country-asian="JP"/>
    </style:style>
    <style:style style:name="P61" style:family="paragraph" style:parent-style-name="Standard" style:list-style-name="">
      <style:paragraph-properties fo:line-height="0.191cm"/>
      <style:text-properties style:use-window-font-color="true" fo:font-size="12pt" style:font-size-asian="12pt" style:font-size-complex="12pt"/>
    </style:style>
    <style:style style:name="P62" style:family="paragraph" style:parent-style-name="Standard" style:list-style-name="">
      <style:paragraph-properties fo:line-height="0.494cm"/>
      <style:text-properties style:use-window-font-color="true"/>
    </style:style>
    <style:style style:name="P63" style:family="paragraph" style:parent-style-name="Standard" style:list-style-name="">
      <style:paragraph-properties fo:line-height="0.469cm"/>
      <style:text-properties style:use-window-font-color="true"/>
    </style:style>
    <style:style style:name="P64" style:family="paragraph" style:parent-style-name="Standard" style:list-style-name="">
      <style:text-properties fo:font-size="10pt" style:font-size-asian="10pt" style:font-size-complex="10pt"/>
    </style:style>
    <style:style style:name="P65" style:family="paragraph" style:parent-style-name="Standard" style:list-style-name="">
      <style:paragraph-properties fo:keep-together="always"/>
    </style:style>
    <style:style style:name="P66" style:family="paragraph" style:parent-style-name="Standard" style:list-style-name=""/>
    <style:style style:name="P67" style:family="paragraph" style:parent-style-name="Standard" style:list-style-name="RTF_5f_Num_20_2">
      <style:paragraph-properties fo:margin-left="0cm" fo:margin-right="0cm" fo:text-indent="0cm" style:auto-text-indent="false">
        <style:tab-stops/>
      </style:paragraph-properties>
    </style:style>
    <style:style style:name="P68" style:family="paragraph" style:parent-style-name="Standard" style:list-style-name="RTF_5f_Num_20_3">
      <style:paragraph-properties fo:margin-left="0cm" fo:margin-right="0cm" fo:text-indent="0cm" style:auto-text-indent="false">
        <style:tab-stops/>
      </style:paragraph-properties>
    </style:style>
    <style:style style:name="P69" style:family="paragraph" style:parent-style-name="Standard" style:list-style-name="RTF_5f_Num_20_4">
      <style:paragraph-properties fo:margin-left="0cm" fo:margin-right="0cm" fo:text-indent="0cm" style:auto-text-indent="false">
        <style:tab-stops/>
      </style:paragraph-properties>
      <style:text-properties fo:color="#000000" fo:font-size="10pt" style:font-size-asian="10pt" style:font-size-complex="10pt"/>
    </style:style>
    <style:style style:name="P70" style:family="paragraph" style:parent-style-name="Standard" style:list-style-name="RTF_5f_Num_20_2">
      <style:paragraph-properties fo:margin-left="0cm" fo:margin-right="0cm" fo:margin-top="0cm" fo:margin-bottom="0.423cm" fo:text-indent="0cm" style:auto-text-indent="false">
        <style:tab-stops/>
      </style:paragraph-properties>
    </style:style>
    <style:style style:name="P71"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72" style:family="paragraph" style:parent-style-name="Standard" style:list-style-name="RTF_5f_Num_20_5">
      <style:paragraph-properties fo:margin-left="0cm" fo:margin-right="0cm" fo:margin-top="0cm" fo:margin-bottom="0.423cm" fo:text-indent="0cm" style:auto-text-indent="false">
        <style:tab-stops/>
      </style:paragraph-properties>
    </style:style>
    <style:style style:name="P73" style:family="paragraph" style:parent-style-name="Standard" style:list-style-name="RTF_5f_Num_20_4">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74" style:family="paragraph" style:parent-style-name="Standard" style:list-style-name="">
      <style:paragraph-properties fo:margin-top="0cm" fo:margin-bottom="0.494cm"/>
      <style:text-properties fo:font-size="9pt" style:font-size-asian="9pt" style:font-size-complex="9pt"/>
    </style:style>
    <style:style style:name="P75" style:family="paragraph" style:parent-style-name="Standard" style:list-style-name="">
      <style:paragraph-properties fo:margin-top="0cm" fo:margin-bottom="0.494cm" fo:keep-together="always"/>
    </style:style>
    <style:style style:name="P76" style:family="paragraph" style:parent-style-name="Standard" style:list-style-name="">
      <style:paragraph-properties fo:margin-top="0.095cm" fo:margin-bottom="0.095cm"/>
      <style:text-properties fo:font-size="9pt" style:font-size-asian="9pt" style:font-size-complex="9pt"/>
    </style:style>
    <style:style style:name="P77"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78" style:family="paragraph" style:parent-style-name="Standard" style:list-style-name="">
      <style:paragraph-properties fo:margin-top="0.095cm" fo:margin-bottom="0.095cm"/>
    </style:style>
    <style:style style:name="P79"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80"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81" style:family="paragraph" style:parent-style-name="Standard" style:list-style-name="">
      <style:paragraph-properties fo:margin-top="0.095cm" fo:margin-bottom="0.095cm"/>
      <style:text-properties fo:color="#000000" fo:font-size="10pt" style:font-size-asian="10pt" style:font-size-complex="10pt"/>
    </style:style>
    <style:style style:name="P82" style:family="paragraph" style:parent-style-name="Standard" style:list-style-name="">
      <style:paragraph-properties fo:margin-top="0.095cm" fo:margin-bottom="0.095cm" fo:text-align="center" style:justify-single-word="false"/>
      <style:text-properties style:use-window-font-color="true"/>
    </style:style>
    <style:style style:name="P83"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84"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85" style:family="paragraph" style:parent-style-name="Standard" style:list-style-name="">
      <style:paragraph-properties fo:margin-top="0.095cm" fo:margin-bottom="0.095cm" fo:keep-with-next="always"/>
      <style:text-properties style:use-window-font-color="true"/>
    </style:style>
    <style:style style:name="P86"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87" style:family="paragraph" style:parent-style-name="Standard" style:list-style-name="">
      <style:paragraph-properties fo:keep-with-next="always"/>
    </style:style>
    <style:style style:name="P88" style:family="paragraph" style:parent-style-name="Standard" style:list-style-name="">
      <style:paragraph-properties fo:keep-together="always" fo:keep-with-next="always"/>
    </style:style>
    <style:style style:name="P89"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90" style:family="paragraph" style:parent-style-name="Standard" style:list-style-name="">
      <style:paragraph-properties fo:margin-top="0.494cm" fo:margin-bottom="0cm" fo:keep-together="always" fo:keep-with-next="always"/>
    </style:style>
    <style:style style:name="P91" style:family="paragraph" style:parent-style-name="Standard" style:list-style-name="">
      <style:paragraph-properties fo:margin-top="0.441cm" fo:margin-bottom="0.494cm" fo:keep-together="always"/>
    </style:style>
    <style:style style:name="P92" style:family="paragraph" style:parent-style-name="Standard" style:list-style-name="">
      <style:paragraph-properties fo:margin-top="0cm" fo:margin-bottom="0.423cm"/>
      <style:text-properties fo:font-size="10pt" style:font-size-asian="10pt" style:font-size-complex="10pt"/>
    </style:style>
    <style:style style:name="P93"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94" style:family="paragraph" style:parent-style-name="Standard" style:list-style-name="">
      <style:paragraph-properties fo:margin-top="0.081cm" fo:margin-bottom="0.081cm" fo:keep-with-next="always"/>
      <style:text-properties style:use-window-font-color="true"/>
    </style:style>
    <style:style style:name="P95"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6" style:family="paragraph" style:parent-style-name="Standard" style:list-style-name="">
      <style:paragraph-properties fo:margin-top="0.081cm" fo:margin-bottom="0.081cm" fo:text-align="end" style:justify-single-word="false"/>
      <style:text-properties style:use-window-font-color="true"/>
    </style:style>
    <style:style style:name="P97" style:family="paragraph" style:parent-style-name="Standard" style:list-style-name="">
      <style:paragraph-properties fo:margin-top="0.081cm" fo:margin-bottom="0.081cm" fo:text-align="center" style:justify-single-word="false"/>
      <style:text-properties style:use-window-font-color="true"/>
    </style:style>
    <style:style style:name="P98" style:family="paragraph" style:parent-style-name="Standard" style:list-style-name="">
      <style:paragraph-properties fo:margin-top="0.081cm" fo:margin-bottom="0cm"/>
    </style:style>
    <style:style style:name="P99"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00"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01"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02"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03"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4"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5" style:family="paragraph" style:parent-style-name="Standard" style:list-style-name="">
      <style:paragraph-properties fo:margin-left="2.54cm" fo:margin-right="0cm" fo:text-indent="0cm" style:auto-text-indent="false"/>
    </style:style>
    <style:style style:name="P106"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7"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08" style:family="paragraph" style:parent-style-name="Standard" style:list-style-name="">
      <style:paragraph-properties fo:margin-top="0.441cm" fo:margin-bottom="0cm" fo:keep-together="always" fo:keep-with-next="always"/>
    </style:style>
    <style:style style:name="P109"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10" style:family="paragraph" style:parent-style-name="Text_20_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111" style:family="paragraph" style:parent-style-name="Text_20_body" style:list-style-name="L1">
      <style:paragraph-properties fo:margin-top="0.212cm" fo:margin-bottom="0.212cm" fo:text-align="justify" style:justify-single-word="false" fo:background-color="transparent">
        <style:background-image/>
      </style:paragraph-properties>
      <style:text-properties style:font-name="Arial1" fo:font-size="10.5pt" fo:language="en" fo:country="US" fo:background-color="transparent" style:font-size-asian="10.5pt" style:language-asian="ja" style:country-asian="JP" style:font-size-complex="10.5pt"/>
    </style:style>
    <style:style style:name="P112" style:family="paragraph" style:parent-style-name="Text_20_body" style:list-style-name="L1">
      <style:paragraph-properties fo:margin-top="0.212cm" fo:margin-bottom="0.212cm" fo:text-align="justify" style:justify-single-word="false" fo:background-color="transparent">
        <style:background-image/>
      </style:paragraph-properties>
      <style:text-properties fo:color="#000000" style:font-name="Arial1" fo:font-size="10.5pt" fo:language="en" fo:country="US" fo:font-style="italic" fo:background-color="transparent" style:font-size-asian="10.5pt" style:language-asian="ja" style:country-asian="JP" style:font-style-asian="italic" style:font-size-complex="10.5pt" style:language-complex="ar" style:country-complex="SA"/>
    </style:style>
    <style:style style:name="P113" style:family="paragraph" style:parent-style-name="Text_20_body" style:list-style-name="L2">
      <style:paragraph-properties fo:margin-left="0cm" fo:margin-right="0cm" fo:text-indent="0cm" style:auto-text-indent="false"/>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P114" style:family="paragraph" style:parent-style-name="Heading_20_1">
      <style:text-properties fo:language="en" fo:country="US" style:language-complex="ar" style:country-complex="SA"/>
    </style:style>
    <style:style style:name="P115" style:family="paragraph" style:parent-style-name="Heading_20_1">
      <style:paragraph-properties fo:break-before="page"/>
      <style:text-properties fo:language="en" fo:country="US" style:language-complex="ar" style:country-complex="SA"/>
    </style:style>
    <style:style style:name="P116" style:family="paragraph" style:parent-style-name="Heading_20_2">
      <style:text-properties fo:language="en" fo:country="US" style:language-complex="ar" style:country-complex="SA"/>
    </style:style>
    <style:style style:name="P117" style:family="paragraph" style:parent-style-name="Heading_20_2">
      <style:text-properties style:language-asian="ja" style:country-asian="JP"/>
    </style:style>
    <style:style style:name="P118" style:family="paragraph" style:parent-style-name="Body" style:list-style-name="L3">
      <style:paragraph-properties fo:text-align="start" style:justify-single-word="false"/>
      <style:text-properties fo:font-size="10.5pt" style:font-size-asian="10.5pt" style:language-asian="ja" style:country-asian="JP" style:font-size-complex="10.5pt"/>
    </style:style>
    <style:style style:name="P119" style:family="paragraph" style:parent-style-name="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12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2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2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2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4" style:family="paragraph" style:parent-style-name="Definition_20_Term">
      <style:text-properties fo:language="en" fo:country="US" style:language-complex="ar" style:country-complex="SA"/>
    </style:style>
    <style:style style:name="P125"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26" style:family="paragraph" style:parent-style-name="Package_20_Heading" style:list-style-name="" style:master-page-name="_31__20_を変換">
      <style:paragraph-properties fo:margin-top="0cm" fo:margin-bottom="0.494cm" style:page-number="auto" fo:break-before="page" fo:padding-left="0.099cm" fo:padding-right="0.099cm" fo:padding-top="0.06cm" fo:padding-bottom="0.06cm" fo:border="0.002cm solid #000000"/>
      <style:text-properties fo:color="#000000"/>
    </style:style>
    <style:style style:name="P127" style:family="paragraph" style:parent-style-name="Class_20_Heading" style:list-style-name="" style:master-page-name="_32__20_を変換">
      <style:paragraph-properties style:page-number="auto" fo:break-before="page" fo:padding-left="0.099cm" fo:padding-right="0.099cm" fo:padding-top="0.06cm" fo:padding-bottom="0.06cm" fo:border="0.002cm solid #000000"/>
      <style:text-properties fo:color="#000000"/>
    </style:style>
    <style:style style:name="P128" style:family="paragraph" style:parent-style-name="Class_20_Heading" style:list-style-name="" style:master-page-name="_33__20_を変換">
      <style:paragraph-properties style:page-number="auto" fo:break-before="page" fo:padding-left="0.099cm" fo:padding-right="0.099cm" fo:padding-top="0.06cm" fo:padding-bottom="0.06cm" fo:border="0.002cm solid #000000"/>
      <style:text-properties fo:color="#000000"/>
    </style:style>
    <style:style style:name="P129" style:family="paragraph" style:parent-style-name="Class_20_Heading" style:list-style-name="" style:master-page-name="_34__20_を変換">
      <style:paragraph-properties style:page-number="auto" fo:break-before="page" fo:padding-left="0.099cm" fo:padding-right="0.099cm" fo:padding-top="0.06cm" fo:padding-bottom="0.06cm" fo:border="0.002cm solid #000000"/>
      <style:text-properties fo:color="#000000"/>
    </style:style>
    <style:style style:name="P130" style:family="paragraph" style:parent-style-name="Class_20_Heading" style:list-style-name="" style:master-page-name="_35__20_を変換">
      <style:paragraph-properties style:page-number="auto" fo:break-before="page" fo:padding-left="0.099cm" fo:padding-right="0.099cm" fo:padding-top="0.06cm" fo:padding-bottom="0.06cm" fo:border="0.002cm solid #000000"/>
      <style:text-properties fo:color="#000000"/>
    </style:style>
    <style:style style:name="P131" style:family="paragraph" style:parent-style-name="Class_20_Heading" style:list-style-name="" style:master-page-name="_36__20_を変換">
      <style:paragraph-properties style:page-number="auto" fo:break-before="page" fo:padding-left="0.099cm" fo:padding-right="0.099cm" fo:padding-top="0.06cm" fo:padding-bottom="0.06cm" fo:border="0.002cm solid #000000"/>
      <style:text-properties fo:color="#000000"/>
    </style:style>
    <style:style style:name="P132" style:family="paragraph" style:parent-style-name="Detail_20_Heading" style:list-style-name="">
      <style:paragraph-properties fo:padding="0.06cm" fo:border="0.002cm solid #666666"/>
      <style:text-properties fo:color="#000000"/>
    </style:style>
    <style:style style:name="P133" style:family="paragraph" style:parent-style-name="Detail_20_Heading" style:list-style-name="">
      <style:paragraph-properties fo:margin-top="0.205cm" fo:margin-bottom="0.049cm" fo:padding="0.06cm" fo:border="0.002cm solid #666666"/>
      <style:text-properties fo:color="#000000"/>
    </style:style>
    <style:style style:name="P134" style:family="paragraph" style:parent-style-name="Item_20_Heading" style:list-style-name="">
      <style:text-properties fo:color="#000000"/>
    </style:style>
    <style:style style:name="P135" style:family="paragraph" style:parent-style-name="Item_20_Heading" style:list-style-name="">
      <style:paragraph-properties fo:margin-top="0.43cm" fo:margin-bottom="0.409cm"/>
      <style:text-properties fo:color="#000000"/>
    </style:style>
    <style:style style:name="P136" style:family="paragraph" style:parent-style-name="List_20_Heading_20__28_user_29_" style:list-style-name="">
      <style:text-properties fo:color="#000000" fo:font-size="10pt" style:font-size-asian="10pt" style:font-size-complex="10pt"/>
    </style:style>
    <style:style style:name="T1" style:family="text">
      <style:text-properties fo:language="en" fo:country="US" style:language-complex="ar" style:country-complex="SA"/>
    </style:style>
    <style:style style:name="T2" style:family="text">
      <style:text-properties fo:language="en" fo:country="US" style:language-asian="ja" style:country-asian="JP" style:language-complex="ar" style:country-complex="SA"/>
    </style:style>
    <style:style style:name="T3" style:family="text">
      <style:text-properties fo:font-size="14pt" fo:font-weight="normal" style:font-size-asian="14pt" style:font-weight-asian="normal"/>
    </style:style>
    <style:style style:name="T4" style:family="text">
      <style:text-properties style:font-name="Courier New"/>
    </style:style>
    <style:style style:name="T5" style:family="text">
      <style:text-properties style:language-asian="ja" style:country-asian="JP"/>
    </style:style>
    <style:style style:name="T6" style:family="text">
      <style:text-properties fo:color="#000000"/>
    </style:style>
    <style:style style:name="T7" style:family="text">
      <style:text-properties fo:color="#000000" style:font-name="Arial1" fo:font-size="10pt" fo:font-style="normal" style:font-style-asian="normal" style:font-style-complex="normal"/>
    </style:style>
    <style:style style:name="T8" style:family="text">
      <style:text-properties fo:color="#000000" style:font-name="Arial1" fo:font-size="10pt" fo:font-style="normal" style:language-asian="ja" style:country-asian="JP" style:font-style-asian="normal" style:font-style-complex="normal"/>
    </style:style>
    <style:style style:name="T9" style:family="text">
      <style:text-properties fo:color="#000000" fo:font-weight="bold" style:font-weight-asian="bold" style:font-weight-complex="bold"/>
    </style:style>
    <style:style style:name="T10" style:family="text">
      <style:text-properties fo:color="#000000" fo:font-size="10pt" style:font-size-asian="10pt" style:font-size-complex="10pt"/>
    </style:style>
    <style:style style:name="T11" style:family="text">
      <style:text-properties fo:color="#000000" fo:language="en" fo:country="US" fo:font-style="normal" style:language-asian="ja" style:country-asian="JP" style:font-style-asian="normal" style:language-complex="ar" style:country-complex="SA" style:font-style-complex="normal"/>
    </style:style>
    <style:style style:name="T12" style:family="text">
      <style:text-properties style:font-name="Arial1" fo:language="en" fo:country="US" style:language-asian="ja" style:country-asian="JP"/>
    </style:style>
    <style:style style:name="T13" style:family="text">
      <style:text-properties fo:font-variant="normal" fo:text-transform="none" fo:color="#000000" style:font-name="Arial2" fo:letter-spacing="normal" fo:font-style="normal" fo:font-weight="normal"/>
    </style:style>
    <style:style style:name="T14"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15"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16"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17" style:family="text">
      <style:text-properties style:use-window-font-color="true" style:font-name-asian="Times New Roman" style:font-name-complex="Times New Roman" style:language-complex="ar" style:country-complex="SA"/>
    </style:style>
    <style:style style:name="T18" style:family="text">
      <style:text-properties fo:language="en" fo:country="GB"/>
    </style:style>
    <style:style style:name="T19" style:family="text">
      <style:text-properties fo:language="en" fo:country="GB" style:font-name-asian="Times New Roman" style:font-name-complex="Times New Roman"/>
    </style:style>
    <style:style style:name="T20" style:family="text">
      <style:text-properties style:font-name-asian="Times New Roman" style:font-name-complex="Times New Roman" style:language-complex="ar" style:country-complex="SA"/>
    </style:style>
    <style:style style:name="T21" style:family="text">
      <style:text-properties fo:font-weight="bold" style:font-weight-asian="bold" style:font-weight-complex="bold"/>
    </style:style>
    <style:style style:name="T2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3"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4" style:family="text">
      <style:text-properties fo:color="#0000ff" style:text-underline-style="solid" style:text-underline-width="auto" style:text-underline-color="font-color"/>
    </style:style>
    <style:style style:name="T25" style:family="text">
      <style:text-properties fo:color="#0000ff" style:text-underline-style="solid" style:text-underline-width="auto" style:text-underline-color="font-color" fo:font-weight="bold" style:font-weight-asian="bold" style:font-weight-complex="bold"/>
    </style:style>
    <style:style style:name="T2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7" style:family="text">
      <style:text-properties fo:font-size="10pt" style:font-size-asian="10pt" style:font-size-complex="10pt"/>
    </style:style>
    <style:style style:name="T28" style:family="text">
      <style:text-properties fo:color="#808080" style:font-name="Verdana" fo:font-size="7pt" style:font-name-asian="Verdana" style:font-size-asian="7pt" style:font-name-complex="Verdana" style:font-size-complex="7pt"/>
    </style:style>
    <style:style style:name="T2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draw:frame draw:style-name="fr2" draw:name="graphics3" text:anchor-type="paragraph" svg:width="17.78cm" svg:height="7.893cm" draw:z-index="0"><draw:image xlink:href="Pictures/1000020100000427000001D81E79F30D.png" xlink:type="simple" xlink:show="embed" xlink:actuate="onLoad"/></draw:frame></text:p>
      <text:p text:style-name="P19">R<text:span text:style-name="T5">FC 209 - NetworkInterfaceInformationService</text:span></text:p>
      <text:p text:style-name="P19"><text:span text:style-name="T3">Draft<text:line-break/><text:line-break/></text:span><text:span text:style-name="T3"><text:page-count style:num-format="1">32</text:page-count></text:span><text:span text:style-name="T3"> Pages</text:span></text:p>
      <text:p text:style-name="P20"/>
      <text:p text:style-name="P16">Abstract</text:p>
      <text:p text:style-name="P17"><text:span text:style-name="T7">This document </text:span><text:span text:style-name="T8">defines</text:span><text:span text:style-name="T7"> the </text:span><text:span text:style-name="T8">Java API that provides the information of network interfaces </text:span><text:span text:style-name="T7">in an OSGi </text:span><text:span text:style-name="T8">environment. The bundles can get not only information of <text:s/>network interfaces but notification when the configuration of <text:s/>network interfaces to be changed to use this API.</text:span></text:p>
      <text:p text:style-name="P18"/>
      <text:h text:style-name="P115" text:outline-level="1" text:restart-numbering="true" text:start-value="-1">Document Information</text:h>
      <text:h text:style-name="P116" text:outline-level="2">License</text:h>
      <text:p text:style-name="P22">DISTRIBUTION AND FEEDBACK LICENSE, Version 2.0</text:p>
      <text:p text:style-name="P3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4"/>
      <text:p text:style-name="P3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4"/>
      <text:p text:style-name="P3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4">NEITHER THE OSGi ALLIANCE NOR ANY THIRD PARTY WILL BE LIABLE FOR ANY DIRECT, INDIRECT, SPECIAL, INCIDENTAL OR CONSEQUENTIAL DAMAGES ARISING OUT OF OR RELATING TO ANY USE OR DISTRIBUTION OF THE DISTRIBUTION. </text:p>
      <text:p text:style-name="P34"/>
      <text:p text:style-name="P3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4"/>
      <text:p text:style-name="P3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4"/>
      <text:p text:style-name="P3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5"/>
      <text:p text:style-name="P35">I HEREBY ACKNOWLEDGE AND AGREE TO THE TERMS AND CONDITIONS DELINEATED ABOVE.</text:p>
      <text:h text:style-name="P116"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6" text:outline-level="2">Feedback</text:h>
      <text:p text:style-name="Body"><text:span text:style-name="T1">This document can be downloaded from the OSGi Alliance design repository at </text:span><text:a xlink:type="simple" xlink:href="https://github.com/osgi/design"><text:span text:style-name="T1">https://github.com/osgi/design</text:span></text:a><text:span text:style-name="T1"> The public can provide feedback about this document by opening a bug at https://www.osgi.org/bugzilla/.</text:span></text:p>
      <text:h text:style-name="P11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0">0 Document Information<text:tab/>2</text:p>
          <text:p text:style-name="P121">0.1 License<text:tab/>2</text:p>
          <text:p text:style-name="P121">0.2 Trademarks<text:tab/>3</text:p>
          <text:p text:style-name="P121">0.3 Feedback<text:tab/>3</text:p>
          <text:p text:style-name="P121">0.4 Table of Contents<text:tab/>3</text:p>
          <text:p text:style-name="P121">0.5 Terminology and Document Conventions<text:tab/>4</text:p>
          <text:p text:style-name="P121">0.6 Revision History<text:tab/>4</text:p>
          <text:p text:style-name="P120">1 Introduction<text:tab/>5</text:p>
          <text:p text:style-name="P120">2 Application Domain<text:tab/>5</text:p>
          <text:p text:style-name="P120">3 Problem Description<text:tab/>6</text:p>
          <text:p text:style-name="P120">4 Requirements<text:tab/>7</text:p>
          <text:p text:style-name="P120">5 Technical Solution<text:tab/>8</text:p>
          <text:p text:style-name="P121">5.1 Intoroduction<text:tab/>8</text:p>
          <text:p text:style-name="P121">5.2 Entities<text:tab/>8</text:p>
          <text:p text:style-name="P121">5.3 NwIfInfo Service<text:tab/>11</text:p>
          <text:p text:style-name="P121">5.4 NwIfInfoAdmin Service<text:tab/>11</text:p>
          <text:p text:style-name="P121">5.5 NwIfInetAddress Service<text:tab/>12</text:p>
          <text:p text:style-name="P121">5.6 NwIfInfoPermission<text:tab/>13</text:p>
          <text:p text:style-name="P121">5.7 NwIfInfoException<text:tab/>13</text:p>
          <text:p text:style-name="P121">5.8 IP address type and Network interface type<text:tab/>13</text:p>
          <text:p text:style-name="P122"><text:soft-page-break/>5.8.1 Network interface type<text:tab/>13</text:p>
          <text:p text:style-name="P122">5.8.2 IP address type<text:tab/>14</text:p>
          <text:p text:style-name="P121">5.9 Usage<text:tab/>15</text:p>
          <text:p text:style-name="P120">6 Data Transfer Objects<text:tab/>15</text:p>
          <text:p text:style-name="P120">7 Javadoc<text:tab/>15</text:p>
          <text:p text:style-name="P120">8 Considered Alternatives<text:tab/>31</text:p>
          <text:p text:style-name="P120">9 Security Considerations<text:tab/>31</text:p>
          <text:p text:style-name="P120">10 Document Support<text:tab/>31</text:p>
          <text:p text:style-name="P121">10.1 References<text:tab/>31</text:p>
          <text:p text:style-name="P121">10.2 Author’s Address<text:tab/>31</text:p>
          <text:p text:style-name="P121">10.3 Acronyms and Abbreviations<text:tab/>31</text:p>
          <text:p text:style-name="P121">10.4 End of Document<text:tab/>32</text:p>
        </text:index-body>
      </text:table-of-content>
      <text:p text:style-name="P21"/>
      <text:h text:style-name="P116" text:outline-level="2">Terminology and Document Conventions</text:h>
      <text:p text:style-name="P21">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1"><text:span text:style-name="T4">Source code is shown in this typeface</text:span>.</text:p>
      <text:h text:style-name="P116" text:outline-level="2">Revision History</text:h>
      <text:p text:style-name="P21">The last named individual in this history is currently responsible for this document.</text:p>
      <text:p text:style-name="P2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header-rows>
        <table:table-row table:style-name="Table1.2">
          <table:table-cell table:style-name="Table1.A1" office:value-type="string">
            <text:p text:style-name="P37">Initial</text:p>
          </table:table-cell>
          <table:table-cell table:style-name="Table1.A1" office:value-type="string">
            <text:p text:style-name="P39">Nov 18, 2013</text:p>
          </table:table-cell>
          <table:table-cell table:style-name="Table1.C1" office:value-type="string">
            <text:p text:style-name="P38">Initial version</text:p>
            <text:p text:style-name="P40"><text:span text:style-name="T5">Shigekuni Kondo</text:span>, <text:span text:style-name="T5">NTT Corporation,</text:span> <text:span text:style-name="T5">kondo.shigekuni@lab.ntt.co.jp</text:span></text:p>
          </table:table-cell>
        </table:table-row>
        <table:table-row table:style-name="Table1.2">
          <table:table-cell table:style-name="Table1.A3" office:value-type="float" office:value="0.2">
            <text:p text:style-name="P41">0.2</text:p>
          </table:table-cell>
          <table:table-cell table:style-name="Table1.B3" office:value-type="string">
            <text:p text:style-name="P39">Feb 10, 2014</text:p>
          </table:table-cell>
          <table:table-cell table:style-name="Table1.C3" office:value-type="string">
            <text:p text:style-name="P38">Based on the last meeting, the section 5 has changed.</text:p>
            <text:p text:style-name="P38">Changed the design to service repository model.</text:p>
            <text:p text:style-name="P38">Shigekuni Kondo, NTT Corporation, kondo.shigekuni@lab.ntt.co.jp</text:p>
          </table:table-cell>
        </table:table-row>
      </table:table>
      <text:p text:style-name="P21"/>
      <text:p text:style-name="P21"/>
      <text:p text:style-name="P21"/>
      <text:h text:style-name="P114" text:outline-level="1"><text:soft-page-break/>Introduction</text:h>
      <text:p text:style-name="P6">Java standard APIs (i.e. java.net.NetworkInterface, java.net.InetAddress) provide functions that allow IP network interface information, such as the IP address and MAC address to be obtained. </text:p>
      <text:p text:style-name="P6">However, the bundle that wants to get network interface information has to monitor whether the information has changed or not for a certain period of time. <text:s/>Changes in network interface <text:s/>can be pushed to the bundles concerned, the need for polling by bundles can be eliminated.</text:p>
      <text:p text:style-name="P6">In addition, some information cannot be obtained via Java standard APIs.</text:p>
      <text:p text:style-name="P5">This RFC <text:s/></text:p>
      <text:p text:style-name="P8">defines the Java API that provides the information of network interfaces in an OSGi environment. The bundles can get not only information of <text:s/>network interfaces but notification when the configuration of <text:s/>network interfaces to use this API.</text:p>
      <text:h text:style-name="P114" text:outline-level="1">Application Domain</text:h>
      <text:p text:style-name="P7">There are many bundles that use the IP network to communicate with other networked devices. In paticular, since a Residential Gateway (RGW) may have a number of network interfaces, each bundle running on the RGW needs to obtain an IP address and confirm whether the network interface associated with the allocated IP address suits the bundle's requirements or not. </text:p>
      <text:p text:style-name="P7">For example, a protocol adapter needs the IP address of a network interface on the wide area network side to communicate with an external server. UPnP device service bundle needs the IP address that can be used to communicate with devices in a local area network. </text:p>
      <text:p text:style-name="P7">These bundles can acquire information about the network interface via the following Java standard APIs.</text:p>
      <text:list xml:id="list4075811039060593918" text:style-name="L1">
        <text:list-item>
          <text:p text:style-name="P111">java.net.NetworkInterface</text:p>
        </text:list-item>
        <text:list-item>
          <text:p text:style-name="P112">java.net.InetAddress</text:p>
        </text:list-item>
      </text:list>
      <text:h text:style-name="P114" text:outline-level="1"><text:soft-page-break/>Problem Description</text:h>
      <text:p text:style-name="P42">Many application bundles on the RGW provide services on IP networks. For example, a protocol adapter for DMT Admin Service, a http server established by HTTP Service bundle and UPnP device service bundle use IP networks. In those cases, the bundles need to get information about the network interface on the RGW such as IP address, MAC address, network interface name, and so on.</text:p>
      <text:p text:style-name="P42">The information about the network interface can be obtained by using Java standard APIs which are java.net.NetworkInterface and java.net.InetAddress. However, these APIs fail to provide the features needed by the bundles when they use the IP network in the following situations:</text:p>
      <text:p text:style-name="P42"/>
      <text:p text:style-name="P42">[Problem 1] There is no feature that sends a notification when information of the network interface (i.e. IP address) changes during runtime, e.g. the connection status or the assigned IP address. </text:p>
      <text:p text:style-name="P42">[Problem 2] There is no feature that can acquire the subnet mask of the network interface. </text:p>
      <text:p text:style-name="P42">[Problem 3] Operating System specific bundles must be prepared because some information about network interface depends on the Operating System.</text:p>
      <text:p text:style-name="P42"/>
      <text:p text:style-name="P42">If these functions were available, it would be very useful for bundles that need to use the IP network. However, a standard API does not exist at this time, so it must be prepared for each environment.</text:p>
      <text:p text:style-name="P43"/>
      <text:list xml:id="list7250430188432452871" text:style-name="L2">
        <text:list-item>
          <text:list>
            <text:list-item>
              <text:p text:style-name="P113">Use Cases</text:p>
            </text:list-item>
          </text:list>
        </text:list-item>
      </text:list>
      <text:p text:style-name="P9"/>
      <text:p text:style-name="P55">Use case 1</text:p>
      <text:p text:style-name="P51"><text:span text:style-name="T12">The TR-069 protocol adapter bundle on a RGW needs to communicate with an Auto Configuration Server (ACS). The ACS needs to know the public IP address of the Residential Gateway to send a UDP packet to the protocol adapter bundle for a </text:span><text:span text:style-name="T13">connection request. </text:span><text:span text:style-name="T12">In this case, the bundle has to provide the IP address to the ACS when the bundle is started or the IP address has changed.</text:span></text:p>
      <text:p text:style-name="P50">Use case 2</text:p>
      <text:p text:style-name="P52">When an HTTP Service bundle is available, at least one HTTP server is expected to run. When the HTTP server needs to be assigned to a specific network interface, <text:span text:style-name="T17">the</text:span> HTTP Service bundle has to know the information of the network interface. In addition, the HTTP Service bundle needs to know when the IP address of the network interface being managed changes.</text:p>
      <text:p text:style-name="P50">Use case 3</text:p>
      <text:p text:style-name="P53">The UPnP Device Service bundle needs to create the DatagramSocket for receiving and sending M-search messages. In the case of <text:s/>devices such as Residential Gateway, which has multi network interfaces, the UPnP bundle has to create a DatagramSocket that is bound to an appropriate local IP address. Therefore, the UPnP bundle needs to know <text:span text:style-name="T6">the</text:span> current IP address of the network interface and the replacement IP address.</text:p>
      <text:p text:style-name="P50"><text:soft-page-break/>Use case 4</text:p>
      <text:p text:style-name="P49">An application bundle wants to obtain the subnet mask of the IP address to cover the situation in which the bundle needs to execute the Wake-up-On-LAN process.</text:p>
      <text:p text:style-name="P50">Use case 5</text:p>
      <text:p text:style-name="P52">An application wants to obtain information about available network services, such as available DNS Server, Log Server, NTP Server, or network characteristics, such as domain names, ARP cache timeouts, broadcast address, etc. For this, the local DHCP server can be queried to get those information.</text:p>
      <text:p text:style-name="P54">Use case 6</text:p>
      <text:p text:style-name="P48">A device running an OSGi framework in an mixed IPv4/IPv6 environment needs to get specific information about the network interface(s) in order to provide, for example, different services for the IPv4 and IPv6 environments.</text:p>
      <text:h text:style-name="P114" text:outline-level="1">Requirements</text:h>
      <text:p text:style-name="P57">[REQ_1] The solution MUST provide means to send notifications to interested bundles whenever the information of network interface has changed.(i.e. The bundle is notified the information of IP address change from Network Interface Information Service implemented bundle)</text:p>
      <text:p text:style-name="P57">[REQ_2] <text:s/>The solution MUST provide an API that can obtain information from a multiple network interfaces. Each network interface can provide information about multiple addresses. (An application bundle needs to know whether the network interface is a LAN interface or a WAN interface.).</text:p>
      <text:p text:style-name="P57">[REQ_3] The solution MUST provide a mechanism that can provide the network interface information needed regardless of the Operating System type.</text:p>
      <text:p text:style-name="P57">[REQ_4] The solution MUST provide the means of configuring network interface type. It will be defined for each environment (<text:span text:style-name="T20">i.e.</text:span> “LAN”, “WAN” <text:span text:style-name="T20">that</text:span> is bound to each logical interface) .</text:p>
      <text:p text:style-name="P57">[REQ_5] The solution MUST provide an API that can obtain the subnet mask of each IP address.</text:p>
      <text:p text:style-name="P57">[REQ_6] The solution MUST support both IPv4 and IPv6 environments (mixed or separately) and the corresponding characteristics, for example IPv4 and IPv6 addresses, multi-prefixes, multicast etc. .</text:p>
      <text:p text:style-name="P57">[REQ_7] The solution SHOULD support the retrieval of MAC addresses for network interfaces.</text:p>
      <text:p text:style-name="P57">[REQ_8] The solution MAY provide an API that allows alteration of network interface configurations.</text:p>
      <text:p text:style-name="P56"><text:span text:style-name="T18">[REQ_9] The solution MAY provide an API </text:span><text:span text:style-name="T19">that</text:span><text:span text:style-name="T18"> can obtain the capability of network interface. (</text:span><text:span text:style-name="T19">e.g.</text:span><text:span text:style-name="T18"> the physical type of network interface, list of BOOTP/DHCP command options, DNS server address, Default Gateway address, etc.)</text:span></text:p>
      <text:p text:style-name="P58"/>
      <text:h text:style-name="P114" text:outline-level="1"><text:soft-page-break/>Technical Solution</text:h>
      <text:h text:style-name="P117" text:outline-level="2">Intoroduction</text:h>
      <text:p text:style-name="P26">When the IP address is changed, the bundles utilize IP address information (i.e. Http Service bundle running HTTP Servers) is necessary to detect the fact of the change. In case of using the standard Java API, such as java.net.InetAddress java.net.NetworkInterface, processing to confirm the IP address at regular intervals from the bundle itself is required. Since this is a process common to all bundles which are necessary to detect the change of IP address information, provision of services to notify a change of IP address is very effective.</text:p>
      <text:p text:style-name="P26">Therefore the API provides the change notification feature for each network interface information (including the IP address information) is investigated in this RFC document. In addition to that, this RFC defines APIs which provide the functionalities to obtain the network interface information and the information of IP address which is bound it, to create and remove a logical network interface and to add, change and remove an IP address.</text:p>
      <text:p text:style-name="P26">The name of the network interface is information dependent on the operating system. In order to be able to bundle implementation that uses the Network Interface Information Service is not aware of the differences in the operating system, the mechanism of identifying network interface is necessary in a format that does not depend on the operating system. This RFC also defines it.</text:p>
      <text:p text:style-name="P26"/>
      <text:h text:style-name="P117" text:outline-level="2">Entities</text:h>
      <text:list xml:id="list1372669033803944838" text:style-name="L3">
        <text:list-item>
          <text:p text:style-name="P118">Network Interface<text:line-break/>Available and activated network interfaces provided in the execution environment. In this specification, the unit of the network interface is the logical interface, not the physical interface.</text:p>
        </text:list-item>
        <text:list-item>
          <text:p text:style-name="P118">NwIfInfo<text:line-break/>The OSGi service that provides information related to the Network Interface. This service provides functionalities corresponding to “java.net. NetworkInterface”. </text:p>
        </text:list-item>
        <text:list-item>
          <text:p text:style-name="P118">NwIfInetAddress<text:line-break/>The OSGi service that provides information of IP addresses available on execution environment on a Network Interface Information Service bundle is running.</text:p>
        </text:list-item>
        <text:list-item>
          <text:p text:style-name="P118">NwIfInfoAdmin<text:line-break/>The OSGi Service. This interface provides the functionality to create new logical network interface. IP address can be configured via created NwIfInfo Service.</text:p>
        </text:list-item>
        <text:list-item>
          <text:p text:style-name="P118">NwIfInfoPermission<text:line-break/>This class represents execute authority of the bundle which registers NwIfInfo Admin Service, NwIfInfo service and NwIfInetAddress service.</text:p>
        </text:list-item>
        <text:list-item>
          <text:p text:style-name="P118"><text:soft-page-break/>NwIfInfoException<text:line-break/>Exception class that represents a processing failure of NwIfInfo.</text:p>
        </text:list-item>
        <text:list-item>
          <text:p text:style-name="P118">NwIfType<text:line-break/>The identifier of the network interface to be defined in a manner. It is independent of the operating system. This identifier string is not specified in this specification. The Network Interface Information Service bundle provider should define this identifier string. This identifier is used by user bundle to specify the network interface to be monitored.</text:p>
        </text:list-item>
        <text:list-item>
          <text:p text:style-name="P118">IPAdressType<text:line-break/>An identifier indicating the type of IP address (i.e. IPv4_PRIVATE，IPv6_GROVAL). This identifier is defined in this specification. This identifier is used by user bundle to specify the network interface to be monitored.</text:p>
        </text:list-item>
      </text:list>
      <text:p text:style-name="P31"/>
      <text:p text:style-name="P31"/>
      <text:p text:style-name="P30"><draw:frame draw:style-name="fr3" draw:name="グラフィックス8" text:anchor-type="paragraph" svg:width="15.235cm" svg:height="11.083cm" draw:z-index="16"><draw:image xlink:href="Pictures/2000000B00006B9900004FDE8C7CC24D.svm" xlink:type="simple" xlink:show="embed" xlink:actuate="onLoad"/></draw:frame></text:p>
      <text:p text:style-name="P32">Fig.1 Class structure of Network Interface Information Service</text:p>
      <text:p text:style-name="P30"/>
      <text:p text:style-name="P30"/>
      <text:p text:style-name="P30"><text:soft-page-break/>&lt;Network Interface Information Bundle&gt;</text:p>
      <text:p text:style-name="P30">To register three kind of services. </text:p>
      <text:p text:style-name="P30">NwIfInfo service provides network interface information, this bundle registers this service each logical interface. </text:p>
      <text:p text:style-name="P30">NwIfInetAddress service provides each IP address information, this bundle registers this service each IP address. </text:p>
      <text:p text:style-name="P30">NwIfInetAddress service is associated with specific NwIfInfo service. </text:p>
      <text:p text:style-name="P30">When information of network interface is changed, service properties of NwIfInfo setvice and NwIfInetAddress service will be modified. NwIfInfioAdmin service provides the functionality to create new logical network interface.</text:p>
      <text:p text:style-name="P30">&lt;User bundle&gt;</text:p>
      <text:p text:style-name="P30">Tracking necessary NwIfInfo service and NwIfInetAddress service (using filter).This bundle can be notified the change of network interface information via Service Event.</text:p>
      <text:p text:style-name="P30"/>
      <text:p text:style-name="P30"><draw:frame draw:style-name="fr1" draw:name="グラフィックス1" text:anchor-type="paragraph" svg:x="0.923cm" svg:y="0.362cm" svg:width="15.937cm" svg:height="6.158cm" draw:z-index="17"><draw:image xlink:href="Pictures/20000008000076C500002EAFCE413B8D.svm" xlink:type="simple" xlink:show="embed" xlink:actuate="onLoad"/></draw:frame></text:p>
      <text:p text:style-name="P32">Fig.2 Overview of Network Interface Information Service</text:p>
      <text:p text:style-name="P26"/>
      <text:p text:style-name="P26"/>
      <text:p text:style-name="P26"/>
      <text:p text:style-name="P26"/>
      <text:h text:style-name="Heading_20_2" text:outline-level="2"><text:soft-page-break/>NwIfInfo<text:span text:style-name="T5"> Service</text:span></text:h>
      <text:p text:style-name="P44">NwIfInfo is an interface that provides information about available network interfaces that are provided by the execution environment on the Network Interface Information Service bundle is running. </text:p>
      <text:p text:style-name="P44">NwIfInfo service is registered to the service repository with service properties which are shown in the following table.</text:p>
      <text:p text:style-name="P44"/>
      <text:p text:style-name="P45">Table 1. Service properties of NwIfInfo Service</text:p>
      <table:table table:name="表21" table:style-name="表21">
        <table:table-column table:style-name="表21.A"/>
        <table:table-column table:style-name="表21.B"/>
        <table:table-row>
          <table:table-cell table:style-name="表21.A1" office:value-type="string">
            <text:p text:style-name="P59">The key of service property</text:p>
          </table:table-cell>
          <table:table-cell table:style-name="表21.B1" office:value-type="string">
            <text:p text:style-name="Table_20_Contents">Description</text:p>
          </table:table-cell>
        </table:table-row>
        <table:table-row>
          <table:table-cell table:style-name="表21.A2" office:value-type="string">
            <text:p text:style-name="Table_20_Contents">service.nwif.type</text:p>
          </table:table-cell>
          <table:table-cell table:style-name="表21.B2" office:value-type="string">
            <text:p text:style-name="P44">Required property. Network interface type is set to a value.</text:p>
          </table:table-cell>
        </table:table-row>
        <table:table-row>
          <table:table-cell table:style-name="表21.A2" office:value-type="string">
            <text:p text:style-name="Table_20_Contents">service.macaddress</text:p>
          </table:table-cell>
          <table:table-cell table:style-name="表21.B2" office:value-type="string">
            <text:p text:style-name="P44">Required property. MAC address is set to a value.</text:p>
          </table:table-cell>
        </table:table-row>
        <table:table-row>
          <table:table-cell table:style-name="表21.A2" office:value-type="string">
            <text:p text:style-name="Table_20_Contents">service.nwif.name</text:p>
          </table:table-cell>
          <table:table-cell table:style-name="表21.B2" office:value-type="string">
            <text:p text:style-name="P44">Required property. Network interface name is set to a value.</text:p>
          </table:table-cell>
        </table:table-row>
        <table:table-row>
          <table:table-cell table:style-name="表21.A2" office:value-type="string">
            <text:p text:style-name="Table_20_Contents">service.nwif.displayname</text:p>
          </table:table-cell>
          <table:table-cell table:style-name="表21.B2" office:value-type="string">
            <text:p text:style-name="P44">Required property. Network interface display name is set to a value.</text:p>
          </table:table-cell>
        </table:table-row>
      </table:table>
      <text:p text:style-name="P44"/>
      <text:p text:style-name="P44">When a network interface becomes available, NwIfInfo service associated with the network interface is registered to service repository. If the network interface becomes unavailable, the corresponding NwIfInfo service is unregistered. </text:p>
      <text:p text:style-name="P44">When the attribute values of the network interface are set to the service property changes, NwIfInfo service is updated. NwIfInfo interface provides a method corresponding to java.net.NetworkInterface in order to provide information on the network interface associated with. However, it does not provide in this interface method corresponding to the Static method. In addition to that, because InetAddress object or NetworkInterface object is registered in the service repository, the method to get those objects does not provide in NwIfInfo interface. NwIfInfo provides a method to retrieve the value of an attribute of a network interface.</text:p>
      <text:p text:style-name="P44">NwIfInfo provides the remove method to delete the network interface associated with it. However, network interface that can be removed by the remove method is limited to the network interface generated via Network Interface Information Service. The network interface provided in the execution environment from the beginning cannot be deleted in the remove method. It is in order not to disturb the behavior of the non-OSGi application.</text:p>
      <text:p text:style-name="P47"/>
      <text:h text:style-name="Heading_20_2" text:outline-level="2">NwIfInfoAdmin <text:span text:style-name="T5">Service</text:span></text:h>
      <text:p text:style-name="P46">This interface provides the functionality to create new logical network interface. After the creating new logical network interface, NwIfInfo service will be registered. IP address can be added and configured via NwIfInfo service and NwIfInetAddress service.</text:p>
      <text:p text:style-name="P25"/>
      <text:h text:style-name="Heading_20_2" text:outline-level="2"><text:soft-page-break/>NwIfInetAddress <text:span text:style-name="T5">Service</text:span></text:h>
      <text:p text:style-name="P26">NwIfInetAddress interface provides information of IP addresses available on execution environment on a Network Interface Information Service bundle is running. </text:p>
      <text:p text:style-name="P46">NwIfInetAddress service is registered to the service repository with service properties which are shown in the following table.</text:p>
      <text:p text:style-name="P27"/>
      <text:p text:style-name="P45">Table 2. Service properties of <text:span text:style-name="T1">NwIfInetAddress</text:span> Service</text:p>
      <table:table table:name="表22" table:style-name="表22">
        <table:table-column table:style-name="表22.A"/>
        <table:table-column table:style-name="表22.B"/>
        <table:table-row>
          <table:table-cell table:style-name="表22.A1" office:value-type="string">
            <text:p text:style-name="P59">The key of service property</text:p>
          </table:table-cell>
          <table:table-cell table:style-name="表22.B1" office:value-type="string">
            <text:p text:style-name="Table_20_Contents">Description</text:p>
          </table:table-cell>
        </table:table-row>
        <table:table-row>
          <table:table-cell table:style-name="表22.A2" office:value-type="string">
            <text:p text:style-name="Table_20_Contents">service.nwif.type</text:p>
          </table:table-cell>
          <table:table-cell table:style-name="表22.B2" office:value-type="string">
            <text:p text:style-name="P44">Required property. Network interface type is set to a value.</text:p>
          </table:table-cell>
        </table:table-row>
        <table:table-row>
          <table:table-cell table:style-name="表22.A2" office:value-type="string">
            <text:p text:style-name="Table_20_Contents">service.ipaddress.type</text:p>
          </table:table-cell>
          <table:table-cell table:style-name="表22.B2" office:value-type="string">
            <text:p text:style-name="P44">Required property. <text:span text:style-name="T1">IP address type</text:span> is set to a value.</text:p>
          </table:table-cell>
        </table:table-row>
        <table:table-row>
          <table:table-cell table:style-name="表22.A2" office:value-type="string">
            <text:p text:style-name="Table_20_Contents">service.ipaddress</text:p>
          </table:table-cell>
          <table:table-cell table:style-name="表22.B2" office:value-type="string">
            <text:p text:style-name="P44">Required property. <text:span text:style-name="T1">IP address String </text:span>is set to a value.</text:p>
          </table:table-cell>
        </table:table-row>
        <table:table-row>
          <table:table-cell table:style-name="表22.A2" office:value-type="string">
            <text:p text:style-name="Table_20_Contents">service.subnetmask.length</text:p>
          </table:table-cell>
          <table:table-cell table:style-name="表22.B2" office:value-type="string">
            <text:p text:style-name="P44">Required property. <text:span text:style-name="T1">subnet mask length of the required properties IPv4, or IPv6 prefix length</text:span> is set to a value.</text:p>
          </table:table-cell>
        </table:table-row>
        <table:table-row>
          <table:table-cell table:style-name="表22.A2" office:value-type="string">
            <text:p text:style-name="Table_20_Contents">service.nwif<text:span text:style-name="T5">info.id</text:span></text:p>
          </table:table-cell>
          <table:table-cell table:style-name="表22.B2" office:value-type="string">
            <text:p text:style-name="P44">Required property. <text:span text:style-name="T1">Service ID of the NwIfInfo servuice corresponding to the network interface</text:span> binding this IP address is set to a value.</text:p>
          </table:table-cell>
        </table:table-row>
      </table:table>
      <text:p text:style-name="P46"/>
      <text:p text:style-name="P26">NwIfInetAddress service is registered to service repository for each available IP address. </text:p>
      <text:p text:style-name="P26">When the associated IP addresses is deleted, or the network interface that the IP address is bound becomes unavailable, the NwIfInetAddress service is unregistered. When the associated IP address has been changed, NwIfInetAddress service is updated. The user bundle can detect the change of IP address by monitoring the registration or unregistering, updating of NwIfInetAddress service.</text:p>
      <text:p text:style-name="P26">Because IP addresses are bound to the network interface of any, Service ID of the associated NwIfInfo service and its network interface type are set to service property. </text:p>
      <text:p text:style-name="P26">NwIfInetAddress service is registered after the associated NwIfInfo service is registered. On the other hand, in case of unregistering services, after NwIfInetAddress all related services are unregistered, associated NwIfInfo service is unregistered.</text:p>
      <text:p text:style-name="P26">NwIfInetAddress provides the remove method to delete the IP address associated with it. In addition to that NwIfInetAddress provides the Setter method to change the subnet mask (or prefix length) and IP address.</text:p>
      <text:p text:style-name="P46"/>
      <text:p text:style-name="P27"/>
      <text:p text:style-name="P23"/>
      <text:h text:style-name="Heading_20_2" text:outline-level="2"><text:soft-page-break/>NwIfInfoPermission</text:h>
      <text:p text:style-name="P27">This class represents execute authority of the bundle which registers NwIfInfo service and NwIfInetAddress service.</text:p>
      <text:p text:style-name="P27">The name is a string using the network interface type and the IP address type. There are three types of name as below. "Str1" and "Str2" is used to represent string example. </text:p>
      <text:p text:style-name="P27">&lt;Name1&gt;<text:line-break/>It is consisted of Str1 and Str2 which is a dot-separated string (i.e. Str1.Str2). "*" is not included in the name. "Network interface type" is described as Str1 and "IP address type" is described as Str2. This name represents all NwIfInfo service and NwIfInetAddress Service that match the "Network interface type" represented Str1 and "IP address type" represented Str2.</text:p>
      <text:p text:style-name="P27">&lt;Name2&gt;<text:line-break/>The name is consisted of Str1 and "*" which is a dot-separated string (i.e. Str1.*).: "Network interface type" is described as Str1. This name represents all NwIfInfo service and NwIfInetAddress Service that match the "Network interface type" represented Str1.</text:p>
      <text:p text:style-name="P27">&lt;Name3&gt;<text:line-break/>The name is consisted of only "*". This name represents all NwIfInfo service and NwIfInetAddress Service.</text:p>
      <text:p text:style-name="P27">The action <text:span text:style-name="T5">string </text:span>is <text:span text:style-name="T5">defined only “ADMIN”</text:span>. <text:span text:style-name="T5">It means the p</text:span>ermission to execute the Add, Set and Delete method for each information.</text:p>
      <text:p text:style-name="P27">There is no need for this permission to execute of the Get method for each information.</text:p>
      <text:p text:style-name="P27"/>
      <text:h text:style-name="P117" text:outline-level="2">NwIfInfoException</text:h>
      <text:p text:style-name="P27">Exception class that represents a processing failure of NwIfInfo.</text:p>
      <text:p text:style-name="P27"/>
      <text:h text:style-name="Heading_20_2" text:outline-level="2">IP address type <text:span text:style-name="T5">and N</text:span>etwork interface type</text:h>
      <text:h text:style-name="Heading_20_3" text:outline-level="3"><text:span text:style-name="T5">N</text:span>etwork interface type</text:h>
      <text:p text:style-name="P26">In order to identify the network interface, it is possible to use the network interface name. </text:p>
      <text:p text:style-name="P26">However, since the network interface name is an identifier that is dependent on the operating system, if network interface name is used as identifier, it is necessary to implement the user bundle being aware of the operating system. Therefore, in this specification, “network interface type” which is independent of the operating system is used to identify the network interface. The network interface type sting itself is not defined in this specification. It should be provided by the platform provider on which Network Interface Information Service bundle is running. For example, Network interface type “LAN” indicates the network interface to connect to a local area network, Network interface type “WAN” indicates the network interface to connect to the Internet. If a bundle wants to obtain the information of the network interface which connects to the Internet, the bundle is able to get it to obtain NwIfInfo service which is set "SERVICE_NWIF_TYPE = WAN" to service property from service repository.</text:p>
      <text:h text:style-name="Heading_20_3" text:outline-level="3"><text:soft-page-break/>IP address type</text:h>
      <text:p text:style-name="P33">This spec defines “IP address type” to be narrowed <text:s/>down the IP address by user bunde of following.</text:p>
      <text:p text:style-name="Body"/>
      <text:p text:style-name="P45">Table 3. IP Address Type</text:p>
      <table:table table:name="表23" table:style-name="表23">
        <table:table-column table:style-name="表23.A"/>
        <table:table-column table:style-name="表23.B"/>
        <table:table-column table:style-name="表23.C"/>
        <table:table-row>
          <table:table-cell table:style-name="表23.A1" office:value-type="string">
            <text:p text:style-name="P59">IP Address Type</text:p>
          </table:table-cell>
          <table:table-cell table:style-name="表23.A1" office:value-type="string">
            <text:p text:style-name="P59">Discription</text:p>
          </table:table-cell>
          <table:table-cell table:style-name="表23.C1" office:value-type="string">
            <text:p text:style-name="P60">Condition</text:p>
          </table:table-cell>
        </table:table-row>
        <table:table-row>
          <table:table-cell table:style-name="表23.A2" office:value-type="string">
            <text:p text:style-name="P23">IPV4_GLOBAL</text:p>
          </table:table-cell>
          <table:table-cell table:style-name="表23.A2" office:value-type="string">
            <text:p text:style-name="P23">IP address type which means IPv4 global address.</text:p>
          </table:table-cell>
          <table:table-cell table:style-name="表23.C2" office:value-type="string">
            <text:p text:style-name="P24"><text:span text:style-name="T5">- </text:span>Implementation subclass of InetAddress<text:line-break/> <text:s/>instance is equivalent to Inet4Address.<text:line-break/><text:span text:style-name="T5">- </text:span>InetAddress.isAnyLocalAddress () is false.<text:line-break/><text:span text:style-name="T5">- </text:span>InetAddress.isLinkLocalAddress () is false.<text:line-break/><text:span text:style-name="T5">- </text:span>InetAddress.isLoopbackAddress () is false.<text:line-break/><text:span text:style-name="T5">- </text:span>InetAddress.isMulticastAddress () is false.<text:line-break/><text:span text:style-name="T5">- </text:span>InetAddress.isSiteLocalAddress () is false.</text:p>
          </table:table-cell>
        </table:table-row>
        <table:table-row>
          <table:table-cell table:style-name="表23.A2" office:value-type="string">
            <text:p text:style-name="P23">IPV4_PRIVATE</text:p>
          </table:table-cell>
          <table:table-cell table:style-name="表23.A2" office:value-type="string">
            <text:p text:style-name="P23">IP address type which means IPv4 <text:span text:style-name="T5">private</text:span> address.</text:p>
          </table:table-cell>
          <table:table-cell table:style-name="表23.C2" office:value-type="string">
            <text:p text:style-name="P24"><text:span text:style-name="T5">- </text:span>Implementation subclass of InetAddress<text:line-break/> <text:s/>instance is equivalent to Inet4Address.<text:line-break/><text:span text:style-name="T5">- </text:span>InetAddress.isAnyLocalAddress () is false.<text:line-break/><text:span text:style-name="T5">- </text:span>InetAddress.isLinkLocalAddress () is false.<text:line-break/><text:span text:style-name="T5">- </text:span>InetAddress.isLoopbackAddress () is false.<text:line-break/><text:span text:style-name="T5">- </text:span>InetAddress.isMulticastAddress () is false.<text:line-break/><text:span text:style-name="T5">- </text:span>InetAddress.isSiteLocalAddress () is <text:span text:style-name="T5">true.</text:span></text:p>
          </table:table-cell>
        </table:table-row>
        <table:table-row>
          <table:table-cell table:style-name="表23.A2" office:value-type="string">
            <text:p text:style-name="P23">IPV4_LOOPBACK</text:p>
          </table:table-cell>
          <table:table-cell table:style-name="表23.A2" office:value-type="string">
            <text:p text:style-name="P23">IP address type which means IPv4 <text:span text:style-name="T5">loopback</text:span> address.</text:p>
          </table:table-cell>
          <table:table-cell table:style-name="表23.C2" office:value-type="string">
            <text:p text:style-name="P24"><text:span text:style-name="T5">- </text:span>Implementation subclass of InetAddress<text:line-break/> <text:s/>instance is equivalent to Inet4Address.<text:line-break/><text:span text:style-name="T5">- </text:span>InetAddress.isAnyLocalAddress () is false.<text:line-break/><text:span text:style-name="T5">- </text:span>InetAddress.isLinkLocalAddress () is false.<text:line-break/><text:span text:style-name="T5">- </text:span>InetAddress.isLoopbackAddress () is <text:span text:style-name="T5">true</text:span>.<text:line-break/><text:span text:style-name="T5">- </text:span>InetAddress.isMulticastAddress () is false.<text:line-break/><text:span text:style-name="T5">- </text:span>InetAddress.isSiteLocalAddress () is false.</text:p>
          </table:table-cell>
        </table:table-row>
        <table:table-row>
          <table:table-cell table:style-name="表23.A2" office:value-type="string">
            <text:p text:style-name="P23">IPV6_GLOBAL</text:p>
          </table:table-cell>
          <table:table-cell table:style-name="表23.A2" office:value-type="string">
            <text:p text:style-name="P23">IP address type which means IPv<text:span text:style-name="T5">6</text:span> global address.</text:p>
          </table:table-cell>
          <table:table-cell table:style-name="表23.C2" office:value-type="string">
            <text:p text:style-name="P24"><text:span text:style-name="T5">- </text:span>Implementation subclass of InetAddress<text:line-break/> <text:s/>instance is equivalent to <text:span text:style-name="T5">Inet6Address</text:span>.<text:line-break/><text:span text:style-name="T5">- </text:span>InetAddress.isAnyLocalAddress () is false.<text:line-break/><text:span text:style-name="T5">- </text:span>InetAddress.isLinkLocalAddress () is false.<text:line-break/><text:span text:style-name="T5">- </text:span>InetAddress.isLoopbackAddress () is false.<text:line-break/><text:span text:style-name="T5">- </text:span>InetAddress.isMulticastAddress () is false.<text:line-break/><text:span text:style-name="T5">- </text:span>InetAddress.isSiteLocalAddress () is false</text:p>
          </table:table-cell>
        </table:table-row>
        <table:table-row>
          <table:table-cell table:style-name="表23.A2" office:value-type="string">
            <text:p text:style-name="P23">IPV6_ LINKLOCAL</text:p>
          </table:table-cell>
          <table:table-cell table:style-name="表23.A2" office:value-type="string">
            <text:p text:style-name="P23">IP address type which means IPv<text:span text:style-name="T5">6</text:span> <text:span text:style-name="T5">linklocal</text:span> address.</text:p>
          </table:table-cell>
          <table:table-cell table:style-name="表23.C2" office:value-type="string">
            <text:p text:style-name="P24"><text:span text:style-name="T5">- </text:span>Implementation subclass of InetAddress<text:line-break/> <text:s/>instance is equivalent to <text:span text:style-name="T5">Inet6Address</text:span>.<text:line-break/><text:span text:style-name="T5">- </text:span>InetAddress.isAnyLocalAddress () is false.<text:line-break/><text:span text:style-name="T5">- </text:span>InetAddress.isLinkLocalAddress () is <text:span text:style-name="T5">true</text:span>.<text:line-break/><text:span text:style-name="T5">- </text:span>InetAddress.isLoopbackAddress () is false.<text:line-break/><text:span text:style-name="T5">- </text:span>InetAddress.isMulticastAddress () is false.<text:line-break/><text:span text:style-name="T5">- </text:span>InetAddress.isSiteLocalAddress () is false.</text:p>
          </table:table-cell>
        </table:table-row>
        <table:table-row>
          <table:table-cell table:style-name="表23.A2" office:value-type="string">
            <text:p text:style-name="P23">IPV6_ LOOPBACK</text:p>
          </table:table-cell>
          <table:table-cell table:style-name="表23.A2" office:value-type="string">
            <text:p text:style-name="P23">IP address type which means IPv<text:span text:style-name="T5">6</text:span> <text:span text:style-name="T5">loopback</text:span> address.</text:p>
          </table:table-cell>
          <table:table-cell table:style-name="表23.C2" office:value-type="string">
            <text:p text:style-name="P24"><text:span text:style-name="T5">- </text:span>Implementation subclass of InetAddress<text:line-break/> <text:s/>instance is equivalent to <text:span text:style-name="T5">Inet6Address</text:span>.<text:line-break/><text:soft-page-break/><text:span text:style-name="T5">- </text:span>InetAddress.isAnyLocalAddress () is false.<text:line-break/><text:span text:style-name="T5">- </text:span>InetAddress.isLinkLocalAddress () is <text:span text:style-name="T5">false</text:span>.<text:line-break/><text:span text:style-name="T5">- </text:span>InetAddress.isLoopbackAddress () is <text:span text:style-name="T5">true</text:span>.<text:line-break/><text:span text:style-name="T5">- </text:span>InetAddress.isMulticastAddress () is false.<text:line-break/><text:span text:style-name="T5">- </text:span>InetAddress.isSiteLocalAddress () is false.</text:p>
          </table:table-cell>
        </table:table-row>
        <table:table-row>
          <table:table-cell table:style-name="表23.A2" office:value-type="string">
            <text:p text:style-name="P23">IPV6_ SITELOCAL</text:p>
          </table:table-cell>
          <table:table-cell table:style-name="表23.A2" office:value-type="string">
            <text:p text:style-name="P23">IP address type which means IPv<text:span text:style-name="T5">6</text:span> <text:span text:style-name="T5">sitelocal</text:span> address.</text:p>
          </table:table-cell>
          <table:table-cell table:style-name="表23.C2" office:value-type="string">
            <text:p text:style-name="P24"><text:span text:style-name="T5">- </text:span>Implementation subclass of InetAddress<text:line-break/> <text:s/>instance is equivalent to <text:span text:style-name="T5">Inet6Address</text:span>.<text:line-break/><text:span text:style-name="T5">- </text:span>InetAddress.isAnyLocalAddress () is false.<text:line-break/><text:span text:style-name="T5">- </text:span>InetAddress.isLinkLocalAddress () is <text:span text:style-name="T5">false</text:span>.<text:line-break/><text:span text:style-name="T5">- </text:span>InetAddress.isLoopbackAddress () is <text:span text:style-name="T5">false</text:span>.<text:line-break/><text:span text:style-name="T5">- </text:span>InetAddress.isMulticastAddress () is false.<text:line-break/><text:span text:style-name="T5">- </text:span>InetAddress.isSiteLocalAddress () is <text:span text:style-name="T5">true</text:span>.</text:p>
          </table:table-cell>
        </table:table-row>
      </table:table>
      <text:p text:style-name="Body"><text:span text:style-name="T5">If a bundle which wants to check </text:span><text:span text:style-name="T11">for the IP address of the IPv4 global, the bundle is able to confirm to obtain <text:s/>NwIfInetAddress service which is set "SERVICE_IPADDRESS_TYPE = IPV4_GLOBAL" to service property from <text:s/>service repository.</text:span></text:p>
      <text:p text:style-name="P23"/>
      <text:h text:style-name="Heading_20_2" text:outline-level="2"><text:span text:style-name="T5">U</text:span>sage</text:h>
      <text:p text:style-name="P25">T.B.D.</text:p>
      <text:p text:style-name="P23"/>
      <text:h text:style-name="P114" text:outline-level="1">Data Transfer Objects</text:h>
      <text:p text:style-name="P11">T.B.D.</text:p>
      <text:p text:style-name="P10"/>
      <text:h text:style-name="P114" text:outline-level="1">Javadoc</text:h>
      <text:section text:style-name="Sect1" text:name="JavaDoc" text:protected="true">
        <text:section-source xlink:href="../javadoc.rtf" text:filter-name="Rich Text Format"/>
        <text:p text:style-name="Text_20_body"/>
      </text:section>
      <text:section text:style-name="Sect1" text:name="セクション1" text:protected="true">
        <text:section-source xlink:href="../rtf.rtf" text:filter-name="Rich Text Format"/>
        <text:p text:style-name="P125">OSGi Javadoc</text:p>
        <text:p text:style-name="P74">14/02/06 17:54</text:p>
        <table:table table:name="表2" table:style-name="表2">
          <table:table-column table:style-name="表2.A"/>
          <table:table-column table:style-name="表2.B"/>
          <table:table-column table:style-name="表2.C"/>
          <table:table-row table:style-name="表2.1">
            <table:table-cell table:style-name="表2.A1" table:number-columns-spanned="2" office:value-type="string">
              <text:p text:style-name="P76"><text:span text:style-name="Summary_20_Heading_20_Font">Package Summary</text:span></text:p>
            </table:table-cell>
            <table:covered-table-cell/>
            <table:table-cell table:style-name="表2.A1" office:value-type="string">
              <text:p text:style-name="P77"><text:span text:style-name="Page_20_Reference_20_Font"><text:span text:style-name="T21">Page</text:span></text:span></text:p>
            </table:table-cell>
          </table:table-row>
          <table:table-row table:style-name="表2.1">
            <table:table-cell table:style-name="表2.A2" office:value-type="string">
              <text:p text:style-name="P78"><text:a xlink:type="simple" xlink:href="#r2"><text:span text:style-name="T22">org.osgi.service.nwifinfo</text:span></text:a></text:p>
            </table:table-cell>
            <table:table-cell table:style-name="表2.A2" office:value-type="string">
              <text:p text:style-name="P61"><text:s/></text:p>
            </table:table-cell>
            <table:table-cell table:style-name="表2.A2" office:value-type="string">
              <text:p text:style-name="P77"><text:span text:style-name="Page_20_Reference_20_Font"><text:bookmark-ref text:reference-format="page" text:ref-name="r2">17</text:bookmark-ref></text:span></text:p>
            </table:table-cell>
          </table:table-row>
        </table:table>
        <text:p text:style-name="P126"><text:bookmark text:name="r2"/>Package org.osgi.service.nwifinfo</text:p>
        <table:table table:name="表3" table:style-name="表3">
          <table:table-column table:style-name="表3.A"/>
          <table:table-column table:style-name="表3.B"/>
          <table:table-column table:style-name="表3.C"/>
          <table:table-row table:style-name="表3.1">
            <table:table-cell table:style-name="表3.A1" table:number-columns-spanned="2" office:value-type="string">
              <text:p text:style-name="P83"><text:span text:style-name="Summary_20_Heading_20_Font1">Interface Summary</text:span></text:p>
            </table:table-cell>
            <table:covered-table-cell/>
            <table:table-cell table:style-name="表3.A1" office:value-type="string">
              <text:p text:style-name="P84"><text:span text:style-name="Page_20_Reference_20_Font"><text:span text:style-name="T14">Page</text:span></text:span></text:p>
            </table:table-cell>
          </table:table-row>
          <table:table-row table:style-name="表3.1">
            <table:table-cell table:style-name="表3.A2" office:value-type="string">
              <text:p text:style-name="P78"><text:a xlink:type="simple" xlink:href="#r17"><text:span text:style-name="Zeichenformat"><text:span text:style-name="T16">NwIfInetAddress</text:span></text:span></text:a></text:p>
            </table:table-cell>
            <table:table-cell table:style-name="表3.A2" office:value-type="string">
              <text:p text:style-name="P79"><text:span text:style-name="Zeichenformat">This interface represents an IP address information.</text:span></text:p>
            </table:table-cell>
            <table:table-cell table:style-name="表3.A2" office:value-type="string">
              <text:p text:style-name="P80"><text:span text:style-name="Page_20_Reference_20_Font"><text:span text:style-name="T15"><text:bookmark-ref text:reference-format="page" text:ref-name="r17">18</text:bookmark-ref></text:span></text:span></text:p>
            </table:table-cell>
          </table:table-row>
          <table:table-row table:style-name="表3.1">
            <table:table-cell table:style-name="表3.A3" office:value-type="string">
              <text:p text:style-name="P78"><text:a xlink:type="simple" xlink:href="#r29"><text:span text:style-name="Zeichenformat"><text:span text:style-name="T16">NwIfInfo</text:span></text:span></text:a></text:p>
            </table:table-cell>
            <table:table-cell table:style-name="表3.A3" office:value-type="string">
              <text:p text:style-name="P79"><text:span text:style-name="Zeichenformat">This interface represents network interface information.</text:span></text:p>
            </table:table-cell>
            <table:table-cell table:style-name="表3.A3" office:value-type="string">
              <text:p text:style-name="P80"><text:span text:style-name="Page_20_Reference_20_Font"><text:span text:style-name="T15"><text:bookmark-ref text:reference-format="page" text:ref-name="r29">23</text:bookmark-ref></text:span></text:span></text:p>
            </table:table-cell>
          </table:table-row>
          <table:table-row table:style-name="表3.1">
            <table:table-cell table:style-name="表3.A3" office:value-type="string">
              <text:p text:style-name="P78"><text:a xlink:type="simple" xlink:href="#r31"><text:span text:style-name="Zeichenformat"><text:span text:style-name="T16">NwIfInfoAdmin</text:span></text:span></text:a></text:p>
            </table:table-cell>
            <table:table-cell table:style-name="表3.A3" office:value-type="string">
              <text:p text:style-name="P79"><text:span text:style-name="Zeichenformat">This interface represents a administrator of network interface information.</text:span></text:p>
            </table:table-cell>
            <table:table-cell table:style-name="表3.A3" office:value-type="string">
              <text:p text:style-name="P80"><text:span text:style-name="Page_20_Reference_20_Font"><text:span text:style-name="T15"><text:bookmark-ref text:reference-format="page" text:ref-name="r31">27</text:bookmark-ref></text:span></text:span></text:p>
            </table:table-cell>
          </table:table-row>
        </table:table>
        <text:p text:style-name="P62"/>
        <table:table table:name="表4" table:style-name="表4">
          <table:table-column table:style-name="表4.A"/>
          <table:table-column table:style-name="表4.B"/>
          <table:table-column table:style-name="表4.C"/>
          <table:table-row table:style-name="表4.1">
            <table:table-cell table:style-name="表4.A1" table:number-columns-spanned="2" office:value-type="string">
              <text:p text:style-name="P85"><text:span text:style-name="Summary_20_Heading_20_Font1"><text:span text:style-name="T6">Class Summary</text:span></text:span></text:p>
            </table:table-cell>
            <table:covered-table-cell/>
            <table:table-cell table:style-name="表4.A1" office:value-type="string">
              <text:p text:style-name="P86"><text:span text:style-name="Page_20_Reference_20_Font"><text:span text:style-name="T9">Page</text:span></text:span></text:p>
            </table:table-cell>
          </table:table-row>
          <table:table-row table:style-name="表4.1">
            <table:table-cell table:style-name="表4.A2" office:value-type="string">
              <text:p text:style-name="P78"><text:a xlink:type="simple" xlink:href="#r37"><text:span text:style-name="T22">NwIfInfoPermission</text:span></text:a></text:p>
            </table:table-cell>
            <table:table-cell table:style-name="表4.A2" office:value-type="string">
              <text:p text:style-name="P81">This class represents execute authority of the bundle which registers NwIfInfo service and NwIfInetAddress service.</text:p>
            </table:table-cell>
            <table:table-cell table:style-name="表4.A2" office:value-type="string">
              <text:p text:style-name="P82"><text:span text:style-name="Page_20_Reference_20_Font"><text:span text:style-name="T6"><text:bookmark-ref text:reference-format="page" text:ref-name="r37">29</text:bookmark-ref></text:span></text:span></text:p>
            </table:table-cell>
          </table:table-row>
        </table:table>
        <text:p text:style-name="P62"/>
        <table:table table:name="表6" table:style-name="表6">
          <table:table-column table:style-name="表6.A"/>
          <table:table-column table:style-name="表6.B"/>
          <table:table-column table:style-name="表6.C"/>
          <table:table-row table:style-name="表6.1">
            <table:table-cell table:style-name="表6.A1" table:number-columns-spanned="2" office:value-type="string">
              <text:p text:style-name="P85"><text:span text:style-name="Summary_20_Heading_20_Font1"><text:span text:style-name="T6">Exception Summary</text:span></text:span></text:p>
            </table:table-cell>
            <table:covered-table-cell/>
            <table:table-cell table:style-name="表6.A1" office:value-type="string">
              <text:p text:style-name="P86"><text:span text:style-name="Page_20_Reference_20_Font"><text:span text:style-name="T9">Page</text:span></text:span></text:p>
            </table:table-cell>
          </table:table-row>
          <table:table-row table:style-name="表6.1">
            <table:table-cell table:style-name="表6.A2" office:value-type="string">
              <text:p text:style-name="P78"><text:a xlink:type="simple" xlink:href="#r34"><text:span text:style-name="T22">NwIfInfoException</text:span></text:a></text:p>
            </table:table-cell>
            <table:table-cell table:style-name="表6.A2" office:value-type="string">
              <text:p text:style-name="P81">Exception class that represents a processing failure of NwIfInfo.</text:p>
            </table:table-cell>
            <table:table-cell table:style-name="表6.A2" office:value-type="string">
              <text:p text:style-name="P82"><text:span text:style-name="Page_20_Reference_20_Font"><text:span text:style-name="T6"><text:bookmark-ref text:reference-format="page" text:ref-name="r34">28</text:bookmark-ref></text:span></text:span></text:p>
            </table:table-cell>
          </table:table-row>
        </table:table>
        <text:p text:style-name="P127"><text:bookmark text:name="r17"/>Interface NwIfInetAddress</text:p>
        <text:p text:style-name="P87"><text:a xlink:type="simple" xlink:href="#r2"><text:span text:style-name="T23">org.osgi.service.nwifinfo</text:span></text:a></text:p>
        <text:p text:style-name="P89"/>
        <text:p text:style-name="P91"><text:span text:style-name="Code2">public interface </text:span><text:span text:style-name="Code2"><text:span text:style-name="T21">NwIfInetAddress</text:span></text:span></text:p>
        <text:p text:style-name="P92">This interface represents an IP address information.<text:line-break/>IP address information service is set the following information as service property.<text:line-break/></text:p>
        <text:list xml:id="list7975810898869041821" text:style-name="RTF_5f_Num_20_2">
          <text:list-item>
            <text:p text:style-name="P67"><text:a xlink:type="simple" xlink:href="#r3"><text:span text:style-name="Code2"><text:span text:style-name="T24">SERVICE_NWIF_TYPE</text:span></text:span></text:a><text:span text:style-name="Default_20_Paragraph_20_Font"><text:span text:style-name="T10"> : Network Interface Type</text:span></text:span></text:p>
          </text:list-item>
          <text:list-item>
            <text:p text:style-name="P67"><text:a xlink:type="simple" xlink:href="#r4"><text:span text:style-name="Code2"><text:span text:style-name="T24">SERVICE_IPADDRESS_TYPE</text:span></text:span></text:a><text:span text:style-name="Default_20_Paragraph_20_Font"><text:span text:style-name="T10"> : IP Address Type</text:span></text:span></text:p>
          </text:list-item>
          <text:list-item>
            <text:p text:style-name="P67"><text:a xlink:type="simple" xlink:href="#r5"><text:span text:style-name="Code2"><text:span text:style-name="T24">SERVICE_IPADDRESS</text:span></text:span></text:a><text:span text:style-name="Default_20_Paragraph_20_Font"><text:span text:style-name="T10"> : IP Address</text:span></text:span></text:p>
          </text:list-item>
          <text:list-item>
            <text:p text:style-name="P67"><text:a xlink:type="simple" xlink:href="#r6"><text:span text:style-name="Code2"><text:span text:style-name="T24">SERVICE_SUBNETMASK_LENGTH</text:span></text:span></text:a><text:span text:style-name="Default_20_Paragraph_20_Font"><text:span text:style-name="T10"> : Subnet Mask Length(IPv4) or Prefix Length(IPv6)</text:span></text:span></text:p>
          </text:list-item>
          <text:list-item>
            <text:p text:style-name="P70"><text:a xlink:type="simple" xlink:href="#r7"><text:span text:style-name="Code2"><text:span text:style-name="T24">SERVICE_NWIFINFO_ID</text:span></text:span></text:a><text:span text:style-name="Default_20_Paragraph_20_Font"><text:span text:style-name="T10"> : Service ID of the interface information service to which it belongs</text:span></text:span></text:p>
          </text:list-item>
        </text:list>
        <text:p text:style-name="P93"/>
        <table:table table:name="表7" table:style-name="表7">
          <table:table-column table:style-name="表7.A"/>
          <table:table-column table:style-name="表7.B"/>
          <table:table-column table:style-name="表7.C"/>
          <table:table-row table:style-name="表7.1">
            <table:table-cell table:style-name="表7.A1" table:number-columns-spanned="2" office:value-type="string">
              <text:p text:style-name="P94"><text:span text:style-name="Summary_20_Heading_20_Font2"><text:span text:style-name="T6">Field Summary</text:span></text:span></text:p>
            </table:table-cell>
            <table:covered-table-cell/>
            <table:table-cell table:style-name="表7.A1" office:value-type="string">
              <text:p text:style-name="P95"><text:span text:style-name="Page_20_Reference_20_Font"><text:span text:style-name="T9">Page</text:span></text:span></text:p>
            </table:table-cell>
          </table:table-row>
          <table:table-row table:style-name="表7.1">
            <table:table-cell table:style-name="表7.A2" office:value-type="string">
              <text:p text:style-name="P96"><text:span text:style-name="Code_20_Small1"><text:span text:style-name="T6">String</text:span></text:span></text:p>
            </table:table-cell>
            <table:table-cell table:style-name="表7.A2" office:value-type="string">
              <text:p text:style-name="P98"><text:a xlink:type="simple" xlink:href="#r5"><text:span text:style-name="Code2"><text:span text:style-name="T25">SERVICE_IPADDRESS</text:span></text:span></text:a></text:p>
              <text:p text:style-name="P99">The key string of "service.ipaddress" service property.</text:p>
            </table:table-cell>
            <table:table-cell table:style-name="表7.C2" office:value-type="string">
              <text:p text:style-name="P97"><text:span text:style-name="Page_20_Reference_20_Font"><text:span text:style-name="T6"><text:bookmark-ref text:reference-format="page" text:ref-name="r5">19</text:bookmark-ref></text:span></text:span></text:p>
            </table:table-cell>
          </table:table-row>
          <table:table-row table:style-name="表7.1">
            <table:table-cell table:style-name="表7.A3" office:value-type="string">
              <text:p text:style-name="P96"><text:span text:style-name="Code_20_Small1"><text:span text:style-name="T6">String</text:span></text:span></text:p>
            </table:table-cell>
            <table:table-cell table:style-name="表7.A3" office:value-type="string">
              <text:p text:style-name="P98"><text:a xlink:type="simple" xlink:href="#r4"><text:span text:style-name="Code2"><text:span text:style-name="T25">SERVICE_IPADDRESS_TYPE</text:span></text:span></text:a></text:p>
              <text:p text:style-name="P99">The key string of "service.ipaddress.type" service property.</text:p>
            </table:table-cell>
            <table:table-cell table:style-name="表7.C3" office:value-type="string">
              <text:p text:style-name="P97"><text:span text:style-name="Page_20_Reference_20_Font"><text:span text:style-name="T6"><text:bookmark-ref text:reference-format="page" text:ref-name="r4">19</text:bookmark-ref></text:span></text:span></text:p>
            </table:table-cell>
          </table:table-row>
          <table:table-row table:style-name="表7.1">
            <table:table-cell table:style-name="表7.A3" office:value-type="string">
              <text:p text:style-name="P96"><text:span text:style-name="Code_20_Small1"><text:span text:style-name="T6">String</text:span></text:span></text:p>
            </table:table-cell>
            <table:table-cell table:style-name="表7.A3" office:value-type="string">
              <text:p text:style-name="P98"><text:a xlink:type="simple" xlink:href="#r3"><text:span text:style-name="Code2"><text:span text:style-name="T25">SERVICE_NWIF_TYPE</text:span></text:span></text:a></text:p>
              <text:p text:style-name="P99">The key string of "service.nwif.type" service property.</text:p>
            </table:table-cell>
            <table:table-cell table:style-name="表7.C3" office:value-type="string">
              <text:p text:style-name="P97"><text:span text:style-name="Page_20_Reference_20_Font"><text:span text:style-name="T6"><text:bookmark-ref text:reference-format="page" text:ref-name="r3">19</text:bookmark-ref></text:span></text:span></text:p>
            </table:table-cell>
          </table:table-row>
          <table:table-row table:style-name="表7.1">
            <table:table-cell table:style-name="表7.A3" office:value-type="string">
              <text:p text:style-name="P96"><text:span text:style-name="Code_20_Small1"><text:span text:style-name="T6">String</text:span></text:span></text:p>
            </table:table-cell>
            <table:table-cell table:style-name="表7.A3" office:value-type="string">
              <text:p text:style-name="P98"><text:a xlink:type="simple" xlink:href="#r7"><text:span text:style-name="Code2"><text:span text:style-name="T25">SERVICE_NWIFINFO_ID</text:span></text:span></text:a></text:p>
              <text:p text:style-name="P99">The key string of "service.nwifinfo.id" service property.</text:p>
            </table:table-cell>
            <table:table-cell table:style-name="表7.C3" office:value-type="string">
              <text:p text:style-name="P97"><text:span text:style-name="Page_20_Reference_20_Font"><text:span text:style-name="T6"><text:bookmark-ref text:reference-format="page" text:ref-name="r7">19</text:bookmark-ref></text:span></text:span></text:p>
            </table:table-cell>
          </table:table-row>
          <table:table-row table:style-name="表7.1">
            <table:table-cell table:style-name="表7.A3" office:value-type="string">
              <text:p text:style-name="P96"><text:span text:style-name="Code_20_Small1"><text:span text:style-name="T6">String</text:span></text:span></text:p>
            </table:table-cell>
            <table:table-cell table:style-name="表7.A3" office:value-type="string">
              <text:p text:style-name="P98"><text:a xlink:type="simple" xlink:href="#r6"><text:span text:style-name="Code2"><text:span text:style-name="T25">SERVICE_SUBNETMASK_LENGTH</text:span></text:span></text:a></text:p>
              <text:p text:style-name="P99">The key string of "service.subnetmask.length" service property.</text:p>
            </table:table-cell>
            <table:table-cell table:style-name="表7.C3" office:value-type="string">
              <text:p text:style-name="P97"><text:span text:style-name="Page_20_Reference_20_Font"><text:span text:style-name="T6"><text:bookmark-ref text:reference-format="page" text:ref-name="r6">19</text:bookmark-ref></text:span></text:span></text:p>
            </table:table-cell>
          </table:table-row>
        </table:table>
        <text:p text:style-name="P63"/>
        <table:table table:name="表9" table:style-name="表9">
          <table:table-column table:style-name="表9.A"/>
          <table:table-column table:style-name="表9.B"/>
          <table:table-column table:style-name="表9.C"/>
          <table:table-row table:style-name="表9.1">
            <table:table-cell table:style-name="表9.A1" table:number-columns-spanned="2" office:value-type="string">
              <text:p text:style-name="P94"><text:span text:style-name="Summary_20_Heading_20_Font2"><text:span text:style-name="T6">Method Summary</text:span></text:span></text:p>
            </table:table-cell>
            <table:covered-table-cell/>
            <table:table-cell table:style-name="表9.A1" office:value-type="string">
              <text:p text:style-name="P95"><text:span text:style-name="Page_20_Reference_20_Font"><text:span text:style-name="T9">Page</text:span></text:span></text:p>
            </table:table-cell>
          </table:table-row>
          <table:table-row table:style-name="表9.1">
            <table:table-cell table:style-name="表9.A2" office:value-type="string">
              <text:p text:style-name="P96"><text:span text:style-name="Code_20_Small1"><text:span text:style-name="T6">InetAddress</text:span></text:span></text:p>
            </table:table-cell>
            <table:table-cell table:style-name="表9.A2" office:value-type="string">
              <text:p text:style-name="P98"><text:a xlink:type="simple" xlink:href="#r11"><text:span text:style-name="Code2"><text:span text:style-name="T25">getInetAddress</text:span></text:span></text:a><text:span text:style-name="Code2"><text:span text:style-name="T6">()</text:span></text:span></text:p>
              <text:p text:style-name="P99">Returns the InetAddress object of this IP address.</text:p>
            </table:table-cell>
            <table:table-cell table:style-name="表9.C2" office:value-type="string">
              <text:p text:style-name="P97"><text:span text:style-name="Page_20_Reference_20_Font"><text:span text:style-name="T6"><text:bookmark-ref text:reference-format="page" text:ref-name="r11">20</text:bookmark-ref></text:span></text:span></text:p>
            </table:table-cell>
          </table:table-row>
          <table:table-row table:style-name="表9.1">
            <table:table-cell table:style-name="表9.A3" office:value-type="string">
              <text:p text:style-name="P96"><text:span text:style-name="Code_20_Small1"><text:span text:style-name="T6">String</text:span></text:span></text:p>
            </table:table-cell>
            <table:table-cell table:style-name="表9.A3" office:value-type="string">
              <text:p text:style-name="P98"><text:a xlink:type="simple" xlink:href="#r10"><text:span text:style-name="Code2"><text:span text:style-name="T25">getIpAddress</text:span></text:span></text:a><text:span text:style-name="Code2"><text:span text:style-name="T6">()</text:span></text:span></text:p>
              <text:p text:style-name="P99">Returns the IP address of "service.ipaddress" service property value.</text:p>
            </table:table-cell>
            <table:table-cell table:style-name="表9.C3" office:value-type="string">
              <text:p text:style-name="P97"><text:span text:style-name="Page_20_Reference_20_Font"><text:span text:style-name="T6"><text:bookmark-ref text:reference-format="page" text:ref-name="r10">20</text:bookmark-ref></text:span></text:span></text:p>
            </table:table-cell>
          </table:table-row>
          <table:table-row table:style-name="表9.1">
            <table:table-cell table:style-name="表9.A3" office:value-type="string">
              <text:p text:style-name="P96"><text:span text:style-name="Code_20_Small1"><text:span text:style-name="T6">String</text:span></text:span></text:p>
            </table:table-cell>
            <table:table-cell table:style-name="表9.A3" office:value-type="string">
              <text:p text:style-name="P98"><text:a xlink:type="simple" xlink:href="#r9"><text:span text:style-name="Code2"><text:span text:style-name="T25">getIpAddressType</text:span></text:span></text:a><text:span text:style-name="Code2"><text:span text:style-name="T6">()</text:span></text:span></text:p>
              <text:p text:style-name="P99">Returns the IP address type of "service.ipaddress.type" service property value.</text:p>
            </table:table-cell>
            <table:table-cell table:style-name="表9.C3" office:value-type="string">
              <text:p text:style-name="P97"><text:span text:style-name="Page_20_Reference_20_Font"><text:span text:style-name="T6"><text:bookmark-ref text:reference-format="page" text:ref-name="r9">20</text:bookmark-ref></text:span></text:span></text:p>
            </table:table-cell>
          </table:table-row>
          <table:table-row table:style-name="表9.1">
            <table:table-cell table:style-name="表9.A3" office:value-type="string">
              <text:p text:style-name="P96"><text:span text:style-name="Code_20_Small1"><text:span text:style-name="T6">long</text:span></text:span></text:p>
            </table:table-cell>
            <table:table-cell table:style-name="表9.A3" office:value-type="string">
              <text:p text:style-name="P98"><text:a xlink:type="simple" xlink:href="#r15"><text:span text:style-name="Code2"><text:span text:style-name="T25">getNwIfInfoId</text:span></text:span></text:a><text:span text:style-name="Code2"><text:span text:style-name="T6">()</text:span></text:span></text:p>
              <text:p text:style-name="P99">Returns the "service.nwifinfo.id" service property value.</text:p>
            </table:table-cell>
            <table:table-cell table:style-name="表9.C3" office:value-type="string">
              <text:p text:style-name="P97"><text:span text:style-name="Page_20_Reference_20_Font"><text:span text:style-name="T6"><text:bookmark-ref text:reference-format="page" text:ref-name="r15">21</text:bookmark-ref></text:span></text:span></text:p>
            </table:table-cell>
          </table:table-row>
          <table:table-row table:style-name="表9.1">
            <table:table-cell table:style-name="表9.A3" office:value-type="string">
              <text:p text:style-name="P96"><text:span text:style-name="Code_20_Small1"><text:span text:style-name="T6">String</text:span></text:span></text:p>
            </table:table-cell>
            <table:table-cell table:style-name="表9.A3" office:value-type="string">
              <text:p text:style-name="P98"><text:a xlink:type="simple" xlink:href="#r8"><text:span text:style-name="Code2"><text:span text:style-name="T25">getNwIfType</text:span></text:span></text:a><text:span text:style-name="Code2"><text:span text:style-name="T6">()</text:span></text:span></text:p>
              <text:p text:style-name="P99">Returns the network interface type of "service.nwif.type" service property value.</text:p>
            </table:table-cell>
            <table:table-cell table:style-name="表9.C3" office:value-type="string">
              <text:p text:style-name="P97"><text:span text:style-name="Page_20_Reference_20_Font"><text:span text:style-name="T6"><text:bookmark-ref text:reference-format="page" text:ref-name="r8">19</text:bookmark-ref></text:span></text:span></text:p>
            </table:table-cell>
          </table:table-row>
          <table:table-row table:style-name="表9.1">
            <table:table-cell table:style-name="表9.A3" office:value-type="string">
              <text:p text:style-name="P96"><text:span text:style-name="Code_20_Small1"><text:span text:style-name="T6">int</text:span></text:span></text:p>
            </table:table-cell>
            <table:table-cell table:style-name="表9.A3" office:value-type="string">
              <text:p text:style-name="P98"><text:a xlink:type="simple" xlink:href="#r13"><text:span text:style-name="Code2"><text:span text:style-name="T25">getSubnetMaskLength</text:span></text:span></text:a><text:span text:style-name="Code2"><text:span text:style-name="T6">()</text:span></text:span></text:p>
              <text:p text:style-name="P99">Returns the "service.subnetmask.length" service property value.</text:p>
            </table:table-cell>
            <table:table-cell table:style-name="表9.C3" office:value-type="string">
              <text:p text:style-name="P97"><text:span text:style-name="Page_20_Reference_20_Font"><text:span text:style-name="T6"><text:bookmark-ref text:reference-format="page" text:ref-name="r13">21</text:bookmark-ref></text:span></text:span></text:p>
            </table:table-cell>
          </table:table-row>
          <table:table-row table:style-name="表9.1">
            <table:table-cell table:style-name="表9.A3" office:value-type="string">
              <text:p text:style-name="P96"><text:span text:style-name="Code_20_Small1"><text:span text:style-name="T6">void</text:span></text:span></text:p>
            </table:table-cell>
            <table:table-cell table:style-name="表9.A3" office:value-type="string">
              <text:p text:style-name="P98"><text:a xlink:type="simple" xlink:href="#r16"><text:span text:style-name="Code2"><text:span text:style-name="T25">remove</text:span></text:span></text:a><text:span text:style-name="Code2"><text:span text:style-name="T6">()</text:span></text:span></text:p>
              <text:p text:style-name="P99">Remove IP address of the relevant network interface from the environment.</text:p>
            </table:table-cell>
            <table:table-cell table:style-name="表9.C3" office:value-type="string">
              <text:p text:style-name="P97"><text:span text:style-name="Page_20_Reference_20_Font"><text:span text:style-name="T6"><text:bookmark-ref text:reference-format="page" text:ref-name="r16">21</text:bookmark-ref></text:span></text:span></text:p>
            </table:table-cell>
          </table:table-row>
          <table:table-row table:style-name="表9.1">
            <table:table-cell table:style-name="表9.A3" office:value-type="string">
              <text:p text:style-name="P96"><text:span text:style-name="Code_20_Small1"><text:span text:style-name="T6">void</text:span></text:span></text:p>
            </table:table-cell>
            <table:table-cell table:style-name="表9.A3" office:value-type="string">
              <text:p text:style-name="P98"><text:a xlink:type="simple" xlink:href="#r12"><text:span text:style-name="Code2"><text:span text:style-name="T25">setIpAddress</text:span></text:span></text:a><text:span text:style-name="Code2"><text:span text:style-name="T6">(String address)</text:span></text:span></text:p>
              <text:p text:style-name="P99">Set the IP address.</text:p>
            </table:table-cell>
            <table:table-cell table:style-name="表9.C3" office:value-type="string">
              <text:p text:style-name="P97"><text:span text:style-name="Page_20_Reference_20_Font"><text:span text:style-name="T6"><text:bookmark-ref text:reference-format="page" text:ref-name="r12">20</text:bookmark-ref></text:span></text:span></text:p>
            </table:table-cell>
          </table:table-row>
          <table:table-row table:style-name="表9.1">
            <table:table-cell table:style-name="表9.A3" office:value-type="string">
              <text:p text:style-name="P96"><text:span text:style-name="Code_20_Small1"><text:span text:style-name="T6">void</text:span></text:span></text:p>
            </table:table-cell>
            <table:table-cell table:style-name="表9.A3" office:value-type="string">
              <text:p text:style-name="P98"><text:a xlink:type="simple" xlink:href="#r14"><text:span text:style-name="Code2"><text:span text:style-name="T25">setSubnetMaskLength</text:span></text:span></text:a><text:span text:style-name="Code2"><text:span text:style-name="T6">(int length)</text:span></text:span></text:p>
              <text:p text:style-name="P99">Set the Subnet Mask Length(IPv4) or Prefix Length(IPv6)<text:line-break/><text:line-break/>The Subnet Mask Length(IPv4) or Prefix Length(IPv6) of the relevant network is changed.</text:p>
            </table:table-cell>
            <table:table-cell table:style-name="表9.C3" office:value-type="string">
              <text:p text:style-name="P97"><text:span text:style-name="Page_20_Reference_20_Font"><text:span text:style-name="T6"><text:bookmark-ref text:reference-format="page" text:ref-name="r14">21</text:bookmark-ref></text:span></text:span></text:p>
            </table:table-cell>
          </table:table-row>
        </table:table>
        <text:p text:style-name="P132"><text:soft-page-break/>Field Detail</text:p>
        <text:p text:style-name="P135"><text:bookmark text:name="r3"/>SERVICE_NWIF_TYPE</text:p>
        <text:p text:style-name="P75"><text:span text:style-name="Code2">public static final String </text:span><text:span text:style-name="Code2"><text:span text:style-name="T21">SERVICE_NWIF_TYPE</text:span></text:span><text:span text:style-name="Code2"> = "service.nwif.type"</text:span></text:p>
        <text:p text:style-name="P100">The key string of "service.nwif.type" service property.<text:line-break/>Network Interface Type is specified.</text:p>
        <text:p text:style-name="P103"/>
        <text:p text:style-name="P134"><text:bookmark text:name="r4"/>SERVICE_IPADDRESS_TYPE</text:p>
        <text:p text:style-name="P75"><text:span text:style-name="Code2">public static final String </text:span><text:span text:style-name="Code2"><text:span text:style-name="T21">SERVICE_IPADDRESS_TYPE</text:span></text:span><text:span text:style-name="Code2"> = "service.ipaddress.type"</text:span></text:p>
        <text:p text:style-name="P100">The key string of "service.ipaddress.type" service property.<text:line-break/>IP Address Type is specified.</text:p>
        <text:p text:style-name="P103"/>
        <text:p text:style-name="P134"><text:bookmark text:name="r5"/>SERVICE_IPADDRESS</text:p>
        <text:p text:style-name="P75"><text:span text:style-name="Code2">public static final String </text:span><text:span text:style-name="Code2"><text:span text:style-name="T21">SERVICE_IPADDRESS</text:span></text:span><text:span text:style-name="Code2"> = "service.ipaddress"</text:span></text:p>
        <text:p text:style-name="P100">The key string of "service.ipaddress" service property.<text:line-break/>IP Address is specified.</text:p>
        <text:p text:style-name="P103"/>
        <text:p text:style-name="P134"><text:bookmark text:name="r6"/>SERVICE_SUBNETMASK_LENGTH</text:p>
        <text:p text:style-name="P75"><text:span text:style-name="Code2">public static final String </text:span><text:span text:style-name="Code2"><text:span text:style-name="T21">SERVICE_SUBNETMASK_LENGTH</text:span></text:span><text:span text:style-name="Code2"> = "service.subnetmask.length"</text:span></text:p>
        <text:p text:style-name="P100">The key string of "service.subnetmask.length" service property.<text:line-break/>Subnet Mask Length(IPv4) or Prefix Length(IPv6) is specified.</text:p>
        <text:p text:style-name="P103"/>
        <text:p text:style-name="P134"><text:bookmark text:name="r7"/>SERVICE_NWIFINFO_ID</text:p>
        <text:p text:style-name="P75"><text:span text:style-name="Code2">public static final String </text:span><text:span text:style-name="Code2"><text:span text:style-name="T21">SERVICE_NWIFINFO_ID</text:span></text:span><text:span text:style-name="Code2"> = "service.nwifinfo.id"</text:span></text:p>
        <text:p text:style-name="P100">The key string of "service.nwifinfo.id" service property.<text:line-break/>Service ID of the interface information service to which it belongs is specified.</text:p>
        <text:p text:style-name="P133">Method Detail</text:p>
        <text:p text:style-name="P135"><text:bookmark text:name="r8"/>getNwIfType</text:p>
        <text:p text:style-name="P75"><text:span text:style-name="Code2">String </text:span><text:span text:style-name="Code2"><text:span text:style-name="T21">getNwIfType</text:span></text:span><text:span text:style-name="Code2">()</text:span></text:p>
        <text:p text:style-name="P100">Returns the network interface type of "service.nwif.type" service property value.<text:line-break/></text:p>
        <text:p text:style-name="P101">Returns:</text:p>
        <text:p text:style-name="P104">Network Interface Type</text:p>
        <text:p text:style-name="P106"/>
        <text:p text:style-name="P134"><text:bookmark text:name="r9"/><text:soft-page-break/>getIpAddressType</text:p>
        <text:p text:style-name="P75"><text:span text:style-name="Code2">String </text:span><text:span text:style-name="Code2"><text:span text:style-name="T21">getIpAddressType</text:span></text:span><text:span text:style-name="Code2">()</text:span></text:p>
        <text:p text:style-name="P100">Returns the IP address type of "service.ipaddress.type" service property value.<text:line-break/></text:p>
        <text:p text:style-name="P101">Returns:</text:p>
        <text:p text:style-name="P104">IP Address Type</text:p>
        <text:p text:style-name="P106"/>
        <text:p text:style-name="P134"><text:bookmark text:name="r10"/>getIpAddress</text:p>
        <text:p text:style-name="P75"><text:span text:style-name="Code2">String </text:span><text:span text:style-name="Code2"><text:span text:style-name="T21">getIpAddress</text:span></text:span><text:span text:style-name="Code2">()</text:span></text:p>
        <text:p text:style-name="P100">Returns the IP address of "service.ipaddress" service property value.<text:line-break/></text:p>
        <text:p text:style-name="P101">Returns:</text:p>
        <text:p text:style-name="P104">IP Address string</text:p>
        <text:p text:style-name="P106"/>
        <text:p text:style-name="P134"><text:bookmark text:name="r11"/>getInetAddress</text:p>
        <text:p text:style-name="P75"><text:span text:style-name="Code2">InetAddress </text:span><text:span text:style-name="Code2"><text:span text:style-name="T21">getInetAddress</text:span></text:span><text:span text:style-name="Code2">()</text:span></text:p>
        <text:p text:style-name="P100">Returns the InetAddress object of this IP address.<text:line-break/><text:line-break/>Returned object is created from "service.ipaddress" service property value.<text:line-break/></text:p>
        <text:p text:style-name="P101">Returns:</text:p>
        <text:p text:style-name="P104">InetAddress</text:p>
        <text:p text:style-name="P106"/>
        <text:p text:style-name="P134"><text:bookmark text:name="r12"/>setIpAddress</text:p>
        <text:p text:style-name="P75"><text:span text:style-name="Code2">void </text:span><text:span text:style-name="Code2"><text:span text:style-name="T21">setIpAddress</text:span></text:span><text:span text:style-name="Code2">(String address)<text:line-break/>           throws </text:span><text:a xlink:type="simple" xlink:href="#r34"><text:span text:style-name="Code2"><text:span text:style-name="T24">NwIfInfoException</text:span></text:span></text:a></text:p>
        <text:p text:style-name="P100">Set the IP address.<text:line-break/><text:line-break/>The IP address of the relevant network interface is changed.<text:line-break/>If the operation fails for some reason, NwIfInfoException is thrown.<text:line-break/>If a security manager exists, NwIfInfoPermission [.,ADMIN] must be required.<text:line-break/>If the caller does not have the appropriate NwIfInfoPermission SecurityException is thrown.<text:line-break/><text:line-break/>Service property value of "service.ipaddress" is changed to set value.<text:line-break/>ServiceEvent.MODIFIED is fired with the change of service properties.<text:line-break/></text:p>
        <text:p text:style-name="P101">Throws:</text:p>
        <text:p text:style-name="P105"><text:a xlink:type="simple" xlink:href="#r34"><text:span text:style-name="Code2"><text:span text:style-name="T24">NwIfInfoException</text:span></text:span></text:a><text:span text:style-name="Default_20_Paragraph_20_Font"><text:span text:style-name="T27"> - In case that the operation fails for some reason.</text:span></text:span></text:p>
        <text:p text:style-name="P105"><text:span text:style-name="Code2">SecurityException</text:span><text:span text:style-name="Default_20_Paragraph_20_Font"><text:span text:style-name="T27"> - If the caller does not have the appropriate NwIfInfoPermission, and the Java Runtime Environment supports permissions.</text:span></text:span></text:p>
        <text:p text:style-name="P106"/>
        <text:p text:style-name="P134"><text:bookmark text:name="r13"/><text:soft-page-break/>getSubnetMaskLength</text:p>
        <text:p text:style-name="P75"><text:span text:style-name="Code2">int </text:span><text:span text:style-name="Code2"><text:span text:style-name="T21">getSubnetMaskLength</text:span></text:span><text:span text:style-name="Code2">()</text:span></text:p>
        <text:p text:style-name="P100">Returns the "service.subnetmask.length" service property value.<text:line-break/></text:p>
        <text:p text:style-name="P101">Returns:</text:p>
        <text:p text:style-name="P104">Subnet Mask Length(IPv4) or Prefix Length(IPv6)</text:p>
        <text:p text:style-name="P106"/>
        <text:p text:style-name="P134"><text:bookmark text:name="r14"/>setSubnetMaskLength</text:p>
        <text:p text:style-name="P75"><text:span text:style-name="Code2">void </text:span><text:span text:style-name="Code2"><text:span text:style-name="T21">setSubnetMaskLength</text:span></text:span><text:span text:style-name="Code2">(int length)<text:line-break/>                  throws </text:span><text:a xlink:type="simple" xlink:href="#r34"><text:span text:style-name="Code2"><text:span text:style-name="T24">NwIfInfoException</text:span></text:span></text:a></text:p>
        <text:p text:style-name="P100">Set the Subnet Mask Length(IPv4) or Prefix Length(IPv6)<text:line-break/><text:line-break/>The Subnet Mask Length(IPv4) or Prefix Length(IPv6) of the relevant network is changed.<text:line-break/>If the operation fails for some reason, NwIfInfoException is thrown.<text:line-break/>If a security manager exists, NwIfInfoPermission [.,ADMIN] must be required.<text:line-break/>If the caller does not have the appropriate NwIfInfoPermission SecurityException is thrown.<text:line-break/><text:line-break/>Service property value of "service.subnetmask.length" is changed to set value.<text:line-break/>ServiceEvent.MODIFIED is fired with the change of service properties.<text:line-break/></text:p>
        <text:p text:style-name="P101">Throws:</text:p>
        <text:p text:style-name="P105"><text:a xlink:type="simple" xlink:href="#r34"><text:span text:style-name="Code2"><text:span text:style-name="T24">NwIfInfoException</text:span></text:span></text:a><text:span text:style-name="Default_20_Paragraph_20_Font"><text:span text:style-name="T27"> - In case that the operation fails for some reason.</text:span></text:span></text:p>
        <text:p text:style-name="P105"><text:span text:style-name="Code2">SecurityException</text:span><text:span text:style-name="Default_20_Paragraph_20_Font"><text:span text:style-name="T27"> - If the caller does not have the appropriate NwIfInfoPermission, and the Java Runtime Environment supports permissions.</text:span></text:span></text:p>
        <text:p text:style-name="P106"/>
        <text:p text:style-name="P134"><text:bookmark text:name="r15"/>getNwIfInfoId</text:p>
        <text:p text:style-name="P75"><text:span text:style-name="Code2">long </text:span><text:span text:style-name="Code2"><text:span text:style-name="T21">getNwIfInfoId</text:span></text:span><text:span text:style-name="Code2">()</text:span></text:p>
        <text:p text:style-name="P100">Returns the "service.nwifinfo.id" service property value.<text:line-break/></text:p>
        <text:p text:style-name="P101">Returns:</text:p>
        <text:p text:style-name="P104">Service ID of the interface information service to which it belongs</text:p>
        <text:p text:style-name="P106"/>
        <text:p text:style-name="P134"><text:bookmark text:name="r16"/>remove</text:p>
        <text:p text:style-name="P75"><text:span text:style-name="Code2">void </text:span><text:span text:style-name="Code2"><text:span text:style-name="T21">remove</text:span></text:span><text:span text:style-name="Code2">()<text:line-break/>     throws </text:span><text:a xlink:type="simple" xlink:href="#r34"><text:span text:style-name="Code2"><text:span text:style-name="T24">NwIfInfoException</text:span></text:span></text:a></text:p>
        <text:p text:style-name="P100">Remove IP address of the relevant network interface from the environment.<text:line-break/><text:line-break/>Remove IP address of the relevant network interface from the environment and unregister this service.<text:line-break/>If the operation fails for some reason, NwIfInfoException is thrown.<text:line-break/>If a security manager exists, NwIfInfoPermission [.,ADMIN] must be required.<text:line-break/>If the caller does not have the appropriate NwIfInfoPermission SecurityException is thrown.<text:line-break/><text:line-break/>IP address represented this service is removed. After that, this service is unregistered. <text:soft-page-break/>ServiceEvent.UNREGISTERING is fired with the unregistering this service.<text:line-break/></text:p>
        <text:p text:style-name="P101">Throws:</text:p>
        <text:p text:style-name="P105"><text:a xlink:type="simple" xlink:href="#r34"><text:span text:style-name="Code2"><text:span text:style-name="T24">NwIfInfoException</text:span></text:span></text:a><text:span text:style-name="Default_20_Paragraph_20_Font"><text:span text:style-name="T27"> - In case that the operation fails for some reason.</text:span></text:span></text:p>
        <text:p text:style-name="P105"><text:span text:style-name="Code2">SecurityException</text:span><text:span text:style-name="Default_20_Paragraph_20_Font"><text:span text:style-name="T27"> - If the caller does not have the appropriate NwIfInfoPermission, and the Java Runtime Environment supports permissions.</text:span></text:span></text:p>
        <text:p text:style-name="P128"><text:bookmark text:name="r29"/>Interface NwIfInfo</text:p>
        <text:p text:style-name="P87"><text:a xlink:type="simple" xlink:href="#r2"><text:span text:style-name="T23">org.osgi.service.nwifinfo</text:span></text:a></text:p>
        <text:p text:style-name="P89"/>
        <text:p text:style-name="P91"><text:span text:style-name="Code2">public interface </text:span><text:span text:style-name="Code2"><text:span text:style-name="T21">NwIfInfo</text:span></text:span></text:p>
        <text:p text:style-name="P92">This interface represents network interface information.<text:line-break/>Network interface information service is set the following information as service property.<text:line-break/></text:p>
        <text:list xml:id="list5012150016301240163" text:style-name="RTF_5f_Num_20_3">
          <text:list-item>
            <text:p text:style-name="P68"><text:a xlink:type="simple" xlink:href="#r18"><text:span text:style-name="Code2"><text:span text:style-name="T24">SERVICE_NWIF_TYPE</text:span></text:span></text:a><text:span text:style-name="Default_20_Paragraph_20_Font"><text:span text:style-name="T10"> : Network Interface Type</text:span></text:span></text:p>
          </text:list-item>
          <text:list-item>
            <text:p text:style-name="P68"><text:a xlink:type="simple" xlink:href="#r19"><text:span text:style-name="Code2"><text:span text:style-name="T24">SERVICE_NWIF_DISPLAYNAME</text:span></text:span></text:a><text:span text:style-name="Default_20_Paragraph_20_Font"><text:span text:style-name="T10"> : Network Interface Display Name</text:span></text:span></text:p>
          </text:list-item>
          <text:list-item>
            <text:p text:style-name="P68"><text:a xlink:type="simple" xlink:href="#r20"><text:span text:style-name="Code2"><text:span text:style-name="T24">SERVICE_NWIF_NAME</text:span></text:span></text:a><text:span text:style-name="Default_20_Paragraph_20_Font"><text:span text:style-name="T10"> : Network Interface Name</text:span></text:span></text:p>
          </text:list-item>
          <text:list-item>
            <text:p text:style-name="P71"><text:a xlink:type="simple" xlink:href="#r21"><text:span text:style-name="Code2"><text:span text:style-name="T24">SERVICE_MACADDRESS</text:span></text:span></text:a><text:span text:style-name="Default_20_Paragraph_20_Font"><text:span text:style-name="T10"> : MAC Address</text:span></text:span></text:p>
          </text:list-item>
        </text:list>
        <text:p text:style-name="P93"/>
        <table:table table:name="表11" table:style-name="表11">
          <table:table-column table:style-name="表11.A"/>
          <table:table-column table:style-name="表11.B"/>
          <table:table-column table:style-name="表11.C"/>
          <table:table-row table:style-name="表11.1">
            <table:table-cell table:style-name="表11.A1" table:number-columns-spanned="2" office:value-type="string">
              <text:p text:style-name="P94"><text:span text:style-name="Summary_20_Heading_20_Font2"><text:span text:style-name="T6">Field Summary</text:span></text:span></text:p>
            </table:table-cell>
            <table:covered-table-cell/>
            <table:table-cell table:style-name="表11.A1" office:value-type="string">
              <text:p text:style-name="P95"><text:span text:style-name="Page_20_Reference_20_Font"><text:span text:style-name="T9">Page</text:span></text:span></text:p>
            </table:table-cell>
          </table:table-row>
          <table:table-row table:style-name="表11.1">
            <table:table-cell table:style-name="表11.A2" office:value-type="string">
              <text:p text:style-name="P96"><text:span text:style-name="Code_20_Small1"><text:span text:style-name="T6">String</text:span></text:span></text:p>
            </table:table-cell>
            <table:table-cell table:style-name="表11.A2" office:value-type="string">
              <text:p text:style-name="P98"><text:a xlink:type="simple" xlink:href="#r21"><text:span text:style-name="Code2"><text:span text:style-name="T25">SERVICE_MACADDRESS</text:span></text:span></text:a></text:p>
              <text:p text:style-name="P99">The key string of "service.macaddress" service property.</text:p>
            </table:table-cell>
            <table:table-cell table:style-name="表11.C2" office:value-type="string">
              <text:p text:style-name="P97"><text:span text:style-name="Page_20_Reference_20_Font"><text:span text:style-name="T6"><text:bookmark-ref text:reference-format="page" text:ref-name="r21">24</text:bookmark-ref></text:span></text:span></text:p>
            </table:table-cell>
          </table:table-row>
          <table:table-row table:style-name="表11.1">
            <table:table-cell table:style-name="表11.A3" office:value-type="string">
              <text:p text:style-name="P96"><text:span text:style-name="Code_20_Small1"><text:span text:style-name="T6">String</text:span></text:span></text:p>
            </table:table-cell>
            <table:table-cell table:style-name="表11.A3" office:value-type="string">
              <text:p text:style-name="P98"><text:a xlink:type="simple" xlink:href="#r19"><text:span text:style-name="Code2"><text:span text:style-name="T25">SERVICE_NWIF_DISPLAYNAME</text:span></text:span></text:a></text:p>
              <text:p text:style-name="P99">The key string of "service.nwif.displayname" service property.</text:p>
            </table:table-cell>
            <table:table-cell table:style-name="表11.C3" office:value-type="string">
              <text:p text:style-name="P97"><text:span text:style-name="Page_20_Reference_20_Font"><text:span text:style-name="T6"><text:bookmark-ref text:reference-format="page" text:ref-name="r19">24</text:bookmark-ref></text:span></text:span></text:p>
            </table:table-cell>
          </table:table-row>
          <table:table-row table:style-name="表11.1">
            <table:table-cell table:style-name="表11.A3" office:value-type="string">
              <text:p text:style-name="P96"><text:span text:style-name="Code_20_Small1"><text:span text:style-name="T6">String</text:span></text:span></text:p>
            </table:table-cell>
            <table:table-cell table:style-name="表11.A3" office:value-type="string">
              <text:p text:style-name="P98"><text:a xlink:type="simple" xlink:href="#r20"><text:span text:style-name="Code2"><text:span text:style-name="T25">SERVICE_NWIF_NAME</text:span></text:span></text:a></text:p>
              <text:p text:style-name="P99">The key string of "service.nwif.name" service property.</text:p>
            </table:table-cell>
            <table:table-cell table:style-name="表11.C3" office:value-type="string">
              <text:p text:style-name="P97"><text:span text:style-name="Page_20_Reference_20_Font"><text:span text:style-name="T6"><text:bookmark-ref text:reference-format="page" text:ref-name="r20">24</text:bookmark-ref></text:span></text:span></text:p>
            </table:table-cell>
          </table:table-row>
          <table:table-row table:style-name="表11.1">
            <table:table-cell table:style-name="表11.A3" office:value-type="string">
              <text:p text:style-name="P96"><text:span text:style-name="Code_20_Small1"><text:span text:style-name="T6">String</text:span></text:span></text:p>
            </table:table-cell>
            <table:table-cell table:style-name="表11.A3" office:value-type="string">
              <text:p text:style-name="P98"><text:a xlink:type="simple" xlink:href="#r18"><text:span text:style-name="Code2"><text:span text:style-name="T25">SERVICE_NWIF_TYPE</text:span></text:span></text:a></text:p>
              <text:p text:style-name="P99">The key string of "service.nwif.type" service property.</text:p>
            </table:table-cell>
            <table:table-cell table:style-name="表11.C3" office:value-type="string">
              <text:p text:style-name="P97"><text:span text:style-name="Page_20_Reference_20_Font"><text:span text:style-name="T6"><text:bookmark-ref text:reference-format="page" text:ref-name="r18">23</text:bookmark-ref></text:span></text:span></text:p>
            </table:table-cell>
          </table:table-row>
        </table:table>
        <text:p text:style-name="P63"/>
        <table:table table:name="表13" table:style-name="表13">
          <table:table-column table:style-name="表13.A"/>
          <table:table-column table:style-name="表13.B"/>
          <table:table-column table:style-name="表13.C"/>
          <table:table-row table:style-name="表13.1">
            <table:table-cell table:style-name="表13.A1" table:number-columns-spanned="2" office:value-type="string">
              <text:p text:style-name="P94"><text:span text:style-name="Summary_20_Heading_20_Font2"><text:span text:style-name="T6">Method Summary</text:span></text:span></text:p>
            </table:table-cell>
            <table:covered-table-cell/>
            <table:table-cell table:style-name="表13.A1" office:value-type="string">
              <text:p text:style-name="P95"><text:span text:style-name="Page_20_Reference_20_Font"><text:span text:style-name="T9">Page</text:span></text:span></text:p>
            </table:table-cell>
          </table:table-row>
          <table:table-row table:style-name="表13.1">
            <table:table-cell table:style-name="表13.A2" office:value-type="string">
              <text:p text:style-name="P96"><text:span text:style-name="Code_20_Small1"><text:span text:style-name="T6">void</text:span></text:span></text:p>
            </table:table-cell>
            <table:table-cell table:style-name="表13.A2" office:value-type="string">
              <text:p text:style-name="P98"><text:a xlink:type="simple" xlink:href="#r28"><text:span text:style-name="Code2"><text:span text:style-name="T25">addNwIfInetAddress</text:span></text:span></text:a><text:span text:style-name="Code2"><text:span text:style-name="T6">(String address, int length)</text:span></text:span></text:p>
              <text:p text:style-name="P99">Adding IP address.</text:p>
            </table:table-cell>
            <table:table-cell table:style-name="表13.C2" office:value-type="string">
              <text:p text:style-name="P97"><text:span text:style-name="Page_20_Reference_20_Font"><text:span text:style-name="T6"><text:bookmark-ref text:reference-format="page" text:ref-name="r28">26</text:bookmark-ref></text:span></text:span></text:p>
            </table:table-cell>
          </table:table-row>
          <table:table-row table:style-name="表13.1">
            <table:table-cell table:style-name="表13.A3" office:value-type="string">
              <text:p text:style-name="P96"><text:span text:style-name="Code_20_Small1"><text:span text:style-name="T6">String</text:span></text:span></text:p>
            </table:table-cell>
            <table:table-cell table:style-name="表13.A3" office:value-type="string">
              <text:p text:style-name="P98"><text:a xlink:type="simple" xlink:href="#r23"><text:span text:style-name="Code2"><text:span text:style-name="T25">getDisplayName</text:span></text:span></text:a><text:span text:style-name="Code2"><text:span text:style-name="T6">()</text:span></text:span></text:p>
              <text:p text:style-name="P99">Returns the network interface display name of "service.nwif.displayname" service property value.</text:p>
            </table:table-cell>
            <table:table-cell table:style-name="表13.C3" office:value-type="string">
              <text:p text:style-name="P97"><text:span text:style-name="Page_20_Reference_20_Font"><text:span text:style-name="T6"><text:bookmark-ref text:reference-format="page" text:ref-name="r23">24</text:bookmark-ref></text:span></text:span></text:p>
            </table:table-cell>
          </table:table-row>
          <table:table-row table:style-name="表13.1">
            <table:table-cell table:style-name="表13.A3" office:value-type="string">
              <text:p text:style-name="P96"><text:span text:style-name="Code_20_Small1"><text:span text:style-name="T6">byte[]</text:span></text:span></text:p>
            </table:table-cell>
            <table:table-cell table:style-name="表13.A3" office:value-type="string">
              <text:p text:style-name="P98"><text:a xlink:type="simple" xlink:href="#r26"><text:span text:style-name="Code2"><text:span text:style-name="T25">getMacAddress</text:span></text:span></text:a><text:span text:style-name="Code2"><text:span text:style-name="T6">()</text:span></text:span></text:p>
              <text:p text:style-name="P99">Returns the MAC address of "service.macaddress" service property value.</text:p>
            </table:table-cell>
            <table:table-cell table:style-name="表13.C3" office:value-type="string">
              <text:p text:style-name="P97"><text:span text:style-name="Page_20_Reference_20_Font"><text:span text:style-name="T6"><text:bookmark-ref text:reference-format="page" text:ref-name="r26">25</text:bookmark-ref></text:span></text:span></text:p>
            </table:table-cell>
          </table:table-row>
          <table:table-row table:style-name="表13.1">
            <table:table-cell table:style-name="表13.A3" office:value-type="string">
              <text:p text:style-name="P96"><text:span text:style-name="Code_20_Small1"><text:span text:style-name="T6">String</text:span></text:span></text:p>
            </table:table-cell>
            <table:table-cell table:style-name="表13.A3" office:value-type="string">
              <text:p text:style-name="P98"><text:a xlink:type="simple" xlink:href="#r25"><text:span text:style-name="Code2"><text:span text:style-name="T25">getName</text:span></text:span></text:a><text:span text:style-name="Code2"><text:span text:style-name="T6">()</text:span></text:span></text:p>
              <text:p text:style-name="P99">Returns the network interface name of "service.nwif.name" service property value.</text:p>
            </table:table-cell>
            <table:table-cell table:style-name="表13.C3" office:value-type="string">
              <text:p text:style-name="P97"><text:span text:style-name="Page_20_Reference_20_Font"><text:span text:style-name="T6"><text:bookmark-ref text:reference-format="page" text:ref-name="r25">25</text:bookmark-ref></text:span></text:span></text:p>
            </table:table-cell>
          </table:table-row>
          <table:table-row table:style-name="表13.1">
            <table:table-cell table:style-name="表13.A3" office:value-type="string">
              <text:p text:style-name="P96"><text:span text:style-name="Code_20_Small1"><text:span text:style-name="T6">String</text:span></text:span></text:p>
            </table:table-cell>
            <table:table-cell table:style-name="表13.A3" office:value-type="string">
              <text:p text:style-name="P98"><text:a xlink:type="simple" xlink:href="#r22"><text:span text:style-name="Code2"><text:span text:style-name="T25">getNwIfType</text:span></text:span></text:a><text:span text:style-name="Code2"><text:span text:style-name="T6">()</text:span></text:span></text:p>
              <text:p text:style-name="P99">Returns the network interface type of "service.nwif.type" service property value.</text:p>
            </table:table-cell>
            <table:table-cell table:style-name="表13.C3" office:value-type="string">
              <text:p text:style-name="P97"><text:span text:style-name="Page_20_Reference_20_Font"><text:span text:style-name="T6"><text:bookmark-ref text:reference-format="page" text:ref-name="r22">24</text:bookmark-ref></text:span></text:span></text:p>
            </table:table-cell>
          </table:table-row>
          <table:table-row table:style-name="表13.1">
            <table:table-cell table:style-name="表13.A3" office:value-type="string">
              <text:p text:style-name="P96"><text:span text:style-name="Code_20_Small1"><text:span text:style-name="T6">void</text:span></text:span></text:p>
            </table:table-cell>
            <table:table-cell table:style-name="表13.A3" office:value-type="string">
              <text:p text:style-name="P98"><text:a xlink:type="simple" xlink:href="#r27"><text:span text:style-name="Code2"><text:span text:style-name="T25">remove</text:span></text:span></text:a><text:span text:style-name="Code2"><text:span text:style-name="T6">()</text:span></text:span></text:p>
              <text:p text:style-name="P99">Remove Network Interface represented this service from the environment.</text:p>
            </table:table-cell>
            <table:table-cell table:style-name="表13.C3" office:value-type="string">
              <text:p text:style-name="P97"><text:span text:style-name="Page_20_Reference_20_Font"><text:span text:style-name="T6"><text:bookmark-ref text:reference-format="page" text:ref-name="r27">25</text:bookmark-ref></text:span></text:span></text:p>
            </table:table-cell>
          </table:table-row>
          <table:table-row table:style-name="表13.1">
            <table:table-cell table:style-name="表13.A3" office:value-type="string">
              <text:p text:style-name="P96"><text:span text:style-name="Code_20_Small1"><text:span text:style-name="T6">void</text:span></text:span></text:p>
            </table:table-cell>
            <table:table-cell table:style-name="表13.A3" office:value-type="string">
              <text:p text:style-name="P98"><text:a xlink:type="simple" xlink:href="#r24"><text:span text:style-name="Code2"><text:span text:style-name="T25">setDisplayName</text:span></text:span></text:a><text:span text:style-name="Code2"><text:span text:style-name="T6">(String name)</text:span></text:span></text:p>
              <text:p text:style-name="P99">Set the network interface display name<text:line-break/><text:line-break/>The display name of the relevant network is changed.</text:p>
            </table:table-cell>
            <table:table-cell table:style-name="表13.C3" office:value-type="string">
              <text:p text:style-name="P97"><text:span text:style-name="Page_20_Reference_20_Font"><text:span text:style-name="T6"><text:bookmark-ref text:reference-format="page" text:ref-name="r24">24</text:bookmark-ref></text:span></text:span></text:p>
            </table:table-cell>
          </table:table-row>
        </table:table>
        <text:p text:style-name="P132">Field Detail</text:p>
        <text:p text:style-name="P135"><text:bookmark text:name="r18"/>SERVICE_NWIF_TYPE</text:p>
        <text:p text:style-name="P75"><text:span text:style-name="Code2">public static final String </text:span><text:span text:style-name="Code2"><text:span text:style-name="T21">SERVICE_NWIF_TYPE</text:span></text:span><text:span text:style-name="Code2"> = "service.nwif.type"</text:span></text:p>
        <text:p text:style-name="P100"><text:soft-page-break/>The key string of "service.nwif.type" service property.<text:line-break/>Network Interface Type is specified.</text:p>
        <text:p text:style-name="P103"/>
        <text:p text:style-name="P134"><text:bookmark text:name="r19"/>SERVICE_NWIF_DISPLAYNAME</text:p>
        <text:p text:style-name="P75"><text:span text:style-name="Code2">public static final String </text:span><text:span text:style-name="Code2"><text:span text:style-name="T21">SERVICE_NWIF_DISPLAYNAME</text:span></text:span><text:span text:style-name="Code2"> = "service.nwif.displayname"</text:span></text:p>
        <text:p text:style-name="P100">The key string of "service.nwif.displayname" service property.<text:line-break/>Network Interface Display Name is specified.</text:p>
        <text:p text:style-name="P103"/>
        <text:p text:style-name="P134"><text:bookmark text:name="r20"/>SERVICE_NWIF_NAME</text:p>
        <text:p text:style-name="P75"><text:span text:style-name="Code2">public static final String </text:span><text:span text:style-name="Code2"><text:span text:style-name="T21">SERVICE_NWIF_NAME</text:span></text:span><text:span text:style-name="Code2"> = "service.nwif.name"</text:span></text:p>
        <text:p text:style-name="P100">The key string of "service.nwif.name" service property.<text:line-break/>Network Interface Name is specified.</text:p>
        <text:p text:style-name="P103"/>
        <text:p text:style-name="P134"><text:bookmark text:name="r21"/>SERVICE_MACADDRESS</text:p>
        <text:p text:style-name="P75"><text:span text:style-name="Code2">public static final String </text:span><text:span text:style-name="Code2"><text:span text:style-name="T21">SERVICE_MACADDRESS</text:span></text:span><text:span text:style-name="Code2"> = "service.macaddress"</text:span></text:p>
        <text:p text:style-name="P100">The key string of "service.macaddress" service property.<text:line-break/>MAC Address is specified.</text:p>
        <text:p text:style-name="P133">Method Detail</text:p>
        <text:p text:style-name="P135"><text:bookmark text:name="r22"/>getNwIfType</text:p>
        <text:p text:style-name="P75"><text:span text:style-name="Code2">String </text:span><text:span text:style-name="Code2"><text:span text:style-name="T21">getNwIfType</text:span></text:span><text:span text:style-name="Code2">()</text:span></text:p>
        <text:p text:style-name="P100">Returns the network interface type of "service.nwif.type" service property value.<text:line-break/></text:p>
        <text:p text:style-name="P101">Returns:</text:p>
        <text:p text:style-name="P104">Network Interface Type</text:p>
        <text:p text:style-name="P106"/>
        <text:p text:style-name="P134"><text:bookmark text:name="r23"/>getDisplayName</text:p>
        <text:p text:style-name="P75"><text:span text:style-name="Code2">String </text:span><text:span text:style-name="Code2"><text:span text:style-name="T21">getDisplayName</text:span></text:span><text:span text:style-name="Code2">()</text:span></text:p>
        <text:p text:style-name="P100">Returns the network interface display name of "service.nwif.displayname" service property value.<text:line-break/></text:p>
        <text:p text:style-name="P101">Returns:</text:p>
        <text:p text:style-name="P104">Network Interface Display Name</text:p>
        <text:p text:style-name="P106"/>
        <text:p text:style-name="P134"><text:bookmark text:name="r24"/>setDisplayName</text:p>
        <text:p text:style-name="P75"><text:span text:style-name="Code2">void </text:span><text:span text:style-name="Code2"><text:span text:style-name="T21">setDisplayName</text:span></text:span><text:span text:style-name="Code2">(String name)</text:span></text:p>
        <text:p text:style-name="P100"><text:soft-page-break/>Set the network interface display name<text:line-break/><text:line-break/>The display name of the relevant network is changed.<text:line-break/><text:line-break/>Service property value of "service.nwif.displayname" is changed to set value.<text:line-break/>ServiceEvent.MODIFIED is fired with the change of service properties.<text:line-break/></text:p>
        <text:p text:style-name="P103"/>
        <text:p text:style-name="P134"><text:bookmark text:name="r25"/>getName</text:p>
        <text:p text:style-name="P75"><text:span text:style-name="Code2">String </text:span><text:span text:style-name="Code2"><text:span text:style-name="T21">getName</text:span></text:span><text:span text:style-name="Code2">()</text:span></text:p>
        <text:p text:style-name="P100">Returns the network interface name of "service.nwif.name" service property value.<text:line-break/></text:p>
        <text:p text:style-name="P101">Returns:</text:p>
        <text:p text:style-name="P104">Network Interface Name</text:p>
        <text:p text:style-name="P106"/>
        <text:p text:style-name="P134"><text:bookmark text:name="r26"/>getMacAddress</text:p>
        <text:p text:style-name="P75"><text:span text:style-name="Code2">byte[] </text:span><text:span text:style-name="Code2"><text:span text:style-name="T21">getMacAddress</text:span></text:span><text:span text:style-name="Code2">()</text:span></text:p>
        <text:p text:style-name="P100">Returns the MAC address of "service.macaddress" service property value.<text:line-break/></text:p>
        <text:p text:style-name="P101">Returns:</text:p>
        <text:p text:style-name="P104">MAC Address</text:p>
        <text:p text:style-name="P106"/>
        <text:p text:style-name="P134"><text:bookmark text:name="r27"/>remove</text:p>
        <text:p text:style-name="P75"><text:span text:style-name="Code2">void </text:span><text:span text:style-name="Code2"><text:span text:style-name="T21">remove</text:span></text:span><text:span text:style-name="Code2">()<text:line-break/>     throws </text:span><text:a xlink:type="simple" xlink:href="#r34"><text:span text:style-name="Code2"><text:span text:style-name="T24">NwIfInfoException</text:span></text:span></text:a></text:p>
        <text:p text:style-name="P100">Remove Network Interface represented this service from the environment.<text:line-break/><text:line-break/>Remove Network Interface represented this service from the environment and unregister this service.<text:line-break/>If the operation fails for some reason, NwIfInfoException is thrown.<text:line-break/>If a security manager exists, NwIfInfoPermission [.,ADMIN] must be required.<text:line-break/>If the caller does not have the appropriate NwIfInfoPermission SecurityException is thrown.<text:line-break/><text:line-break/>Network Interface represented this service is removed. Then, the service represents IP address of the relevant network interface is unregistered. After that, this service is unregistered. ServiceEvent.UNREGISTERING is fired with the unregistering this service.<text:line-break/></text:p>
        <text:p text:style-name="P101">Throws:</text:p>
        <text:p text:style-name="P105"><text:a xlink:type="simple" xlink:href="#r34"><text:span text:style-name="Code2"><text:span text:style-name="T24">NwIfInfoException</text:span></text:span></text:a><text:span text:style-name="Default_20_Paragraph_20_Font"><text:span text:style-name="T27"> - In case that the operation fails for some reason.</text:span></text:span></text:p>
        <text:p text:style-name="P105"><text:span text:style-name="Code2">SecurityException</text:span><text:span text:style-name="Default_20_Paragraph_20_Font"><text:span text:style-name="T27"> - If the caller does not have the appropriate NwIfInfoPermission, and the Java Runtime Environment supports permissions.</text:span></text:span></text:p>
        <text:p text:style-name="P106"/>
        <text:p text:style-name="P134"><text:bookmark text:name="r28"/><text:soft-page-break/>addNwIfInetAddress</text:p>
        <text:p text:style-name="P75"><text:span text:style-name="Code2">void </text:span><text:span text:style-name="Code2"><text:span text:style-name="T21">addNwIfInetAddress</text:span></text:span><text:span text:style-name="Code2">(String address,<text:line-break/>                        int length)<text:line-break/>                 throws </text:span><text:a xlink:type="simple" xlink:href="#r34"><text:span text:style-name="Code2"><text:span text:style-name="T24">NwIfInfoException</text:span></text:span></text:a></text:p>
        <text:p text:style-name="P100">Adding IP address.<text:line-break/><text:line-break/>Adding IP address of the relevant network interface represented this service to the environment.<text:line-break/>IP address type is defined from the IP address.<text:line-break/>If the operation fails for some reason, NwIfInfoException is thrown.<text:line-break/>If a security manager exists, NwIfInfoPermission [.,ADMIN] must be required.<text:line-break/>If the caller does not have the appropriate NwIfInfoPermission SecurityException is thrown.<text:line-break/><text:line-break/>IP address is added. After that NwIfInetAddress service is registered.<text:line-break/>ServiceEvent.REGISTERING is fired with the registering the service.<text:line-break/></text:p>
        <text:p text:style-name="P101">Parameters:</text:p>
        <text:p text:style-name="P105"><text:span text:style-name="Code2">address</text:span><text:span text:style-name="Default_20_Paragraph_20_Font"><text:span text:style-name="T27"> - IP Address</text:span></text:span></text:p>
        <text:p text:style-name="P105"><text:span text:style-name="Code2">length</text:span><text:span text:style-name="Default_20_Paragraph_20_Font"><text:span text:style-name="T27"> - Subnet Mask Length(IPv4) or Prefix Length(IPv6)</text:span></text:span></text:p>
        <text:p text:style-name="P101">Throws:</text:p>
        <text:p text:style-name="P105"><text:a xlink:type="simple" xlink:href="#r34"><text:span text:style-name="Code2"><text:span text:style-name="T24">NwIfInfoException</text:span></text:span></text:a><text:span text:style-name="Default_20_Paragraph_20_Font"><text:span text:style-name="T27"> - In case that the operation fails for some reason.</text:span></text:span></text:p>
        <text:p text:style-name="P105"><text:span text:style-name="Code2">SecurityException</text:span><text:span text:style-name="Default_20_Paragraph_20_Font"><text:span text:style-name="T27"> - If the caller does not have the appropriate NwIfInfoPermission, and the Java Runtime Environment supports permissions.</text:span></text:span></text:p>
        <text:p text:style-name="P129"><text:bookmark text:name="r31"/>Interface NwIfInfoAdmin</text:p>
        <text:p text:style-name="P87"><text:a xlink:type="simple" xlink:href="#r2"><text:span text:style-name="T23">org.osgi.service.nwifinfo</text:span></text:a></text:p>
        <text:p text:style-name="P89"/>
        <text:p text:style-name="P91"><text:span text:style-name="Code2">public interface </text:span><text:span text:style-name="Code2"><text:span text:style-name="T21">NwIfInfoAdmin</text:span></text:span></text:p>
        <text:p text:style-name="P64">This interface represents a administrator of network interface information.<text:line-break/></text:p>
        <text:p text:style-name="P107"/>
        <table:table table:name="表15" table:style-name="表15">
          <table:table-column table:style-name="表15.A"/>
          <table:table-column table:style-name="表15.B"/>
          <table:table-column table:style-name="表15.C"/>
          <table:table-row table:style-name="表15.1">
            <table:table-cell table:style-name="表15.A1" table:number-columns-spanned="2" office:value-type="string">
              <text:p text:style-name="P94"><text:span text:style-name="Summary_20_Heading_20_Font2"><text:span text:style-name="T6">Method Summary</text:span></text:span></text:p>
            </table:table-cell>
            <table:covered-table-cell/>
            <table:table-cell table:style-name="表15.A1" office:value-type="string">
              <text:p text:style-name="P95"><text:span text:style-name="Page_20_Reference_20_Font"><text:span text:style-name="T9">Page</text:span></text:span></text:p>
            </table:table-cell>
          </table:table-row>
          <table:table-row table:style-name="表15.1">
            <table:table-cell table:style-name="表15.A2" office:value-type="string">
              <text:p text:style-name="P96"><text:span text:style-name="Code_20_Small1"><text:span text:style-name="T6">void</text:span></text:span></text:p>
            </table:table-cell>
            <table:table-cell table:style-name="表15.A2" office:value-type="string">
              <text:p text:style-name="P98"><text:a xlink:type="simple" xlink:href="#r30"><text:span text:style-name="Code2"><text:span text:style-name="T25">addNwIfInfo</text:span></text:span></text:a><text:span text:style-name="Code2"><text:span text:style-name="T6">(String nwIfType, String displayName, String name, byte[] macAddress, String address, int length)</text:span></text:span></text:p>
              <text:p text:style-name="P99">Method to add the interface information.</text:p>
            </table:table-cell>
            <table:table-cell table:style-name="表15.C2" office:value-type="string">
              <text:p text:style-name="P97"><text:span text:style-name="Page_20_Reference_20_Font"><text:span text:style-name="T6"><text:bookmark-ref text:reference-format="page" text:ref-name="r30">27</text:bookmark-ref></text:span></text:span></text:p>
            </table:table-cell>
          </table:table-row>
        </table:table>
        <text:p text:style-name="P132">Method Detail</text:p>
        <text:p text:style-name="P135"><text:bookmark text:name="r30"/>addNwIfInfo</text:p>
        <text:p text:style-name="P75"><text:span text:style-name="Code2">void </text:span><text:span text:style-name="Code2"><text:span text:style-name="T21">addNwIfInfo</text:span></text:span><text:span text:style-name="Code2">(String nwIfType,<text:line-break/>                 String displayName,<text:line-break/>                 String name,<text:line-break/>                 byte[] macAddress,<text:line-break/>                 String address,<text:line-break/>                 int length)<text:line-break/>          throws </text:span><text:a xlink:type="simple" xlink:href="#r34"><text:span text:style-name="Code2"><text:span text:style-name="T24">NwIfInfoException</text:span></text:span></text:a></text:p>
        <text:p text:style-name="P100">Method to add the interface information.<text:line-break/><text:line-break/>A network interface information is added to operating environment.<text:line-break/>IP address type is defined from the IP address.<text:line-break/>If the MAC address bound network interface is not exist, NwIfInfoException is thrown.<text:line-break/>If the operation fails for some reason, NwIfInfoException is thrown.<text:line-break/>If a security manager exists, NwIfInfoPermission [.,ADMIN] must be required.<text:line-break/>If the caller does not have the appropriate NwIfInfoPermission SecurityException is thrown.<text:line-break/><text:line-break/>Network Interface Information Service bundle will detect adding network interface information, and register the network interface information service.<text:line-break/>After that, the event of ServiceEvent.REGISTERING will be fired.<text:line-break/></text:p>
        <text:p text:style-name="P101">Parameters:</text:p>
        <text:p text:style-name="P105"><text:span text:style-name="Code2">nwIfType</text:span><text:span text:style-name="Default_20_Paragraph_20_Font"><text:span text:style-name="T27"> - Network Interface Type</text:span></text:span></text:p>
        <text:p text:style-name="P105"><text:span text:style-name="Code2">displayName</text:span><text:span text:style-name="Default_20_Paragraph_20_Font"><text:span text:style-name="T27"> - Network Interface Display Name</text:span></text:span></text:p>
        <text:p text:style-name="P105"><text:span text:style-name="Code2">name</text:span><text:span text:style-name="Default_20_Paragraph_20_Font"><text:span text:style-name="T27"> - Network Interface Name</text:span></text:span></text:p>
        <text:p text:style-name="P105"><text:span text:style-name="Code2">macAddress</text:span><text:span text:style-name="Default_20_Paragraph_20_Font"><text:span text:style-name="T27"> - MAC Address</text:span></text:span></text:p>
        <text:p text:style-name="P105"><text:span text:style-name="Code2">address</text:span><text:span text:style-name="Default_20_Paragraph_20_Font"><text:span text:style-name="T27"> - String of IP Address</text:span></text:span></text:p>
        <text:p text:style-name="P105"><text:span text:style-name="Code2">length</text:span><text:span text:style-name="Default_20_Paragraph_20_Font"><text:span text:style-name="T27"> - Subnet Mask Length(IPv4) or Prefix Length(IPv6)</text:span></text:span></text:p>
        <text:p text:style-name="P101">Throws:</text:p>
        <text:p text:style-name="P105"><text:a xlink:type="simple" xlink:href="#r34"><text:span text:style-name="Code2"><text:span text:style-name="T24">NwIfInfoException</text:span></text:span></text:a><text:span text:style-name="Default_20_Paragraph_20_Font"><text:span text:style-name="T27"> - In case that the operation fails for some reason.</text:span></text:span></text:p>
        <text:p text:style-name="P105"><text:span text:style-name="Code2">SecurityException</text:span><text:span text:style-name="Default_20_Paragraph_20_Font"><text:span text:style-name="T27"> - If the caller does not have the appropriate NwIfInfoPermission, and the Java Runtime Environment supports permissions.</text:span></text:span></text:p>
        <text:p text:style-name="P130"><text:bookmark text:name="r34"/>Class NwIfInfoException</text:p>
        <text:p text:style-name="P87"><text:a xlink:type="simple" xlink:href="#r2"><text:span text:style-name="T23">org.osgi.service.nwifinfo</text:span></text:a></text:p>
        <text:p text:style-name="P90"><text:span text:style-name="Code2">java.lang.Object</text:span></text:p>
        <text:p text:style-name="P88"><text:span text:style-name="Code2">  </text:span><text:span text:style-name="Code2"><draw:frame draw:style-name="fr4" text:anchor-type="as-char" svg:width="0.397cm" svg:height="0.37cm" draw:z-index="18"><draw:image xlink:href="Pictures/100002000000000F0000000EA95FCF9A.png" xlink:type="simple" xlink:show="embed" xlink:actuate="onLoad"/></draw:frame></text:span><text:span text:style-name="Code2">java.lang.Throwable</text:span></text:p>
        <text:p text:style-name="P88"><text:span text:style-name="Code2">      </text:span><text:span text:style-name="Code2"><draw:frame draw:style-name="fr4" draw:name="グラフィックス2" text:anchor-type="as-char" svg:width="0.397cm" svg:height="0.37cm" draw:z-index="19"><draw:image xlink:href="Pictures/100002000000000F0000000EA95FCF9A.png" xlink:type="simple" xlink:show="embed" xlink:actuate="onLoad"/></draw:frame></text:span><text:span text:style-name="Code2">java.lang.Exception</text:span></text:p>
        <text:p text:style-name="P65"><text:span text:style-name="Code2">          </text:span><text:span text:style-name="Code2"><draw:frame draw:style-name="fr4" draw:name="グラフィックス3" text:anchor-type="as-char" svg:width="0.397cm" svg:height="0.37cm" draw:z-index="20"><draw:image xlink:href="Pictures/100002000000000F0000000EA95FCF9A.png" xlink:type="simple" xlink:show="embed" xlink:actuate="onLoad"/></draw:frame></text:span><text:span text:style-name="Code2"><text:span text:style-name="T21">org.osgi.service.nwifinfo.NwIfInfoException</text:span></text:span></text:p>
        <text:p text:style-name="P136">All Implemented Interfaces:</text:p>
        <text:p text:style-name="P102">Serializable</text:p>
        <text:p text:style-name="P89"/>
        <text:p text:style-name="P108"><text:span text:style-name="Code2">public class </text:span><text:span text:style-name="Code2"><text:span text:style-name="T21">NwIfInfoException</text:span></text:span></text:p>
        <text:p text:style-name="P75"><text:span text:style-name="Code2">extends Exception</text:span></text:p>
        <text:p text:style-name="P64">Exception class that represents a processing failure of NwIfInfo.<text:line-break/></text:p>
        <text:p text:style-name="P107"/>
        <table:table table:name="表17" table:style-name="表17">
          <table:table-column table:style-name="表17.A"/>
          <table:table-column table:style-name="表17.B"/>
          <table:table-row table:style-name="表17.1">
            <table:table-cell table:style-name="表17.A1" office:value-type="string">
              <text:p text:style-name="P94"><text:span text:style-name="Summary_20_Heading_20_Font2"><text:span text:style-name="T6">Constructor Summary</text:span></text:span></text:p>
            </table:table-cell>
            <table:table-cell table:style-name="表17.A1" office:value-type="string">
              <text:p text:style-name="P95"><text:span text:style-name="Page_20_Reference_20_Font"><text:span text:style-name="T9">Page</text:span></text:span></text:p>
            </table:table-cell>
          </table:table-row>
          <table:table-row table:style-name="表17.1">
            <table:table-cell table:style-name="表17.A2" office:value-type="string">
              <text:p text:style-name="P98"><text:a xlink:type="simple" xlink:href="#r32"><text:span text:style-name="Code2"><text:span text:style-name="T25">NwIfInfoException</text:span></text:span></text:a><text:span text:style-name="Code2"><text:span text:style-name="T6">(String message)</text:span></text:span></text:p>
              <text:p text:style-name="P99">Constructor.</text:p>
            </table:table-cell>
            <table:table-cell table:style-name="表17.B2" office:value-type="string">
              <text:p text:style-name="P97"><text:span text:style-name="Page_20_Reference_20_Font"><text:span text:style-name="T6"><text:bookmark-ref text:reference-format="page" text:ref-name="r32">28</text:bookmark-ref></text:span></text:span></text:p>
            </table:table-cell>
          </table:table-row>
          <table:table-row table:style-name="表17.1">
            <table:table-cell table:style-name="表17.A3" office:value-type="string">
              <text:p text:style-name="P98"><text:a xlink:type="simple" xlink:href="#r33"><text:span text:style-name="Code2"><text:span text:style-name="T25">NwIfInfoException</text:span></text:span></text:a><text:span text:style-name="Code2"><text:span text:style-name="T6">(String message, Throwable throwable)</text:span></text:span></text:p>
              <text:p text:style-name="P99">Constructor.</text:p>
            </table:table-cell>
            <table:table-cell table:style-name="表17.B3" office:value-type="string">
              <text:p text:style-name="P97"><text:span text:style-name="Page_20_Reference_20_Font"><text:span text:style-name="T6"><text:bookmark-ref text:reference-format="page" text:ref-name="r33">28</text:bookmark-ref></text:span></text:span></text:p>
            </table:table-cell>
          </table:table-row>
        </table:table>
        <text:p text:style-name="P132">Constructor Detail</text:p>
        <text:p text:style-name="P135"><text:bookmark text:name="r32"/>NwIfInfoException</text:p>
        <text:p text:style-name="P75"><text:span text:style-name="Code2">public </text:span><text:span text:style-name="Code2"><text:span text:style-name="T21">NwIfInfoException</text:span></text:span><text:span text:style-name="Code2">(String message)</text:span></text:p>
        <text:p text:style-name="P100">Constructor.<text:line-break/></text:p>
        <text:p text:style-name="P101">Parameters:</text:p>
        <text:p text:style-name="P105"><text:span text:style-name="Code2">message</text:span><text:span text:style-name="Default_20_Paragraph_20_Font"><text:span text:style-name="T27"> - Exception message</text:span></text:span></text:p>
        <text:p text:style-name="P106"/>
        <text:p text:style-name="P134"><text:bookmark text:name="r33"/>NwIfInfoException</text:p>
        <text:p text:style-name="P75"><text:span text:style-name="Code2">public </text:span><text:span text:style-name="Code2"><text:span text:style-name="T21">NwIfInfoException</text:span></text:span><text:span text:style-name="Code2">(String message,<text:line-break/>                         Throwable throwable)</text:span></text:p>
        <text:p text:style-name="P100">Constructor.<text:line-break/></text:p>
        <text:p text:style-name="P101">Parameters:</text:p>
        <text:p text:style-name="P105"><text:span text:style-name="Code2">message</text:span><text:span text:style-name="Default_20_Paragraph_20_Font"><text:span text:style-name="T27"> - Exception message</text:span></text:span></text:p>
        <text:p text:style-name="P131"><text:bookmark text:name="r37"/>Class NwIfInfoPermission</text:p>
        <text:p text:style-name="P87"><text:a xlink:type="simple" xlink:href="#r2"><text:span text:style-name="T23">org.osgi.service.nwifinfo</text:span></text:a></text:p>
        <text:p text:style-name="P90"><text:span text:style-name="Code2">java.lang.Object</text:span></text:p>
        <text:p text:style-name="P88"><text:span text:style-name="Code2">  </text:span><text:span text:style-name="Code2"><draw:frame draw:style-name="fr4" draw:name="グラフィックス4" text:anchor-type="as-char" svg:width="0.397cm" svg:height="0.37cm" draw:z-index="21"><draw:image xlink:href="Pictures/100002000000000F0000000EA95FCF9A.png" xlink:type="simple" xlink:show="embed" xlink:actuate="onLoad"/></draw:frame></text:span><text:span text:style-name="Code2">java.security.Permission</text:span></text:p>
        <text:p text:style-name="P88"><text:span text:style-name="Code2">      </text:span><text:span text:style-name="Code2"><draw:frame draw:style-name="fr4" draw:name="グラフィックス5" text:anchor-type="as-char" svg:width="0.397cm" svg:height="0.37cm" draw:z-index="22"><draw:image xlink:href="Pictures/100002000000000F0000000EA95FCF9A.png" xlink:type="simple" xlink:show="embed" xlink:actuate="onLoad"/></draw:frame></text:span><text:span text:style-name="Code2">java.security.BasicPermission</text:span></text:p>
        <text:p text:style-name="P65"><text:span text:style-name="Code2">          </text:span><text:span text:style-name="Code2"><draw:frame draw:style-name="fr4" draw:name="グラフィックス6" text:anchor-type="as-char" svg:width="0.397cm" svg:height="0.37cm" draw:z-index="23"><draw:image xlink:href="Pictures/100002000000000F0000000EA95FCF9A.png" xlink:type="simple" xlink:show="embed" xlink:actuate="onLoad"/></draw:frame></text:span><text:span text:style-name="Code2"><text:span text:style-name="T21">org.osgi.service.nwifinfo.NwIfInfoPermission</text:span></text:span></text:p>
        <text:p text:style-name="P136">All Implemented Interfaces:</text:p>
        <text:p text:style-name="P102">Guard, Serializable</text:p>
        <text:p text:style-name="P89"/>
        <text:p text:style-name="P108"><text:span text:style-name="Code2">public class </text:span><text:span text:style-name="Code2"><text:span text:style-name="T21">NwIfInfoPermission</text:span></text:span></text:p>
        <text:p text:style-name="P75"><text:span text:style-name="Code2">extends BasicPermission</text:span></text:p>
        <text:p text:style-name="P92">This class represents execute authority of the bundle which registers NwIfInfo service and NwIfInetAddress service.<text:line-break/>This class extends BasicPermission, BasicPermission.implies(java.security.Permission), BasicPermission.equals(Object), BasicPermission.hashCode() and BasicPermission.newPermissionCollection() don't need to be overridden in this class.<text:line-break/><text:line-break/><text:line-break/>The name is a string using the network IF information type and the IP address type. There are three types of name as below. "Str1" and "Str2" is used to represent string example. The length of Str1 and Str2 are greater or equal 1, "." and "*" are not included in the strings.</text:p>
        <text:list xml:id="list4329899508053911987" text:style-name="RTF_5f_Num_20_4">
          <text:list-item>
            <text:p text:style-name="P69">name 1: It is consisted of Str1 and Str2 which is a dot-separated string (i.e. Str1.Str2). "*" is not included in the name. "Network Interface Type" is described as Str1 and "IP Address Type" is described as Str2. This name represents all NwIfInfo service and NwIfInetAddress Service that match the "Network Interface Type" represented Str1 and "IP Address Type" represented Str2.</text:p>
          </text:list-item>
          <text:list-item>
            <text:p text:style-name="P69">name 2: The name is consisted of Str1 and "*" which is a dot-separated string (i.e. Str1.*).: "Network Interface Type" is described as Str1. This name represents all NwIfInfo service and NwIfInetAddress Service that match the "Network Interface Type" represented Str1.</text:p>
          </text:list-item>
          <text:list-item>
            <text:p text:style-name="P73">name 3: The name is consisted of only "*". This name represents all NwIfInfo service and NwIfInetAddress Service.</text:p>
          </text:list-item>
        </text:list>
        <text:p text:style-name="P92">action is a string of below.</text:p>
        <text:list xml:id="list7952851967703075148" text:style-name="RTF_5f_Num_20_5">
          <text:list-item>
            <text:p text:style-name="P72"><text:a xlink:type="simple" xlink:href="#r35"><text:span text:style-name="Code2"><text:span text:style-name="T24">ADMIN</text:span></text:span></text:a><text:span text:style-name="Default_20_Paragraph_20_Font"><text:span text:style-name="T10"> �ｼ� Permission to execute the Add, Set and Delete method for each information</text:span></text:span></text:p>
          </text:list-item>
        </text:list>
        <text:p text:style-name="P64">There is no need for this permission to execute of the Get method for each information.</text:p>
        <text:p text:style-name="P107"/>
        <table:table table:name="表18" table:style-name="表18">
          <table:table-column table:style-name="表18.A"/>
          <table:table-column table:style-name="表18.B"/>
          <table:table-column table:style-name="表18.C"/>
          <table:table-row table:style-name="表18.1">
            <table:table-cell table:style-name="表18.A1" table:number-columns-spanned="2" office:value-type="string">
              <text:p text:style-name="P94"><text:span text:style-name="Summary_20_Heading_20_Font2"><text:span text:style-name="T6">Field Summary</text:span></text:span></text:p>
            </table:table-cell>
            <table:covered-table-cell/>
            <table:table-cell table:style-name="表18.A1" office:value-type="string">
              <text:p text:style-name="P95"><text:span text:style-name="Page_20_Reference_20_Font"><text:span text:style-name="T9">Page</text:span></text:span></text:p>
            </table:table-cell>
          </table:table-row>
          <table:table-row table:style-name="表18.1">
            <table:table-cell table:style-name="表18.A2" office:value-type="string">
              <text:p text:style-name="P96"><text:span text:style-name="Code_20_Small1"><text:span text:style-name="T6">static String</text:span></text:span></text:p>
            </table:table-cell>
            <table:table-cell table:style-name="表18.A2" office:value-type="string">
              <text:p text:style-name="P98"><text:a xlink:type="simple" xlink:href="#r35"><text:span text:style-name="Code2"><text:span text:style-name="T25">ADMIN</text:span></text:span></text:a></text:p>
              <text:p text:style-name="P99">A string that represents the execution of authority Add, Set and Delete method of the information.</text:p>
            </table:table-cell>
            <table:table-cell table:style-name="表18.C2" office:value-type="string">
              <text:p text:style-name="P97"><text:span text:style-name="Page_20_Reference_20_Font"><text:span text:style-name="T6"><text:bookmark-ref text:reference-format="page" text:ref-name="r35">30</text:bookmark-ref></text:span></text:span></text:p>
            </table:table-cell>
          </table:table-row>
        </table:table>
        <text:p text:style-name="P63"/>
        <table:table table:name="表20" table:style-name="表20">
          <table:table-column table:style-name="表20.A"/>
          <table:table-column table:style-name="表20.B"/>
          <table:table-row table:style-name="表20.1">
            <table:table-cell table:style-name="表20.A1" office:value-type="string">
              <text:p text:style-name="P94"><text:span text:style-name="Summary_20_Heading_20_Font2"><text:span text:style-name="T6">Constructor Summary</text:span></text:span></text:p>
            </table:table-cell>
            <table:table-cell table:style-name="表20.A1" office:value-type="string">
              <text:p text:style-name="P95"><text:span text:style-name="Page_20_Reference_20_Font"><text:span text:style-name="T9">Page</text:span></text:span></text:p>
            </table:table-cell>
          </table:table-row>
          <table:table-row table:style-name="表20.1">
            <table:table-cell table:style-name="表20.A2" office:value-type="string">
              <text:p text:style-name="P98"><text:a xlink:type="simple" xlink:href="#r36"><text:span text:style-name="Code2"><text:span text:style-name="T25">NwIfInfoPermission</text:span></text:span></text:a><text:span text:style-name="Code2"><text:span text:style-name="T6">(String name, String actions)</text:span></text:span></text:p>
              <text:p text:style-name="P99">Constructor.</text:p>
            </table:table-cell>
            <table:table-cell table:style-name="表20.B2" office:value-type="string">
              <text:p text:style-name="P97"><text:span text:style-name="Page_20_Reference_20_Font"><text:span text:style-name="T6"><text:bookmark-ref text:reference-format="page" text:ref-name="r36">30</text:bookmark-ref></text:span></text:span></text:p>
            </table:table-cell>
          </table:table-row>
        </table:table>
        <text:p text:style-name="P132"><text:soft-page-break/>Field Detail</text:p>
        <text:p text:style-name="P135"><text:bookmark text:name="r35"/>ADMIN</text:p>
        <text:p text:style-name="P75"><text:span text:style-name="Code2">public static final String </text:span><text:span text:style-name="Code2"><text:span text:style-name="T21">ADMIN</text:span></text:span><text:span text:style-name="Code2"> = "admin"</text:span></text:p>
        <text:p text:style-name="P100">A string that represents the execution of authority Add, Set and Delete method of the information.</text:p>
        <text:p text:style-name="P133">Constructor Detail</text:p>
        <text:p text:style-name="P135"><text:bookmark text:name="r36"/>NwIfInfoPermission</text:p>
        <text:p text:style-name="P75"><text:span text:style-name="Code2">public </text:span><text:span text:style-name="Code2"><text:span text:style-name="T21">NwIfInfoPermission</text:span></text:span><text:span text:style-name="Code2">(String name,<text:line-break/>                          String actions)</text:span></text:p>
        <text:p text:style-name="P100">Constructor.</text:p>
        <text:p text:style-name="P101">Parameters:</text:p>
        <text:p text:style-name="P105"><text:span text:style-name="Code2">name</text:span><text:span text:style-name="Default_20_Paragraph_20_Font"><text:span text:style-name="T27"> - The name of access authority</text:span></text:span></text:p>
        <text:p text:style-name="P105"><text:span text:style-name="Code2">actions</text:span><text:span text:style-name="Default_20_Paragraph_20_Font"><text:span text:style-name="T27"> - Action</text:span></text:span></text:p>
        <text:section text:style-name="Sect2" text:name="セクション2">
          <text:p text:style-name="P109"><text:span text:style-name="T28">Java API documentation generated with </text:span><text:a xlink:type="simple" xlink:href="http://www.filigris.com/products/docflex_javadoc/#docflex-doclet"><text:span text:style-name="T26">DocFlex/Doclet</text:span></text:a><text:span text:style-name="Default_20_Paragraph_20_Font"><text:span text:style-name="T28"> v1.5.6</text:span></text:span></text:p>
          <text:p text:style-name="P66"><text:span text:style-name="T28">DocFlex/Doclet is both a multi-format Javadoc doclet and a free edition of </text:span><text:a xlink:type="simple" xlink:href="http://www.filigris.com/products/docflex_javadoc/"><text:span text:style-name="T26">DocFlex/Javadoc</text:span></text:a><text:span text:style-name="Default_20_Paragraph_20_Font"><text:span text:style-name="T28">.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6">www.docflex.com</text:span></text:span></text:a></text:p>
        </text:section>
      </text:section>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14" text:outline-level="1"><text:soft-page-break/>Considered Alternatives</text:h>
      <text:p text:style-name="P28">T.B.D </text:p>
      <text:h text:style-name="P114" text:outline-level="1">Security Considerations</text:h>
      <text:p text:style-name="P28">T.B.D. </text:p>
      <text:h text:style-name="P114" text:outline-level="1">Document Support</text:h>
      <text:h text:style-name="P116" text:outline-level="2">References</text:h>
      <text:list xml:id="list1189732897768233320" text:style-name="WW8Num3">
        <text:list-item>
          <text:p text:style-name="P124"><text:bookmark-start text:name="_Ref493020620"/>Bradner, S., Key words for use in RFCs to Indicate Requirement Levels, RFC2119, March 1997.<text:bookmark-end text:name="_Ref493020620"/></text:p>
        </text:list-item>
        <text:list-item>
          <text:p text:style-name="P124">Software Requirements &amp; Specifications. Michael Jackson. ISBN 0-201-87712-0</text:p>
        </text:list-item>
      </text:list>
      <text:p text:style-name="P36"/>
      <text:p text:style-name="P29"/>
      <text:h text:style-name="P116" text:outline-level="2">Author’s Address</text:h>
      <text:p text:style-name="P21"/>
      <table:table table:name="Table2" table:style-name="Table2">
        <table:table-column table:style-name="Table2.A"/>
        <table:table-column table:style-name="Table2.B"/>
        <table:table-row table:style-name="Table2.1">
          <table:table-cell table:style-name="Table2.A1" office:value-type="string">
            <text:p text:style-name="P14">Name</text:p>
          </table:table-cell>
          <table:table-cell table:style-name="Table2.B1" office:value-type="string">
            <text:p text:style-name="P15">Shigekuni KONDO</text:p>
          </table:table-cell>
        </table:table-row>
        <table:table-row table:style-name="Table2.1">
          <table:table-cell table:style-name="Table2.A1" office:value-type="string">
            <text:p text:style-name="P14">Company</text:p>
          </table:table-cell>
          <table:table-cell table:style-name="Table2.B1" office:value-type="string">
            <text:p text:style-name="P15">NTT Corporation</text:p>
          </table:table-cell>
        </table:table-row>
        <table:table-row table:style-name="Table2.1">
          <table:table-cell table:style-name="Table2.A1" office:value-type="string">
            <text:p text:style-name="P14">Address</text:p>
          </table:table-cell>
          <table:table-cell table:style-name="Table2.B1" office:value-type="string">
            <text:p text:style-name="P14"><text:span text:style-name="T5">1-1, Hikari-no-oka, Yokosuka-shi, 238-0847</text:span>, <text:span text:style-name="T5">Kanagawa</text:span>, <text:span text:style-name="T5">Japan</text:span></text:p>
          </table:table-cell>
        </table:table-row>
        <table:table-row table:style-name="Table2.1">
          <table:table-cell table:style-name="Table2.A1" office:value-type="string">
            <text:p text:style-name="P14">Voice</text:p>
          </table:table-cell>
          <table:table-cell table:style-name="Table2.B1" office:value-type="string">
            <text:p text:style-name="P14">+<text:span text:style-name="T5">81</text:span> <text:span text:style-name="T5">46 859 3444</text:span></text:p>
          </table:table-cell>
        </table:table-row>
        <table:table-row table:style-name="Table2.1">
          <table:table-cell table:style-name="Table2.A1" office:value-type="string">
            <text:p text:style-name="P37">e-mail</text:p>
          </table:table-cell>
          <table:table-cell table:style-name="Table2.B1" office:value-type="string">
            <text:p text:style-name="P41">kondo.shigekuni@lab.ntt.co.jp</text:p>
          </table:table-cell>
        </table:table-row>
      </table:table>
      <text:p text:style-name="P21"/>
      <text:h text:style-name="P116" text:outline-level="2">Acronyms and Abbreviations</text:h>
      <text:p text:style-name="P21"/>
      <text:h text:style-name="P116" text:outline-level="2"><text:soft-page-break/>End of Document</text:h>
      <text:p text:style-name="P2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Arial New', 'ＭＳ Ｐ ゴシック', sans-serif"/>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style>
    <style:style style:name="RTF_5f_Num_20_4_20_1" style:display-name="RTF_Num 4 1" style:family="text">
      <style:text-properties fo:color="#000000"/>
    </style:style>
    <style:style style:name="RTF_5f_Num_20_5_20_1" style:display-name="RTF_Num 5 1" style:family="text">
      <style:text-properties fo:color="#000000"/>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0.635cm" text:min-label-width="0.635cm"/>
      </text:list-level-style-number>
      <text:list-level-style-number text:level="2" text:style-name="RTF_5f_Num_20_2_20_1" style:num-suffix="." style:num-format="1">
        <style:list-level-properties text:space-before="1.905cm" text:min-label-width="0.635cm"/>
      </text:list-level-style-number>
      <text:list-level-style-number text:level="3" text:style-name="RTF_5f_Num_20_2_20_1" style:num-suffix="." style:num-format="1">
        <style:list-level-properties text:space-before="3.175cm" text:min-label-width="0.635cm"/>
      </text:list-level-style-number>
      <text:list-level-style-number text:level="4" text:style-name="RTF_5f_Num_20_2_20_1" style:num-suffix="." style:num-format="1">
        <style:list-level-properties text:space-before="4.445cm" text:min-label-width="0.635cm"/>
      </text:list-level-style-number>
      <text:list-level-style-number text:level="5" text:style-name="RTF_5f_Num_20_2_20_1" style:num-suffix="." style:num-format="1">
        <style:list-level-properties text:space-before="5.715cm" text:min-label-width="0.635cm"/>
      </text:list-level-style-number>
      <text:list-level-style-number text:level="6" text:style-name="RTF_5f_Num_20_2_20_1" style:num-suffix="." style:num-format="1">
        <style:list-level-properties text:space-before="6.985cm" text:min-label-width="0.635cm"/>
      </text:list-level-style-number>
      <text:list-level-style-number text:level="7" text:style-name="RTF_5f_Num_20_2_20_1" style:num-suffix="." style:num-format="1">
        <style:list-level-properties text:space-before="8.255cm" text:min-label-width="0.635cm"/>
      </text:list-level-style-number>
      <text:list-level-style-number text:level="8" text:style-name="RTF_5f_Num_20_2_20_1" style:num-suffix="." style:num-format="1">
        <style:list-level-properties text:space-before="9.525cm" text:min-label-width="0.635cm"/>
      </text:list-level-style-number>
      <text:list-level-style-number text:level="9" text:style-name="RTF_5f_Num_20_2_20_1" style:num-suffix="." style:num-format="1">
        <style:list-level-properties text:space-before="10.795cm" text:min-label-width="0.635cm"/>
      </text:list-level-style-number>
      <text:list-level-style-number text:level="10" text:style-name="RTF_5f_Num_20_2_20_1" style:num-suffix="." style:num-format="1">
        <style:list-level-properties text:space-before="12.065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0.635cm" text:min-label-width="0.635cm"/>
      </text:list-level-style-number>
      <text:list-level-style-number text:level="2" text:style-name="RTF_5f_Num_20_3_20_1" style:num-suffix="." style:num-format="1">
        <style:list-level-properties text:space-before="1.905cm" text:min-label-width="0.635cm"/>
      </text:list-level-style-number>
      <text:list-level-style-number text:level="3" text:style-name="RTF_5f_Num_20_3_20_1" style:num-suffix="." style:num-format="1">
        <style:list-level-properties text:space-before="3.175cm" text:min-label-width="0.635cm"/>
      </text:list-level-style-number>
      <text:list-level-style-number text:level="4" text:style-name="RTF_5f_Num_20_3_20_1" style:num-suffix="." style:num-format="1">
        <style:list-level-properties text:space-before="4.445cm" text:min-label-width="0.635cm"/>
      </text:list-level-style-number>
      <text:list-level-style-number text:level="5" text:style-name="RTF_5f_Num_20_3_20_1" style:num-suffix="." style:num-format="1">
        <style:list-level-properties text:space-before="5.715cm" text:min-label-width="0.635cm"/>
      </text:list-level-style-number>
      <text:list-level-style-number text:level="6" text:style-name="RTF_5f_Num_20_3_20_1" style:num-suffix="." style:num-format="1">
        <style:list-level-properties text:space-before="6.985cm" text:min-label-width="0.635cm"/>
      </text:list-level-style-number>
      <text:list-level-style-number text:level="7" text:style-name="RTF_5f_Num_20_3_20_1" style:num-suffix="." style:num-format="1">
        <style:list-level-properties text:space-before="8.255cm" text:min-label-width="0.635cm"/>
      </text:list-level-style-number>
      <text:list-level-style-number text:level="8" text:style-name="RTF_5f_Num_20_3_20_1" style:num-suffix="." style:num-format="1">
        <style:list-level-properties text:space-before="9.525cm" text:min-label-width="0.635cm"/>
      </text:list-level-style-number>
      <text:list-level-style-number text:level="9" text:style-name="RTF_5f_Num_20_3_20_1" style:num-suffix="." style:num-format="1">
        <style:list-level-properties text:space-before="10.795cm" text:min-label-width="0.635cm"/>
      </text:list-level-style-number>
      <text:list-level-style-number text:level="10" text:style-name="RTF_5f_Num_20_3_20_1" style:num-suffix="." style:num-format="1">
        <style:list-level-properties text:space-before="12.065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635cm" text:min-label-width="0.635cm"/>
      </text:list-level-style-number>
      <text:list-level-style-number text:level="2" text:style-name="RTF_5f_Num_20_4_20_1" style:num-suffix="." style:num-format="1">
        <style:list-level-properties text:space-before="1.905cm" text:min-label-width="0.635cm"/>
      </text:list-level-style-number>
      <text:list-level-style-number text:level="3" text:style-name="RTF_5f_Num_20_4_20_1" style:num-suffix="." style:num-format="1">
        <style:list-level-properties text:space-before="3.175cm" text:min-label-width="0.635cm"/>
      </text:list-level-style-number>
      <text:list-level-style-number text:level="4" text:style-name="RTF_5f_Num_20_4_20_1" style:num-suffix="." style:num-format="1">
        <style:list-level-properties text:space-before="4.445cm" text:min-label-width="0.635cm"/>
      </text:list-level-style-number>
      <text:list-level-style-number text:level="5" text:style-name="RTF_5f_Num_20_4_20_1" style:num-suffix="." style:num-format="1">
        <style:list-level-properties text:space-before="5.715cm" text:min-label-width="0.635cm"/>
      </text:list-level-style-number>
      <text:list-level-style-number text:level="6" text:style-name="RTF_5f_Num_20_4_20_1" style:num-suffix="." style:num-format="1">
        <style:list-level-properties text:space-before="6.985cm" text:min-label-width="0.635cm"/>
      </text:list-level-style-number>
      <text:list-level-style-number text:level="7" text:style-name="RTF_5f_Num_20_4_20_1" style:num-suffix="." style:num-format="1">
        <style:list-level-properties text:space-before="8.255cm" text:min-label-width="0.635cm"/>
      </text:list-level-style-number>
      <text:list-level-style-number text:level="8" text:style-name="RTF_5f_Num_20_4_20_1" style:num-suffix="." style:num-format="1">
        <style:list-level-properties text:space-before="9.525cm" text:min-label-width="0.635cm"/>
      </text:list-level-style-number>
      <text:list-level-style-number text:level="9" text:style-name="RTF_5f_Num_20_4_20_1" style:num-suffix="." style:num-format="1">
        <style:list-level-properties text:space-before="10.795cm" text:min-label-width="0.635cm"/>
      </text:list-level-style-number>
      <text:list-level-style-number text:level="10" text:style-name="RTF_5f_Num_20_4_20_1" style:num-suffix="." style:num-format="1">
        <style:list-level-properties text:space-before="12.065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635cm" text:min-label-width="0.635cm"/>
      </text:list-level-style-number>
      <text:list-level-style-number text:level="2" text:style-name="RTF_5f_Num_20_5_20_1" style:num-suffix="." style:num-format="1">
        <style:list-level-properties text:space-before="1.905cm" text:min-label-width="0.635cm"/>
      </text:list-level-style-number>
      <text:list-level-style-number text:level="3" text:style-name="RTF_5f_Num_20_5_20_1" style:num-suffix="." style:num-format="1">
        <style:list-level-properties text:space-before="3.175cm" text:min-label-width="0.635cm"/>
      </text:list-level-style-number>
      <text:list-level-style-number text:level="4" text:style-name="RTF_5f_Num_20_5_20_1" style:num-suffix="." style:num-format="1">
        <style:list-level-properties text:space-before="4.445cm" text:min-label-width="0.635cm"/>
      </text:list-level-style-number>
      <text:list-level-style-number text:level="5" text:style-name="RTF_5f_Num_20_5_20_1" style:num-suffix="." style:num-format="1">
        <style:list-level-properties text:space-before="5.715cm" text:min-label-width="0.635cm"/>
      </text:list-level-style-number>
      <text:list-level-style-number text:level="6" text:style-name="RTF_5f_Num_20_5_20_1" style:num-suffix="." style:num-format="1">
        <style:list-level-properties text:space-before="6.985cm" text:min-label-width="0.635cm"/>
      </text:list-level-style-number>
      <text:list-level-style-number text:level="7" text:style-name="RTF_5f_Num_20_5_20_1" style:num-suffix="." style:num-format="1">
        <style:list-level-properties text:space-before="8.255cm" text:min-label-width="0.635cm"/>
      </text:list-level-style-number>
      <text:list-level-style-number text:level="8" text:style-name="RTF_5f_Num_20_5_20_1" style:num-suffix="." style:num-format="1">
        <style:list-level-properties text:space-before="9.525cm" text:min-label-width="0.635cm"/>
      </text:list-level-style-number>
      <text:list-level-style-number text:level="9" text:style-name="RTF_5f_Num_20_5_20_1" style:num-suffix="." style:num-format="1">
        <style:list-level-properties text:space-before="10.795cm" text:min-label-width="0.635cm"/>
      </text:list-level-style-number>
      <text:list-level-style-number text:level="10" text:style-name="RTF_5f_Num_20_5_20_1" style:num-suffix="." style:num-format="1">
        <style:list-level-properties text:space-before="12.06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表1" style:family="table">
      <style:table-properties style:width="18.008cm" fo:break-before="auto" fo:break-after="auto" table:align="left" style:writing-mode="lr-tb"/>
    </style:style>
    <style:style style:name="表1.A" style:family="table-column">
      <style:table-column-properties style:column-width="14.06cm"/>
    </style:style>
    <style:style style:name="表1.B" style:family="table-column">
      <style:table-column-properties style:column-width="3.948cm"/>
    </style:style>
    <style:style style:name="表1.1" style:family="table-row">
      <style:table-row-properties style:keep-together="true" fo:keep-together="auto"/>
    </style:style>
    <style:style style:name="表1.A1" style:family="table-cell">
      <style:table-cell-properties fo:padding="0cm" fo:border-left="none" fo:border-right="none" fo:border-top="0.002cm solid #000000" fo:border-bottom="none"/>
    </style:style>
    <style:style style:name="表5" style:family="table">
      <style:table-properties style:width="18.008cm" fo:break-before="auto" fo:break-after="auto" table:align="left" style:writing-mode="lr-tb"/>
    </style:style>
    <style:style style:name="表5.A" style:family="table-column">
      <style:table-column-properties style:column-width="14.06cm"/>
    </style:style>
    <style:style style:name="表5.B" style:family="table-column">
      <style:table-column-properties style:column-width="3.948cm"/>
    </style:style>
    <style:style style:name="表5.1" style:family="table-row">
      <style:table-row-properties style:keep-together="true" fo:keep-together="auto"/>
    </style:style>
    <style:style style:name="表5.A1" style:family="table-cell">
      <style:table-cell-properties fo:padding="0cm" fo:border-left="none" fo:border-right="none" fo:border-top="0.002cm solid #000000" fo:border-bottom="none"/>
    </style:style>
    <style:style style:name="表8" style:family="table">
      <style:table-properties style:width="18.008cm" fo:break-before="auto" fo:break-after="auto" table:align="left" style:writing-mode="lr-tb"/>
    </style:style>
    <style:style style:name="表8.A" style:family="table-column">
      <style:table-column-properties style:column-width="14.06cm"/>
    </style:style>
    <style:style style:name="表8.B" style:family="table-column">
      <style:table-column-properties style:column-width="3.948cm"/>
    </style:style>
    <style:style style:name="表8.1" style:family="table-row">
      <style:table-row-properties style:keep-together="true" fo:keep-together="auto"/>
    </style:style>
    <style:style style:name="表8.A1" style:family="table-cell">
      <style:table-cell-properties fo:padding="0cm" fo:border-left="none" fo:border-right="none" fo:border-top="0.002cm solid #000000" fo:border-bottom="none"/>
    </style:style>
    <style:style style:name="表10" style:family="table">
      <style:table-properties style:width="18.008cm" fo:break-before="auto" fo:break-after="auto" table:align="left" style:writing-mode="lr-tb"/>
    </style:style>
    <style:style style:name="表10.A" style:family="table-column">
      <style:table-column-properties style:column-width="14.06cm"/>
    </style:style>
    <style:style style:name="表10.B" style:family="table-column">
      <style:table-column-properties style:column-width="3.948cm"/>
    </style:style>
    <style:style style:name="表10.1" style:family="table-row">
      <style:table-row-properties style:keep-together="true" fo:keep-together="auto"/>
    </style:style>
    <style:style style:name="表10.A1" style:family="table-cell">
      <style:table-cell-properties fo:padding="0cm" fo:border-left="none" fo:border-right="none" fo:border-top="0.002cm solid #000000" fo:border-bottom="none"/>
    </style:style>
    <style:style style:name="表12" style:family="table">
      <style:table-properties style:width="18.008cm" fo:break-before="auto" fo:break-after="auto" table:align="left" style:writing-mode="lr-tb"/>
    </style:style>
    <style:style style:name="表12.A" style:family="table-column">
      <style:table-column-properties style:column-width="14.06cm"/>
    </style:style>
    <style:style style:name="表12.B" style:family="table-column">
      <style:table-column-properties style:column-width="3.948cm"/>
    </style:style>
    <style:style style:name="表12.1" style:family="table-row">
      <style:table-row-properties style:keep-together="true" fo:keep-together="auto"/>
    </style:style>
    <style:style style:name="表12.A1" style:family="table-cell">
      <style:table-cell-properties fo:padding="0cm" fo:border-left="none" fo:border-right="none" fo:border-top="0.002cm solid #000000" fo:border-bottom="none"/>
    </style:style>
    <style:style style:name="表14" style:family="table">
      <style:table-properties style:width="18.008cm" fo:break-before="auto" fo:break-after="auto" table:align="left" style:writing-mode="lr-tb"/>
    </style:style>
    <style:style style:name="表14.A" style:family="table-column">
      <style:table-column-properties style:column-width="14.06cm"/>
    </style:style>
    <style:style style:name="表14.B" style:family="table-column">
      <style:table-column-properties style:column-width="3.948cm"/>
    </style:style>
    <style:style style:name="表14.1" style:family="table-row">
      <style:table-row-properties style:keep-together="true" fo:keep-together="auto"/>
    </style:style>
    <style:style style:name="表14.A1" style:family="table-cell">
      <style:table-cell-properties fo:padding="0cm" fo:border-left="none" fo:border-right="none" fo:border-top="0.002cm solid #000000" fo:border-bottom="none"/>
    </style:style>
    <style:style style:name="表16" style:family="table">
      <style:table-properties style:width="18.008cm" fo:break-before="auto" fo:break-after="auto" table:align="left" style:writing-mode="lr-tb"/>
    </style:style>
    <style:style style:name="表16.A" style:family="table-column">
      <style:table-column-properties style:column-width="14.06cm"/>
    </style:style>
    <style:style style:name="表16.B" style:family="table-column">
      <style:table-column-properties style:column-width="3.948cm"/>
    </style:style>
    <style:style style:name="表16.1" style:family="table-row">
      <style:table-row-properties style:keep-together="true" fo:keep-together="auto"/>
    </style:style>
    <style:style style:name="表16.A1" style:family="table-cell">
      <style:table-cell-properties fo:padding="0cm" fo:border-left="none" fo:border-right="none" fo:border-top="0.002cm solid #000000" fo:border-bottom="none"/>
    </style:style>
    <style:style style:name="表19" style:family="table">
      <style:table-properties style:width="18.008cm" fo:break-before="auto" fo:break-after="auto" table:align="left" style:writing-mode="lr-tb"/>
    </style:style>
    <style:style style:name="表19.A" style:family="table-column">
      <style:table-column-properties style:column-width="14.06cm"/>
    </style:style>
    <style:style style:name="表19.B" style:family="table-column">
      <style:table-column-properties style:column-width="3.948cm"/>
    </style:style>
    <style:style style:name="表19.1" style:family="table-row">
      <style:table-row-properties style:keep-together="true" fo:keep-together="auto"/>
    </style:style>
    <style:style style:name="表19.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text-properties fo:language="en" fo:country="US" style:language-complex="ar" style:country-complex="SA"/>
    </style:style>
    <style:style style:name="MT2" style:family="text">
      <style:text-properties fo:language="en" fo:country="US" style:language-asian="ja" style:country-asian="JP"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108">
      <number:year number:style="long"/>
      <number:text>年</number:text>
      <number:month/>
      <number:text>月</number:text>
      <number:day/>
      <number:text>日</number:text>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7"><draw:image xlink:href="Pictures/1000020100000427000001D81E79F30D.png" xlink:type="simple" xlink:show="embed" xlink:actuate="onLoad"/></draw:frame><text:tab/><text:span text:style-name="MT1">R</text:span><text:span text:style-name="MT2">FC 209 - NetworkInterfaceInformationService</text:span><text:tab/>Page <text:page-number text:select-page="current">16</text:page-number> of <text:page-count style:num-format="1">32</text:page-count></text:p>
        <text:p text:style-name="Header"/>
        <text:p text:style-name="Header"><text:tab/>Draft<text:tab/> <text:modification-date style:data-style-name="N108">2014年2月11日</text:modification-date></text:p>
      </style:header>
      <style:footer>
        <text:p text:style-name="Footer">Copyright © OSGi Alliance <text:modification-date style:data-style-name="N109">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 <text:modification-date style:data-style-name="N109">2014</text:modification-date></text:p>
      </style:footer>
    </style:master-page>
    <style:master-page style:name="_31__20_を変換" style:display-name="1 を変換" style:page-layout-name="Mpm2">
      <style:header>
        <text:p text:style-name="MP2">Package org.osgi.service.nwifinfo</text:p>
      </style:header>
      <style:footer>
        <table:table table:name="表1" table:style-name="表1">
          <table:table-column table:style-name="表1.A"/>
          <table:table-column table:style-name="表1.B"/>
          <table:table-row table:style-name="表1.1">
            <table:table-cell table:style-name="表1.A1" office:value-type="string">
              <text:p text:style-name="MP3">OSGi Javadoc -- 13/11/18</text:p>
            </table:table-cell>
            <table:table-cell table:style-name="表1.A1" office:value-type="string">
              <text:p text:style-name="MP4">Page <text:page-number style:num-format="1" text:select-page="current">17</text:page-number> of <text:page-count style:num-format="1">32</text:page-count></text:p>
            </table:table-cell>
          </table:table-row>
        </table:table>
      </style:footer>
    </style:master-page>
    <style:master-page style:name="_32__20_を変換" style:display-name="2 を変換" style:page-layout-name="Mpm2">
      <style:header>
        <text:p text:style-name="MP2">Interface NwIfInetAddress</text:p>
      </style:header>
      <style:footer>
        <table:table table:name="表5" table:style-name="表5">
          <table:table-column table:style-name="表5.A"/>
          <table:table-column table:style-name="表5.B"/>
          <table:table-row table:style-name="表5.1">
            <table:table-cell table:style-name="表5.A1" office:value-type="string">
              <text:p text:style-name="MP3">OSGi Javadoc -- 13/11/18</text:p>
            </table:table-cell>
            <table:table-cell table:style-name="表5.A1" office:value-type="string">
              <text:p text:style-name="MP4">Page <text:page-number style:num-format="1" text:select-page="current">22</text:page-number> of <text:page-count style:num-format="1">32</text:page-count></text:p>
            </table:table-cell>
          </table:table-row>
        </table:table>
      </style:footer>
    </style:master-page>
    <style:master-page style:name="_33__20_を変換" style:display-name="3 を変換" style:page-layout-name="Mpm2">
      <style:header>
        <text:p text:style-name="MP2">Interface NwIfInetAddressList</text:p>
      </style:header>
      <style:footer>
        <table:table table:name="表8" table:style-name="表8">
          <table:table-column table:style-name="表8.A"/>
          <table:table-column table:style-name="表8.B"/>
          <table:table-row table:style-name="表8.1">
            <table:table-cell table:style-name="表8.A1" office:value-type="string">
              <text:p text:style-name="MP3">OSGi Javadoc -- 13/11/18</text:p>
            </table:table-cell>
            <table:table-cell table:style-name="表8.A1" office:value-type="string">
              <text:p text:style-name="MP4">Page <text:page-number style:num-format="1" text:select-page="current">26</text:page-number> of <text:page-count style:num-format="1">32</text:page-count></text:p>
            </table:table-cell>
          </table:table-row>
        </table:table>
      </style:footer>
    </style:master-page>
    <style:master-page style:name="_34__20_を変換" style:display-name="4 を変換" style:page-layout-name="Mpm2">
      <style:header>
        <text:p text:style-name="MP2">Interface NwIfInfo</text:p>
      </style:header>
      <style:footer>
        <table:table table:name="表10" table:style-name="表10">
          <table:table-column table:style-name="表10.A"/>
          <table:table-column table:style-name="表10.B"/>
          <table:table-row table:style-name="表10.1">
            <table:table-cell table:style-name="表10.A1" office:value-type="string">
              <text:p text:style-name="MP3">OSGi Javadoc -- 13/11/18</text:p>
            </table:table-cell>
            <table:table-cell table:style-name="表10.A1" office:value-type="string">
              <text:p text:style-name="MP4">Page <text:page-number style:num-format="1" text:select-page="current">27</text:page-number> of <text:page-count style:num-format="1">32</text:page-count></text:p>
            </table:table-cell>
          </table:table-row>
        </table:table>
      </style:footer>
    </style:master-page>
    <style:master-page style:name="_35__20_を変換" style:display-name="5 を変換" style:page-layout-name="Mpm2">
      <style:header>
        <text:p text:style-name="MP2">Interface NwIfInfoAdmin</text:p>
      </style:header>
      <style:footer>
        <table:table table:name="表12" table:style-name="表12">
          <table:table-column table:style-name="表12.A"/>
          <table:table-column table:style-name="表12.B"/>
          <table:table-row table:style-name="表12.1">
            <table:table-cell table:style-name="表12.A1" office:value-type="string">
              <text:p text:style-name="MP3">OSGi Javadoc -- 13/11/18</text:p>
            </table:table-cell>
            <table:table-cell table:style-name="表12.A1" office:value-type="string">
              <text:p text:style-name="MP4">Page <text:page-number style:num-format="1" text:select-page="current">28</text:page-number> of <text:page-count style:num-format="1">32</text:page-count></text:p>
            </table:table-cell>
          </table:table-row>
        </table:table>
      </style:footer>
    </style:master-page>
    <style:master-page style:name="_36__20_を変換" style:display-name="6 を変換" style:page-layout-name="Mpm2">
      <style:header>
        <text:p text:style-name="MP2">Interface NwIfInfoList</text:p>
      </style:header>
      <style:footer>
        <table:table table:name="表14" table:style-name="表14">
          <table:table-column table:style-name="表14.A"/>
          <table:table-column table:style-name="表14.B"/>
          <table:table-row table:style-name="表14.1">
            <table:table-cell table:style-name="表14.A1" office:value-type="string">
              <text:p text:style-name="MP3">OSGi Javadoc -- 13/11/18</text:p>
            </table:table-cell>
            <table:table-cell table:style-name="表14.A1" office:value-type="string">
              <text:p text:style-name="MP4">Page <text:page-number style:num-format="1" text:select-page="current">32</text:page-number> of <text:page-count style:num-format="1">32</text:page-count></text:p>
            </table:table-cell>
          </table:table-row>
        </table:table>
      </style:footer>
    </style:master-page>
    <style:master-page style:name="_37__20_を変換" style:display-name="7 を変換" style:page-layout-name="Mpm2">
      <style:header>
        <text:p text:style-name="MP2">Interface NwIfInfoListListener</text:p>
      </style:header>
      <style:footer>
        <table:table table:name="表16" table:style-name="表16">
          <table:table-column table:style-name="表16.A"/>
          <table:table-column table:style-name="表16.B"/>
          <table:table-row table:style-name="表16.1">
            <table:table-cell table:style-name="表16.A1" office:value-type="string">
              <text:p text:style-name="MP3">OSGi Javadoc -- 13/11/18</text:p>
            </table:table-cell>
            <table:table-cell table:style-name="表16.A1" office:value-type="string">
              <text:p text:style-name="MP4">Page <text:page-number style:num-format="1" text:select-page="current">19</text:page-number> of <text:page-count style:num-format="1">32</text:page-count></text:p>
            </table:table-cell>
          </table:table-row>
        </table:table>
      </style:footer>
    </style:master-page>
    <style:master-page style:name="_38__20_を変換" style:display-name="8 を変換" style:page-layout-name="Mpm2">
      <style:header>
        <text:p text:style-name="MP2">Class NwIfInfoListListenerPermission</text:p>
      </style:header>
      <style:footer>
        <table:table table:name="表19" table:style-name="表19">
          <table:table-column table:style-name="表19.A"/>
          <table:table-column table:style-name="表19.B"/>
          <table:table-row table:style-name="表19.1">
            <table:table-cell table:style-name="表19.A1" office:value-type="string">
              <text:p text:style-name="MP3">OSGi Javadoc -- 13/11/18</text:p>
            </table:table-cell>
            <table:table-cell table:style-name="表19.A1" office:value-type="string">
              <text:p text:style-name="MP4">Page <text:page-number style:num-format="1" text:select-page="current">19</text:page-number> of <text:page-count style:num-format="1">32</text:page-count></text:p>
            </table:table-cell>
          </table:table-row>
        </table:table>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11-18T09:46:15</meta:creation-date>
    <meta:editing-cycles>47</meta:editing-cycles>
    <meta:editing-duration>PT21H31M50S</meta:editing-duration>
    <dc:date>2014-02-11T15:01:32.73</dc:date>
    <meta:document-statistic meta:table-count="25" meta:image-count="10" meta:object-count="0" meta:page-count="32" meta:paragraph-count="637" meta:word-count="6592" meta:character-count="46667"/>
    <meta:user-defined meta:name="Info"/>
    <meta:user-defined meta:name="Info 3"/>
    <meta:user-defined meta:name="Info 4"/>
    <meta:user-defined meta:name="RFC Title">&lt;RFC Title: Edit me in File-&gt;Properties:User Defined&gt;</meta:user-defined>
  </office:meta>
</office:document-meta>
</file>